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229.49pt"/>
    </style:style>
    <style:style style:name="co5" style:family="table-column">
      <style:table-column-properties fo:break-before="auto" style:column-width="25.46pt"/>
    </style:style>
    <style:style style:name="co6" style:family="table-column">
      <style:table-column-properties fo:break-before="auto" style:column-width="20.04pt"/>
    </style:style>
    <style:style style:name="co7" style:family="table-column">
      <style:table-column-properties fo:break-before="auto" style:column-width="18.51pt"/>
    </style:style>
    <style:style style:name="co8" style:family="table-column">
      <style:table-column-properties fo:break-before="auto" style:column-width="20.81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577.6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39.54pt" fo:break-before="auto" style:use-optimal-row-height="true"/>
    </style:style>
    <style:style style:name="ro8" style:family="table-row">
      <style:table-row-properties style:row-height="26.84pt" fo:break-before="auto" style:use-optimal-row-height="true"/>
    </style:style>
    <style:style style:name="ro9" style:family="table-row">
      <style:table-row-properties style:row-height="52.21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8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127">
      <style:text-properties fo:font-size="11pt" style:font-size-asian="11pt" style:font-size-complex="11pt"/>
    </style:style>
    <style:style style:name="ce11" style:family="table-cell" style:parent-style-name="Default">
      <style:table-cell-properties fo:border="none" style:rotation-angle="0"/>
      <style:text-properties fo:font-size="11pt" style:font-size-asian="11pt" style:font-size-complex="11pt"/>
    </style:style>
    <style:style style:name="ce12" style:family="table-cell" style:parent-style-name="Default">
      <style:table-cell-properties style:rotation-angle="0"/>
      <style:text-properties fo:font-size="11pt" style:font-size-asian="11pt" style:font-size-complex="11pt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26" style:family="table-cell" style:parent-style-name="Default">
      <style:table-cell-properties fo:wrap-option="wrap"/>
      <style:text-properties fo:font-size="11pt" style:font-size-asian="11pt" style:font-size-complex="11pt" fo:hyphenate="false"/>
    </style:style>
    <style:style style:name="ce34" style:family="table-cell" style:parent-style-name="Default" style:data-style-name="N4">
      <style:text-properties fo:font-size="11pt" style:font-size-asian="11pt" style:font-size-complex="11pt"/>
    </style:style>
    <style:style style:name="ce14" style:family="table-cell" style:parent-style-name="Default">
      <style:table-cell-properties style:cell-protect="protected" style:print-content="true"/>
    </style:style>
    <style:style style:name="ce15" style:family="table-cell" style:parent-style-name="Default">
      <style:table-cell-properties fo:border-bottom="none" style:cell-protect="protected" style:print-content="true" fo:border-left="2.01pt solid #000000" fo:border-right="none" fo:border-top="none"/>
    </style:style>
    <style:style style:name="ce16" style:family="table-cell" style:parent-style-name="Default">
      <style:table-cell-properties fo:border-bottom="none" style:cell-protect="protected" style:print-content="true" fo:border-left="2.01pt solid #000000" fo:border-right="none" style:rotation-angle="90" fo:border-top="none"/>
    </style:style>
    <style:style style:name="ce17" style:family="table-cell" style:parent-style-name="Default">
      <style:table-cell-properties style:cell-protect="protected" style:print-content="true" style:rotation-angle="90"/>
    </style:style>
    <style:style style:name="ce18" style:family="table-cell" style:parent-style-name="Default">
      <style:table-cell-properties style:cell-protect="protected" style:print-content="true" fo:border="none"/>
      <style:text-properties fo:font-size="12pt" style:font-size-asian="12pt" style:font-size-complex="12pt"/>
    </style:style>
    <style:style style:name="ce19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cell-protect="protected" style:print-content="true"/>
      <style:text-properties fo:font-size="12pt" style:font-size-asian="12pt" style:font-size-complex="12pt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lts" table:style-name="ta1" table:protected="true" table:print="false">
        <loext:table-protection loext:select-protected-cells="true" loext:select-unprotected-cells="true"/>
        <table:shapes>
          <draw:frame draw:z-index="0" draw:style-name="gr1" draw:text-style-name="P1" svg:width="411.56pt" svg:height="302.4pt" svg:x="322.7pt" svg:y="6.12pt">
            <loext:p draw:notify-on-update-of-ranges="results.B2:results.B10 results.C2:results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5"/>
        <table:table-column table:style-name="co4" table:default-cell-style-name="ce5"/>
        <table:table-column table:style-name="co3" table:number-columns-repeated="1022" table:default-cell-style-name="ce5"/>
        <table:table-row table:style-name="ro1">
          <table:table-cell table:style-name="ce8"/>
          <table:table-cell table:style-name="ce8" office:value-type="string" calcext:value-type="string">
            <text:p>Названия защит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1021"/>
        </table:table-row>
        <table:table-row table:style-name="ro1">
          <table:table-cell/>
          <table:table-cell office:value-type="string" calcext:value-type="string">
            <text:p>Общая напряженность всех защит (ОНЗ)</text:p>
          </table:table-cell>
          <table:table-cell table:style-name="ce34" table:formula="of:=[questions.R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.</text:p>
          </table:table-cell>
          <table:table-cell table:style-name="ce11" office:value-type="string" calcext:value-type="string">
            <text:p>Вытеснение</text:p>
          </table:table-cell>
          <table:table-cell table:style-name="ce34" table:formula="of:=[questions.J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.</text:p>
          </table:table-cell>
          <table:table-cell table:style-name="ce12" office:value-type="string" calcext:value-type="string">
            <text:p>Регрессия</text:p>
          </table:table-cell>
          <table:table-cell table:style-name="ce34" table:formula="of:=[questions.K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.</text:p>
          </table:table-cell>
          <table:table-cell table:style-name="ce12" office:value-type="string" calcext:value-type="string">
            <text:p>Замещение</text:p>
          </table:table-cell>
          <table:table-cell table:style-name="ce34" table:formula="of:=[questions.L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.</text:p>
          </table:table-cell>
          <table:table-cell table:style-name="ce12" office:value-type="string" calcext:value-type="string">
            <text:p>Отрицание</text:p>
          </table:table-cell>
          <table:table-cell table:style-name="ce34" table:formula="of:=[questions.M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.</text:p>
          </table:table-cell>
          <table:table-cell table:style-name="ce12" office:value-type="string" calcext:value-type="string">
            <text:p>Проекция</text:p>
          </table:table-cell>
          <table:table-cell table:style-name="ce34" table:formula="of:=[questions.N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.</text:p>
          </table:table-cell>
          <table:table-cell table:style-name="ce12" office:value-type="string" calcext:value-type="string">
            <text:p>Компенсация</text:p>
          </table:table-cell>
          <table:table-cell table:style-name="ce34" table:formula="of:=[questions.O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.</text:p>
          </table:table-cell>
          <table:table-cell table:style-name="ce12" office:value-type="string" calcext:value-type="string">
            <text:p>Гиперкомпенсация</text:p>
          </table:table-cell>
          <table:table-cell table:style-name="ce34" table:formula="of:=[questions.P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.</text:p>
          </table:table-cell>
          <table:table-cell table:style-name="ce12" office:value-type="string" calcext:value-type="string">
            <text:p>Рационализация</text:p>
          </table:table-cell>
          <table:table-cell table:style-name="ce34" table:formula="of:=[questions.Q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Источник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s://psycabi.net/testy/310-oprosnik-plutchika-kellermana-konte-metodika-indeks-zhiznennogo-stilya-life-style-index-lsi-test-dlya-diagnostiki-mekhanizmov-psikhologicheskoj-zashchity" xlink:type="simple">https://psycabi.net/testy/310-oprosnik-plutchika-kellermana-konte-metodika-indeks-zhiznennogo-stilya-life-style-index-lsi-test-dlya-diagnostiki-mekhanizmov-psikhologicheskoj-zashchity</text:a>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Как пользоваться:</text:p>
          </table:table-cell>
          <table:table-cell table:number-columns-repeated="1022"/>
        </table:table-row>
        <table:table-row table:style-name="ro5">
          <table:table-cell/>
          <table:table-cell table:style-name="ce13" office:value-type="string" calcext:value-type="string">
            <text:p>1. На странице "questions" проставьте + или - в столбце между номером вопроса и самим вопросом.</text:p>
          </table:table-cell>
          <table:table-cell table:number-columns-repeated="1022"/>
        </table:table-row>
        <table:table-row table:style-name="ro8">
          <table:table-cell/>
          <table:table-cell table:style-name="ce13" office:value-type="string" calcext:value-type="string">
            <text:p>2. Перейдите на страницу "results" и посмотрите результаты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Расшифровку смотрите по ссылке Источник выш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Примечание</text:p>
          </table:table-cell>
          <table:table-cell table:number-columns-repeated="1022"/>
        </table:table-row>
        <table:table-row table:style-name="ro9">
          <table:table-cell/>
          <table:table-cell table:style-name="ce26" office:value-type="string" calcext:value-type="string">
            <text:p>Сделано в LibreOffice Calc с использованием стандартных функций. Поэтому при обычных условиях работает и в MS Office (проверено в версии 2013)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Условия использования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Смотри файл readme рядом с этим файлом или в папке репозитория этого файла на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s://github.com/Kovbas/Excel_Calc/tree/master/Опросник%20Плутчика-Келлермана-Конте" xlink:type="simple">https://github.com/Kovbas/Excel_Calc/tree/master/%D0%9E%D0%BF%D1%80%D0%BE%D1%81%D0%BD%D0%B8%D0%BA%20%D0%9F%D0%BB%D1%83%D1%82%D1%87%D0%B8%D0%BA%D0%B0-%D0%9A%D0%B5%D0%BB%D0%BB%D0%B5%D1%80%D0%BC%D0%B0%D0%BD%D0%B0-%D0%9A%D0%BE%D0%BD%D1%82%D0%B5</text:a> 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ions" table:style-name="ta1" table:protected="true" table:print="false">
        <loext:table-protection loext:select-protected-cells="true" loext:select-unprotected-cells="true"/>
        <table:table-column table:style-name="co5" table:visibility="collapse" table:default-cell-style-name="ce14"/>
        <table:table-column table:style-name="co6" table:visibility="collapse" table:default-cell-style-name="ce15"/>
        <table:table-column table:style-name="co6" table:visibility="collapse" table:number-columns-repeated="7" table:default-cell-style-name="ce14"/>
        <table:table-column table:style-name="co7" table:visibility="collapse" table:default-cell-style-name="ce15"/>
        <table:table-column table:style-name="co7" table:visibility="collapse" table:number-columns-repeated="7" table:default-cell-style-name="ce14"/>
        <table:table-column table:style-name="co8" table:visibility="collapse" table:default-cell-style-name="ce15"/>
        <table:table-column table:style-name="co9" table:default-cell-style-name="ce18"/>
        <table:table-column table:style-name="co10" table:default-cell-style-name="ce19"/>
        <table:table-column table:style-name="co11" table:default-cell-style-name="ce21"/>
        <table:table-column table:style-name="co3" table:number-columns-repeated="1003" table:default-cell-style-name="ce14"/>
        <table:table-row table:style-name="ro6">
          <table:table-cell table:formula="of:=COUNTIF([.B1:.I1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table:formula="of:=IF([.B1]=&quot;+&quot;;COUNTIF([.$T1];&quot;=+&quot;);&quot;&quot;)">
            <text:p/>
          </table:table-cell>
          <table:table-cell table:formula="of:=IF([.C1]=&quot;+&quot;;COUNTIF([.$T1];&quot;=+&quot;);&quot;&quot;)">
            <text:p/>
          </table:table-cell>
          <table:table-cell table:formula="of:=IF([.D1]=&quot;+&quot;;COUNTIF([.$T1];&quot;=+&quot;);&quot;&quot;)">
            <text:p/>
          </table:table-cell>
          <table:table-cell table:formula="of:=IF([.E1]=&quot;+&quot;;COUNTIF([.$T1];&quot;=+&quot;);&quot;&quot;)" office:value-type="float" office:value="0" calcext:value-type="float">
            <text:p>0</text:p>
          </table:table-cell>
          <table:table-cell table:formula="of:=IF([.F1]=&quot;+&quot;;COUNTIF([.$T1];&quot;=+&quot;);&quot;&quot;)">
            <text:p/>
          </table:table-cell>
          <table:table-cell table:formula="of:=IF([.G1]=&quot;+&quot;;COUNTIF([.$T1];&quot;=+&quot;);&quot;&quot;)">
            <text:p/>
          </table:table-cell>
          <table:table-cell table:formula="of:=IF([.H1]=&quot;+&quot;;COUNTIF([.$T1];&quot;=+&quot;);&quot;&quot;)">
            <text:p/>
          </table:table-cell>
          <table:table-cell table:formula="of:=IF([.I1]=&quot;+&quot;;COUNTIF([.$T1];&quot;=+&quot;)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Со мной ладить очень легко</text:p>
          </table:table-cell>
          <table:table-cell table:number-columns-repeated="1003"/>
        </table:table-row>
        <table:table-row table:style-name="ro6">
          <table:table-cell table:formula="of:=COUNTIF([.B2:.I2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table:formula="of:=IF([.B2]=&quot;+&quot;;COUNTIF([.$T2];&quot;=+&quot;);&quot;&quot;)">
            <text:p/>
          </table:table-cell>
          <table:table-cell table:formula="of:=IF([.C2]=&quot;+&quot;;COUNTIF([.$T2];&quot;=+&quot;);&quot;&quot;)" office:value-type="float" office:value="0" calcext:value-type="float">
            <text:p>0</text:p>
          </table:table-cell>
          <table:table-cell table:formula="of:=IF([.D2]=&quot;+&quot;;COUNTIF([.$T2];&quot;=+&quot;);&quot;&quot;)">
            <text:p/>
          </table:table-cell>
          <table:table-cell table:formula="of:=IF([.E2]=&quot;+&quot;;COUNTIF([.$T2];&quot;=+&quot;);&quot;&quot;)">
            <text:p/>
          </table:table-cell>
          <table:table-cell table:formula="of:=IF([.F2]=&quot;+&quot;;COUNTIF([.$T2];&quot;=+&quot;);&quot;&quot;)">
            <text:p/>
          </table:table-cell>
          <table:table-cell table:formula="of:=IF([.G2]=&quot;+&quot;;COUNTIF([.$T2];&quot;=+&quot;);&quot;&quot;)">
            <text:p/>
          </table:table-cell>
          <table:table-cell table:formula="of:=IF([.H2]=&quot;+&quot;;COUNTIF([.$T2];&quot;=+&quot;);&quot;&quot;)">
            <text:p/>
          </table:table-cell>
          <table:table-cell table:formula="of:=IF([.I2]=&quot;+&quot;;COUNTIF([.$T2];&quot;=+&quot;)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Я сплю больше, чем большинство людей, которых я знаю</text:p>
          </table:table-cell>
          <table:table-cell table:number-columns-repeated="1003"/>
        </table:table-row>
        <table:table-row table:style-name="ro6">
          <table:table-cell table:formula="of:=COUNTIF([.B3:.I3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table:formula="of:=IF([.B3]=&quot;+&quot;;COUNTIF([.$T3];&quot;=+&quot;);&quot;&quot;)">
            <text:p/>
          </table:table-cell>
          <table:table-cell table:formula="of:=IF([.C3]=&quot;+&quot;;COUNTIF([.$T3];&quot;=+&quot;);&quot;&quot;)">
            <text:p/>
          </table:table-cell>
          <table:table-cell table:formula="of:=IF([.D3]=&quot;+&quot;;COUNTIF([.$T3];&quot;=+&quot;);&quot;&quot;)">
            <text:p/>
          </table:table-cell>
          <table:table-cell table:formula="of:=IF([.E3]=&quot;+&quot;;COUNTIF([.$T3];&quot;=+&quot;);&quot;&quot;)">
            <text:p/>
          </table:table-cell>
          <table:table-cell table:formula="of:=IF([.F3]=&quot;+&quot;;COUNTIF([.$T3];&quot;=+&quot;);&quot;&quot;)">
            <text:p/>
          </table:table-cell>
          <table:table-cell table:formula="of:=IF([.G3]=&quot;+&quot;;COUNTIF([.$T3];&quot;=+&quot;);&quot;&quot;)" office:value-type="float" office:value="0" calcext:value-type="float">
            <text:p>0</text:p>
          </table:table-cell>
          <table:table-cell table:formula="of:=IF([.H3]=&quot;+&quot;;COUNTIF([.$T3];&quot;=+&quot;);&quot;&quot;)">
            <text:p/>
          </table:table-cell>
          <table:table-cell table:formula="of:=IF([.I3]=&quot;+&quot;;COUNTIF([.$T3];&quot;=+&quot;)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В моей жизни всегда был человек, на которого мне хотелось быть похожим</text:p>
          </table:table-cell>
          <table:table-cell table:number-columns-repeated="1003"/>
        </table:table-row>
        <table:table-row table:style-name="ro6">
          <table:table-cell table:formula="of:=COUNTIF([.B4:.I4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formula="of:=IF([.B4]=&quot;+&quot;;COUNTIF([.$T4];&quot;=+&quot;);&quot;&quot;)">
            <text:p/>
          </table:table-cell>
          <table:table-cell table:formula="of:=IF([.C4]=&quot;+&quot;;COUNTIF([.$T4];&quot;=+&quot;);&quot;&quot;)">
            <text:p/>
          </table:table-cell>
          <table:table-cell table:formula="of:=IF([.D4]=&quot;+&quot;;COUNTIF([.$T4];&quot;=+&quot;);&quot;&quot;)">
            <text:p/>
          </table:table-cell>
          <table:table-cell table:formula="of:=IF([.E4]=&quot;+&quot;;COUNTIF([.$T4];&quot;=+&quot;);&quot;&quot;)">
            <text:p/>
          </table:table-cell>
          <table:table-cell table:formula="of:=IF([.F4]=&quot;+&quot;;COUNTIF([.$T4];&quot;=+&quot;);&quot;&quot;)">
            <text:p/>
          </table:table-cell>
          <table:table-cell table:formula="of:=IF([.G4]=&quot;+&quot;;COUNTIF([.$T4];&quot;=+&quot;);&quot;&quot;)">
            <text:p/>
          </table:table-cell>
          <table:table-cell table:formula="of:=IF([.H4]=&quot;+&quot;;COUNTIF([.$T4];&quot;=+&quot;);&quot;&quot;)">
            <text:p/>
          </table:table-cell>
          <table:table-cell table:formula="of:=IF([.I4]=&quot;+&quot;;COUNTIF([.$T4];&quot;=+&quot;);&quot;&quot;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Если меня лечат, то я стараюсь узнать, какова цель каждого действия</text:p>
          </table:table-cell>
          <table:table-cell table:number-columns-repeated="1003"/>
        </table:table-row>
        <table:table-row table:style-name="ro6">
          <table:table-cell table:formula="of:=COUNTIF([.B5:.I5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table:formula="of:=IF([.B5]=&quot;+&quot;;COUNTIF([.$T5];&quot;=+&quot;);&quot;&quot;)">
            <text:p/>
          </table:table-cell>
          <table:table-cell table:formula="of:=IF([.C5]=&quot;+&quot;;COUNTIF([.$T5];&quot;=+&quot;);&quot;&quot;)" office:value-type="float" office:value="0" calcext:value-type="float">
            <text:p>0</text:p>
          </table:table-cell>
          <table:table-cell table:formula="of:=IF([.D5]=&quot;+&quot;;COUNTIF([.$T5];&quot;=+&quot;);&quot;&quot;)">
            <text:p/>
          </table:table-cell>
          <table:table-cell table:formula="of:=IF([.E5]=&quot;+&quot;;COUNTIF([.$T5];&quot;=+&quot;);&quot;&quot;)">
            <text:p/>
          </table:table-cell>
          <table:table-cell table:formula="of:=IF([.F5]=&quot;+&quot;;COUNTIF([.$T5];&quot;=+&quot;);&quot;&quot;)">
            <text:p/>
          </table:table-cell>
          <table:table-cell table:formula="of:=IF([.G5]=&quot;+&quot;;COUNTIF([.$T5];&quot;=+&quot;);&quot;&quot;)">
            <text:p/>
          </table:table-cell>
          <table:table-cell table:formula="of:=IF([.H5]=&quot;+&quot;;COUNTIF([.$T5];&quot;=+&quot;);&quot;&quot;)">
            <text:p/>
          </table:table-cell>
          <table:table-cell table:formula="of:=IF([.I5]=&quot;+&quot;;COUNTIF([.$T5];&quot;=+&quot;);&quot;&quot;)">
            <text:p/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0" office:value-type="string" calcext:value-type="string">
            <text:p>Если я чего-то хочу, то не могу дождаться момента, когда мое желание сбудется</text:p>
          </table:table-cell>
          <table:table-cell table:number-columns-repeated="1003"/>
        </table:table-row>
        <table:table-row table:style-name="ro6">
          <table:table-cell table:formula="of:=COUNTIF([.B6:.I6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IF([.B6]=&quot;+&quot;;COUNTIF([.$T6];&quot;=+&quot;);&quot;&quot;)" office:value-type="float" office:value="0" calcext:value-type="float">
            <text:p>0</text:p>
          </table:table-cell>
          <table:table-cell table:formula="of:=IF([.C6]=&quot;+&quot;;COUNTIF([.$T6];&quot;=+&quot;);&quot;&quot;)">
            <text:p/>
          </table:table-cell>
          <table:table-cell table:formula="of:=IF([.D6]=&quot;+&quot;;COUNTIF([.$T6];&quot;=+&quot;);&quot;&quot;)">
            <text:p/>
          </table:table-cell>
          <table:table-cell table:formula="of:=IF([.E6]=&quot;+&quot;;COUNTIF([.$T6];&quot;=+&quot;);&quot;&quot;)">
            <text:p/>
          </table:table-cell>
          <table:table-cell table:formula="of:=IF([.F6]=&quot;+&quot;;COUNTIF([.$T6];&quot;=+&quot;);&quot;&quot;)">
            <text:p/>
          </table:table-cell>
          <table:table-cell table:formula="of:=IF([.G6]=&quot;+&quot;;COUNTIF([.$T6];&quot;=+&quot;);&quot;&quot;)">
            <text:p/>
          </table:table-cell>
          <table:table-cell table:formula="of:=IF([.H6]=&quot;+&quot;;COUNTIF([.$T6];&quot;=+&quot;);&quot;&quot;)">
            <text:p/>
          </table:table-cell>
          <table:table-cell table:formula="of:=IF([.I6]=&quot;+&quot;;COUNTIF([.$T6];&quot;=+&quot;);&quot;&quot;)">
            <text:p/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0" office:value-type="string" calcext:value-type="string">
            <text:p>Я легко краснею</text:p>
          </table:table-cell>
          <table:table-cell table:number-columns-repeated="1003"/>
        </table:table-row>
        <table:table-row table:style-name="ro6">
          <table:table-cell table:formula="of:=COUNTIF([.B7:.I7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formula="of:=IF([.B7]=&quot;+&quot;;COUNTIF([.$T7];&quot;=+&quot;);&quot;&quot;)">
            <text:p/>
          </table:table-cell>
          <table:table-cell table:formula="of:=IF([.C7]=&quot;+&quot;;COUNTIF([.$T7];&quot;=+&quot;);&quot;&quot;)">
            <text:p/>
          </table:table-cell>
          <table:table-cell table:formula="of:=IF([.D7]=&quot;+&quot;;COUNTIF([.$T7];&quot;=+&quot;);&quot;&quot;)">
            <text:p/>
          </table:table-cell>
          <table:table-cell table:formula="of:=IF([.E7]=&quot;+&quot;;COUNTIF([.$T7];&quot;=+&quot;);&quot;&quot;)">
            <text:p/>
          </table:table-cell>
          <table:table-cell table:formula="of:=IF([.F7]=&quot;+&quot;;COUNTIF([.$T7];&quot;=+&quot;);&quot;&quot;)">
            <text:p/>
          </table:table-cell>
          <table:table-cell table:formula="of:=IF([.G7]=&quot;+&quot;;COUNTIF([.$T7];&quot;=+&quot;);&quot;&quot;)">
            <text:p/>
          </table:table-cell>
          <table:table-cell table:formula="of:=IF([.H7]=&quot;+&quot;;COUNTIF([.$T7];&quot;=+&quot;);&quot;&quot;)">
            <text:p/>
          </table:table-cell>
          <table:table-cell table:formula="of:=IF([.I7]=&quot;+&quot;;COUNTIF([.$T7];&quot;=+&quot;);&quot;&quot;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0" office:value-type="string" calcext:value-type="string">
            <text:p>Одно из самых больших моих достоинств - это умение владеть собой</text:p>
          </table:table-cell>
          <table:table-cell table:number-columns-repeated="1003"/>
        </table:table-row>
        <table:table-row table:style-name="ro6">
          <table:table-cell table:formula="of:=COUNTIF([.B8:.I8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table:formula="of:=IF([.B8]=&quot;+&quot;;COUNTIF([.$T8];&quot;=+&quot;);&quot;&quot;)">
            <text:p/>
          </table:table-cell>
          <table:table-cell table:formula="of:=IF([.C8]=&quot;+&quot;;COUNTIF([.$T8];&quot;=+&quot;);&quot;&quot;)">
            <text:p/>
          </table:table-cell>
          <table:table-cell table:formula="of:=IF([.D8]=&quot;+&quot;;COUNTIF([.$T8];&quot;=+&quot;);&quot;&quot;)" office:value-type="float" office:value="0" calcext:value-type="float">
            <text:p>0</text:p>
          </table:table-cell>
          <table:table-cell table:formula="of:=IF([.E8]=&quot;+&quot;;COUNTIF([.$T8];&quot;=+&quot;);&quot;&quot;)">
            <text:p/>
          </table:table-cell>
          <table:table-cell table:formula="of:=IF([.F8]=&quot;+&quot;;COUNTIF([.$T8];&quot;=+&quot;);&quot;&quot;)">
            <text:p/>
          </table:table-cell>
          <table:table-cell table:formula="of:=IF([.G8]=&quot;+&quot;;COUNTIF([.$T8];&quot;=+&quot;);&quot;&quot;)">
            <text:p/>
          </table:table-cell>
          <table:table-cell table:formula="of:=IF([.H8]=&quot;+&quot;;COUNTIF([.$T8];&quot;=+&quot;);&quot;&quot;)">
            <text:p/>
          </table:table-cell>
          <table:table-cell table:formula="of:=IF([.I8]=&quot;+&quot;;COUNTIF([.$T8];&quot;=+&quot;);&quot;&quot;)">
            <text:p/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0" office:value-type="string" calcext:value-type="string">
            <text:p>Иногда у меня появляется настойчивое желание пробить стену кулаком</text:p>
          </table:table-cell>
          <table:table-cell table:number-columns-repeated="1003"/>
        </table:table-row>
        <table:table-row table:style-name="ro6">
          <table:table-cell table:formula="of:=COUNTIF([.B9:.I9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table:formula="of:=IF([.B9]=&quot;+&quot;;COUNTIF([.$T9];&quot;=+&quot;);&quot;&quot;)">
            <text:p/>
          </table:table-cell>
          <table:table-cell table:formula="of:=IF([.C9]=&quot;+&quot;;COUNTIF([.$T9];&quot;=+&quot;);&quot;&quot;)" office:value-type="float" office:value="0" calcext:value-type="float">
            <text:p>0</text:p>
          </table:table-cell>
          <table:table-cell table:formula="of:=IF([.D9]=&quot;+&quot;;COUNTIF([.$T9];&quot;=+&quot;);&quot;&quot;)">
            <text:p/>
          </table:table-cell>
          <table:table-cell table:formula="of:=IF([.E9]=&quot;+&quot;;COUNTIF([.$T9];&quot;=+&quot;);&quot;&quot;)">
            <text:p/>
          </table:table-cell>
          <table:table-cell table:formula="of:=IF([.F9]=&quot;+&quot;;COUNTIF([.$T9];&quot;=+&quot;);&quot;&quot;)">
            <text:p/>
          </table:table-cell>
          <table:table-cell table:formula="of:=IF([.G9]=&quot;+&quot;;COUNTIF([.$T9];&quot;=+&quot;);&quot;&quot;)">
            <text:p/>
          </table:table-cell>
          <table:table-cell table:formula="of:=IF([.H9]=&quot;+&quot;;COUNTIF([.$T9];&quot;=+&quot;);&quot;&quot;)">
            <text:p/>
          </table:table-cell>
          <table:table-cell table:formula="of:=IF([.I9]=&quot;+&quot;;COUNTIF([.$T9];&quot;=+&quot;);&quot;&quot;)">
            <text:p/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0" office:value-type="string" calcext:value-type="string">
            <text:p>Я легко выхожу из себя</text:p>
          </table:table-cell>
          <table:table-cell table:number-columns-repeated="1003"/>
        </table:table-row>
        <table:table-row table:style-name="ro6">
          <table:table-cell table:formula="of:=COUNTIF([.B10:.I10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table:formula="of:=IF([.B10]=&quot;+&quot;;COUNTIF([.$T10];&quot;=+&quot;);&quot;&quot;)">
            <text:p/>
          </table:table-cell>
          <table:table-cell table:formula="of:=IF([.C10]=&quot;+&quot;;COUNTIF([.$T10];&quot;=+&quot;);&quot;&quot;)">
            <text:p/>
          </table:table-cell>
          <table:table-cell table:formula="of:=IF([.D10]=&quot;+&quot;;COUNTIF([.$T10];&quot;=+&quot;);&quot;&quot;)" office:value-type="float" office:value="0" calcext:value-type="float">
            <text:p>0</text:p>
          </table:table-cell>
          <table:table-cell table:formula="of:=IF([.E10]=&quot;+&quot;;COUNTIF([.$T10];&quot;=+&quot;);&quot;&quot;)">
            <text:p/>
          </table:table-cell>
          <table:table-cell table:formula="of:=IF([.F10]=&quot;+&quot;;COUNTIF([.$T10];&quot;=+&quot;);&quot;&quot;)">
            <text:p/>
          </table:table-cell>
          <table:table-cell table:formula="of:=IF([.G10]=&quot;+&quot;;COUNTIF([.$T10];&quot;=+&quot;);&quot;&quot;)">
            <text:p/>
          </table:table-cell>
          <table:table-cell table:formula="of:=IF([.H10]=&quot;+&quot;;COUNTIF([.$T10];&quot;=+&quot;);&quot;&quot;)">
            <text:p/>
          </table:table-cell>
          <table:table-cell table:formula="of:=IF([.I10]=&quot;+&quot;;COUNTIF([.$T10];&quot;=+&quot;);&quot;&quot;)">
            <text:p/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0" office:value-type="string" calcext:value-type="string">
            <text:p>Если меня в толпе кто-нибудь толкнет, то я готов его убить</text:p>
          </table:table-cell>
          <table:table-cell table:number-columns-repeated="1003"/>
        </table:table-row>
        <table:table-row table:style-name="ro6">
          <table:table-cell table:formula="of:=COUNTIF([.B11:.I11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IF([.B11]=&quot;+&quot;;COUNTIF([.$T11];&quot;=+&quot;);&quot;&quot;)" office:value-type="float" office:value="0" calcext:value-type="float">
            <text:p>0</text:p>
          </table:table-cell>
          <table:table-cell table:formula="of:=IF([.C11]=&quot;+&quot;;COUNTIF([.$T11];&quot;=+&quot;);&quot;&quot;)">
            <text:p/>
          </table:table-cell>
          <table:table-cell table:formula="of:=IF([.D11]=&quot;+&quot;;COUNTIF([.$T11];&quot;=+&quot;);&quot;&quot;)">
            <text:p/>
          </table:table-cell>
          <table:table-cell table:formula="of:=IF([.E11]=&quot;+&quot;;COUNTIF([.$T11];&quot;=+&quot;);&quot;&quot;)">
            <text:p/>
          </table:table-cell>
          <table:table-cell table:formula="of:=IF([.F11]=&quot;+&quot;;COUNTIF([.$T11];&quot;=+&quot;);&quot;&quot;)">
            <text:p/>
          </table:table-cell>
          <table:table-cell table:formula="of:=IF([.G11]=&quot;+&quot;;COUNTIF([.$T11];&quot;=+&quot;);&quot;&quot;)">
            <text:p/>
          </table:table-cell>
          <table:table-cell table:formula="of:=IF([.H11]=&quot;+&quot;;COUNTIF([.$T11];&quot;=+&quot;);&quot;&quot;)">
            <text:p/>
          </table:table-cell>
          <table:table-cell table:formula="of:=IF([.I11]=&quot;+&quot;;COUNTIF([.$T11];&quot;=+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Я редко запоминаю свои сны</text:p>
          </table:table-cell>
          <table:table-cell table:number-columns-repeated="1003"/>
        </table:table-row>
        <table:table-row table:style-name="ro6">
          <table:table-cell table:formula="of:=COUNTIF([.B12:.I12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table:formula="of:=IF([.B12]=&quot;+&quot;;COUNTIF([.$T12];&quot;=+&quot;);&quot;&quot;)">
            <text:p/>
          </table:table-cell>
          <table:table-cell table:formula="of:=IF([.C12]=&quot;+&quot;;COUNTIF([.$T12];&quot;=+&quot;);&quot;&quot;)">
            <text:p/>
          </table:table-cell>
          <table:table-cell table:formula="of:=IF([.D12]=&quot;+&quot;;COUNTIF([.$T12];&quot;=+&quot;);&quot;&quot;)">
            <text:p/>
          </table:table-cell>
          <table:table-cell table:formula="of:=IF([.E12]=&quot;+&quot;;COUNTIF([.$T12];&quot;=+&quot;);&quot;&quot;)">
            <text:p/>
          </table:table-cell>
          <table:table-cell table:formula="of:=IF([.F12]=&quot;+&quot;;COUNTIF([.$T12];&quot;=+&quot;);&quot;&quot;)" office:value-type="float" office:value="0" calcext:value-type="float">
            <text:p>0</text:p>
          </table:table-cell>
          <table:table-cell table:formula="of:=IF([.G12]=&quot;+&quot;;COUNTIF([.$T12];&quot;=+&quot;);&quot;&quot;)">
            <text:p/>
          </table:table-cell>
          <table:table-cell table:formula="of:=IF([.H12]=&quot;+&quot;;COUNTIF([.$T12];&quot;=+&quot;);&quot;&quot;)">
            <text:p/>
          </table:table-cell>
          <table:table-cell table:formula="of:=IF([.I12]=&quot;+&quot;;COUNTIF([.$T12];&quot;=+&quot;);&quot;&quot;)">
            <text:p/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0" office:value-type="string" calcext:value-type="string">
            <text:p>Меня раздражают люди, которые командуют другими</text:p>
          </table:table-cell>
          <table:table-cell table:number-columns-repeated="1003"/>
        </table:table-row>
        <table:table-row table:style-name="ro6">
          <table:table-cell table:formula="of:=COUNTIF([.B13:.I13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table:formula="of:=IF([.B13]=&quot;+&quot;;COUNTIF([.$T13];&quot;=+&quot;);&quot;&quot;)">
            <text:p/>
          </table:table-cell>
          <table:table-cell table:formula="of:=IF([.C13]=&quot;+&quot;;COUNTIF([.$T13];&quot;=+&quot;);&quot;&quot;)" office:value-type="float" office:value="0" calcext:value-type="float">
            <text:p>0</text:p>
          </table:table-cell>
          <table:table-cell table:formula="of:=IF([.D13]=&quot;+&quot;;COUNTIF([.$T13];&quot;=+&quot;);&quot;&quot;)">
            <text:p/>
          </table:table-cell>
          <table:table-cell table:formula="of:=IF([.E13]=&quot;+&quot;;COUNTIF([.$T13];&quot;=+&quot;);&quot;&quot;)">
            <text:p/>
          </table:table-cell>
          <table:table-cell table:formula="of:=IF([.F13]=&quot;+&quot;;COUNTIF([.$T13];&quot;=+&quot;);&quot;&quot;)">
            <text:p/>
          </table:table-cell>
          <table:table-cell table:formula="of:=IF([.G13]=&quot;+&quot;;COUNTIF([.$T13];&quot;=+&quot;);&quot;&quot;)">
            <text:p/>
          </table:table-cell>
          <table:table-cell table:formula="of:=IF([.H13]=&quot;+&quot;;COUNTIF([.$T13];&quot;=+&quot;);&quot;&quot;)">
            <text:p/>
          </table:table-cell>
          <table:table-cell table:formula="of:=IF([.I13]=&quot;+&quot;;COUNTIF([.$T13];&quot;=+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20" office:value-type="string" calcext:value-type="string">
            <text:p>Я часто бываю не в своей тарелке</text:p>
          </table:table-cell>
          <table:table-cell table:number-columns-repeated="1003"/>
        </table:table-row>
        <table:table-row table:style-name="ro6">
          <table:table-cell table:formula="of:=COUNTIF([.B14:.I14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formula="of:=IF([.B14]=&quot;+&quot;;COUNTIF([.$T14];&quot;=+&quot;);&quot;&quot;)">
            <text:p/>
          </table:table-cell>
          <table:table-cell table:formula="of:=IF([.C14]=&quot;+&quot;;COUNTIF([.$T14];&quot;=+&quot;);&quot;&quot;)">
            <text:p/>
          </table:table-cell>
          <table:table-cell table:formula="of:=IF([.D14]=&quot;+&quot;;COUNTIF([.$T14];&quot;=+&quot;);&quot;&quot;)">
            <text:p/>
          </table:table-cell>
          <table:table-cell table:formula="of:=IF([.E14]=&quot;+&quot;;COUNTIF([.$T14];&quot;=+&quot;);&quot;&quot;)">
            <text:p/>
          </table:table-cell>
          <table:table-cell table:formula="of:=IF([.F14]=&quot;+&quot;;COUNTIF([.$T14];&quot;=+&quot;);&quot;&quot;)">
            <text:p/>
          </table:table-cell>
          <table:table-cell table:formula="of:=IF([.G14]=&quot;+&quot;;COUNTIF([.$T14];&quot;=+&quot;);&quot;&quot;)">
            <text:p/>
          </table:table-cell>
          <table:table-cell table:formula="of:=IF([.H14]=&quot;+&quot;;COUNTIF([.$T14];&quot;=+&quot;);&quot;&quot;)">
            <text:p/>
          </table:table-cell>
          <table:table-cell table:formula="of:=IF([.I14]=&quot;+&quot;;COUNTIF([.$T14];&quot;=+&quot;);&quot;&quot;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0" office:value-type="string" calcext:value-type="string">
            <text:p>Я считаю себя исключительно справедливым человеком</text:p>
          </table:table-cell>
          <table:table-cell table:number-columns-repeated="1003"/>
        </table:table-row>
        <table:table-row table:style-name="ro6">
          <table:table-cell table:formula="of:=COUNTIF([.B15:.I15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table:formula="of:=IF([.B15]=&quot;+&quot;;COUNTIF([.$T15];&quot;=+&quot;);&quot;&quot;)">
            <text:p/>
          </table:table-cell>
          <table:table-cell table:formula="of:=IF([.C15]=&quot;+&quot;;COUNTIF([.$T15];&quot;=+&quot;);&quot;&quot;)">
            <text:p/>
          </table:table-cell>
          <table:table-cell table:formula="of:=IF([.D15]=&quot;+&quot;;COUNTIF([.$T15];&quot;=+&quot;);&quot;&quot;)">
            <text:p/>
          </table:table-cell>
          <table:table-cell table:formula="of:=IF([.E15]=&quot;+&quot;;COUNTIF([.$T15];&quot;=+&quot;);&quot;&quot;)">
            <text:p/>
          </table:table-cell>
          <table:table-cell table:formula="of:=IF([.F15]=&quot;+&quot;;COUNTIF([.$T15];&quot;=+&quot;);&quot;&quot;)">
            <text:p/>
          </table:table-cell>
          <table:table-cell table:formula="of:=IF([.G15]=&quot;+&quot;;COUNTIF([.$T15];&quot;=+&quot;);&quot;&quot;)" office:value-type="float" office:value="0" calcext:value-type="float">
            <text:p>0</text:p>
          </table:table-cell>
          <table:table-cell table:formula="of:=IF([.H15]=&quot;+&quot;;COUNTIF([.$T15];&quot;=+&quot;);&quot;&quot;)">
            <text:p/>
          </table:table-cell>
          <table:table-cell table:formula="of:=IF([.I15]=&quot;+&quot;;COUNTIF([.$T15];&quot;=+&quot;);&quot;&quot;)">
            <text:p/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0" office:value-type="string" calcext:value-type="string">
            <text:p>Чем больше я приобретаю вещей, тем становлюсь счастливее</text:p>
          </table:table-cell>
          <table:table-cell table:number-columns-repeated="1003"/>
        </table:table-row>
        <table:table-row table:style-name="ro6">
          <table:table-cell table:formula="of:=COUNTIF([.B16:.I16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table:formula="of:=IF([.B16]=&quot;+&quot;;COUNTIF([.$T16];&quot;=+&quot;);&quot;&quot;)">
            <text:p/>
          </table:table-cell>
          <table:table-cell table:formula="of:=IF([.C16]=&quot;+&quot;;COUNTIF([.$T16];&quot;=+&quot;);&quot;&quot;)">
            <text:p/>
          </table:table-cell>
          <table:table-cell table:formula="of:=IF([.D16]=&quot;+&quot;;COUNTIF([.$T16];&quot;=+&quot;);&quot;&quot;)">
            <text:p/>
          </table:table-cell>
          <table:table-cell table:formula="of:=IF([.E16]=&quot;+&quot;;COUNTIF([.$T16];&quot;=+&quot;);&quot;&quot;)">
            <text:p/>
          </table:table-cell>
          <table:table-cell table:formula="of:=IF([.F16]=&quot;+&quot;;COUNTIF([.$T16];&quot;=+&quot;);&quot;&quot;)">
            <text:p/>
          </table:table-cell>
          <table:table-cell table:formula="of:=IF([.G16]=&quot;+&quot;;COUNTIF([.$T16];&quot;=+&quot;);&quot;&quot;)" office:value-type="float" office:value="0" calcext:value-type="float">
            <text:p>0</text:p>
          </table:table-cell>
          <table:table-cell table:formula="of:=IF([.H16]=&quot;+&quot;;COUNTIF([.$T16];&quot;=+&quot;);&quot;&quot;)">
            <text:p/>
          </table:table-cell>
          <table:table-cell table:formula="of:=IF([.I16]=&quot;+&quot;;COUNTIF([.$T16];&quot;=+&quot;);&quot;&quot;)">
            <text:p/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0" office:value-type="string" calcext:value-type="string">
            <text:p>В своих мечтах я всегда в центре внимания окружающих</text:p>
          </table:table-cell>
          <table:table-cell table:number-columns-repeated="1003"/>
        </table:table-row>
        <table:table-row table:style-name="ro6">
          <table:table-cell table:formula="of:=COUNTIF([.B17:.I17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table:formula="of:=IF([.B17]=&quot;+&quot;;COUNTIF([.$T17];&quot;=+&quot;);&quot;&quot;)">
            <text:p/>
          </table:table-cell>
          <table:table-cell table:formula="of:=IF([.C17]=&quot;+&quot;;COUNTIF([.$T17];&quot;=+&quot;);&quot;&quot;)">
            <text:p/>
          </table:table-cell>
          <table:table-cell table:formula="of:=IF([.D17]=&quot;+&quot;;COUNTIF([.$T17];&quot;=+&quot;);&quot;&quot;)">
            <text:p/>
          </table:table-cell>
          <table:table-cell table:formula="of:=IF([.E17]=&quot;+&quot;;COUNTIF([.$T17];&quot;=+&quot;);&quot;&quot;)">
            <text:p/>
          </table:table-cell>
          <table:table-cell table:formula="of:=IF([.F17]=&quot;+&quot;;COUNTIF([.$T17];&quot;=+&quot;);&quot;&quot;)">
            <text:p/>
          </table:table-cell>
          <table:table-cell table:formula="of:=IF([.G17]=&quot;+&quot;;COUNTIF([.$T17];&quot;=+&quot;);&quot;&quot;)">
            <text:p/>
          </table:table-cell>
          <table:table-cell table:formula="of:=IF([.H17]=&quot;+&quot;;COUNTIF([.$T17];&quot;=+&quot;);&quot;&quot;)" office:value-type="float" office:value="0" calcext:value-type="float">
            <text:p>0</text:p>
          </table:table-cell>
          <table:table-cell table:formula="of:=IF([.I17]=&quot;+&quot;;COUNTIF([.$T17];&quot;=+&quot;);&quot;&quot;)">
            <text:p/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0" office:value-type="string" calcext:value-type="string">
            <text:p>Меня расстраивает даже мысль о том, что мои домочадцы могут разгуливать дома без одежды</text:p>
          </table:table-cell>
          <table:table-cell table:number-columns-repeated="1003"/>
        </table:table-row>
        <table:table-row table:style-name="ro6">
          <table:table-cell table:formula="of:=COUNTIF([.B18:.I18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table:formula="of:=IF([.B18]=&quot;+&quot;;COUNTIF([.$T18];&quot;=+&quot;);&quot;&quot;)">
            <text:p/>
          </table:table-cell>
          <table:table-cell table:formula="of:=IF([.C18]=&quot;+&quot;;COUNTIF([.$T18];&quot;=+&quot;);&quot;&quot;)">
            <text:p/>
          </table:table-cell>
          <table:table-cell table:formula="of:=IF([.D18]=&quot;+&quot;;COUNTIF([.$T18];&quot;=+&quot;);&quot;&quot;)">
            <text:p/>
          </table:table-cell>
          <table:table-cell table:formula="of:=IF([.E18]=&quot;+&quot;;COUNTIF([.$T18];&quot;=+&quot;);&quot;&quot;)">
            <text:p/>
          </table:table-cell>
          <table:table-cell table:formula="of:=IF([.F18]=&quot;+&quot;;COUNTIF([.$T18];&quot;=+&quot;);&quot;&quot;)">
            <text:p/>
          </table:table-cell>
          <table:table-cell table:formula="of:=IF([.G18]=&quot;+&quot;;COUNTIF([.$T18];&quot;=+&quot;);&quot;&quot;)" office:value-type="float" office:value="0" calcext:value-type="float">
            <text:p>0</text:p>
          </table:table-cell>
          <table:table-cell table:formula="of:=IF([.H18]=&quot;+&quot;;COUNTIF([.$T18];&quot;=+&quot;);&quot;&quot;)">
            <text:p/>
          </table:table-cell>
          <table:table-cell table:formula="of:=IF([.I18]=&quot;+&quot;;COUNTIF([.$T18];&quot;=+&quot;);&quot;&quot;)">
            <text:p/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0" office:value-type="string" calcext:value-type="string">
            <text:p>Мне говорят, что я хвастун</text:p>
          </table:table-cell>
          <table:table-cell table:number-columns-repeated="1003"/>
        </table:table-row>
        <table:table-row table:style-name="ro6">
          <table:table-cell table:formula="of:=COUNTIF([.B19:.I19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table:formula="of:=IF([.B19]=&quot;+&quot;;COUNTIF([.$T19];&quot;=+&quot;);&quot;&quot;)">
            <text:p/>
          </table:table-cell>
          <table:table-cell table:formula="of:=IF([.C19]=&quot;+&quot;;COUNTIF([.$T19];&quot;=+&quot;);&quot;&quot;)">
            <text:p/>
          </table:table-cell>
          <table:table-cell table:formula="of:=IF([.D19]=&quot;+&quot;;COUNTIF([.$T19];&quot;=+&quot;);&quot;&quot;)" office:value-type="float" office:value="0" calcext:value-type="float">
            <text:p>0</text:p>
          </table:table-cell>
          <table:table-cell table:formula="of:=IF([.E19]=&quot;+&quot;;COUNTIF([.$T19];&quot;=+&quot;);&quot;&quot;)">
            <text:p/>
          </table:table-cell>
          <table:table-cell table:formula="of:=IF([.F19]=&quot;+&quot;;COUNTIF([.$T19];&quot;=+&quot;);&quot;&quot;)">
            <text:p/>
          </table:table-cell>
          <table:table-cell table:formula="of:=IF([.G19]=&quot;+&quot;;COUNTIF([.$T19];&quot;=+&quot;);&quot;&quot;)">
            <text:p/>
          </table:table-cell>
          <table:table-cell table:formula="of:=IF([.H19]=&quot;+&quot;;COUNTIF([.$T19];&quot;=+&quot;);&quot;&quot;)">
            <text:p/>
          </table:table-cell>
          <table:table-cell table:formula="of:=IF([.I19]=&quot;+&quot;;COUNTIF([.$T19];&quot;=+&quot;);&quot;&quot;)">
            <text:p/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0" office:value-type="string" calcext:value-type="string">
            <text:p>Если кто-то меня отвергает, то у меня может появиться мысль о самоубийстве</text:p>
          </table:table-cell>
          <table:table-cell table:number-columns-repeated="1003"/>
        </table:table-row>
        <table:table-row table:style-name="ro6">
          <table:table-cell table:formula="of:=COUNTIF([.B20:.I20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table:formula="of:=IF([.B20]=&quot;+&quot;;COUNTIF([.$T20];&quot;=+&quot;);&quot;&quot;)">
            <text:p/>
          </table:table-cell>
          <table:table-cell table:formula="of:=IF([.C20]=&quot;+&quot;;COUNTIF([.$T20];&quot;=+&quot;);&quot;&quot;)">
            <text:p/>
          </table:table-cell>
          <table:table-cell table:formula="of:=IF([.D20]=&quot;+&quot;;COUNTIF([.$T20];&quot;=+&quot;);&quot;&quot;)">
            <text:p/>
          </table:table-cell>
          <table:table-cell table:formula="of:=IF([.E20]=&quot;+&quot;;COUNTIF([.$T20];&quot;=+&quot;);&quot;&quot;)" office:value-type="float" office:value="0" calcext:value-type="float">
            <text:p>0</text:p>
          </table:table-cell>
          <table:table-cell table:formula="of:=IF([.F20]=&quot;+&quot;;COUNTIF([.$T20];&quot;=+&quot;);&quot;&quot;)">
            <text:p/>
          </table:table-cell>
          <table:table-cell table:formula="of:=IF([.G20]=&quot;+&quot;;COUNTIF([.$T20];&quot;=+&quot;);&quot;&quot;)">
            <text:p/>
          </table:table-cell>
          <table:table-cell table:formula="of:=IF([.H20]=&quot;+&quot;;COUNTIF([.$T20];&quot;=+&quot;);&quot;&quot;)">
            <text:p/>
          </table:table-cell>
          <table:table-cell table:formula="of:=IF([.I20]=&quot;+&quot;;COUNTIF([.$T20];&quot;=+&quot;);&quot;&quot;)">
            <text:p/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0" office:value-type="string" calcext:value-type="string">
            <text:p>Почти все мною восхищаются</text:p>
          </table:table-cell>
          <table:table-cell table:number-columns-repeated="1003"/>
        </table:table-row>
        <table:table-row table:style-name="ro6">
          <table:table-cell table:formula="of:=COUNTIF([.B21:.I21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table:formula="of:=IF([.B21]=&quot;+&quot;;COUNTIF([.$T21];&quot;=+&quot;);&quot;&quot;)">
            <text:p/>
          </table:table-cell>
          <table:table-cell table:formula="of:=IF([.C21]=&quot;+&quot;;COUNTIF([.$T21];&quot;=+&quot;);&quot;&quot;)">
            <text:p/>
          </table:table-cell>
          <table:table-cell table:formula="of:=IF([.D21]=&quot;+&quot;;COUNTIF([.$T21];&quot;=+&quot;);&quot;&quot;)" office:value-type="float" office:value="0" calcext:value-type="float">
            <text:p>0</text:p>
          </table:table-cell>
          <table:table-cell table:formula="of:=IF([.E21]=&quot;+&quot;;COUNTIF([.$T21];&quot;=+&quot;);&quot;&quot;)">
            <text:p/>
          </table:table-cell>
          <table:table-cell table:formula="of:=IF([.F21]=&quot;+&quot;;COUNTIF([.$T21];&quot;=+&quot;);&quot;&quot;)">
            <text:p/>
          </table:table-cell>
          <table:table-cell table:formula="of:=IF([.G21]=&quot;+&quot;;COUNTIF([.$T21];&quot;=+&quot;);&quot;&quot;)">
            <text:p/>
          </table:table-cell>
          <table:table-cell table:formula="of:=IF([.H21]=&quot;+&quot;;COUNTIF([.$T21];&quot;=+&quot;);&quot;&quot;)">
            <text:p/>
          </table:table-cell>
          <table:table-cell table:formula="of:=IF([.I21]=&quot;+&quot;;COUNTIF([.$T21];&quot;=+&quot;);&quot;&quot;)">
            <text:p/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20" office:value-type="string" calcext:value-type="string">
            <text:p>Бывает так, что я в гневе что-нибудь ломаю или бью</text:p>
          </table:table-cell>
          <table:table-cell table:number-columns-repeated="1003"/>
        </table:table-row>
        <table:table-row table:style-name="ro6">
          <table:table-cell table:formula="of:=COUNTIF([.B22:.I22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table:formula="of:=IF([.B22]=&quot;+&quot;;COUNTIF([.$T22];&quot;=+&quot;);&quot;&quot;)">
            <text:p/>
          </table:table-cell>
          <table:table-cell table:formula="of:=IF([.C22]=&quot;+&quot;;COUNTIF([.$T22];&quot;=+&quot;);&quot;&quot;)">
            <text:p/>
          </table:table-cell>
          <table:table-cell table:formula="of:=IF([.D22]=&quot;+&quot;;COUNTIF([.$T22];&quot;=+&quot;);&quot;&quot;)">
            <text:p/>
          </table:table-cell>
          <table:table-cell table:formula="of:=IF([.E22]=&quot;+&quot;;COUNTIF([.$T22];&quot;=+&quot;);&quot;&quot;)">
            <text:p/>
          </table:table-cell>
          <table:table-cell table:formula="of:=IF([.F22]=&quot;+&quot;;COUNTIF([.$T22];&quot;=+&quot;);&quot;&quot;)" office:value-type="float" office:value="0" calcext:value-type="float">
            <text:p>0</text:p>
          </table:table-cell>
          <table:table-cell table:formula="of:=IF([.G22]=&quot;+&quot;;COUNTIF([.$T22];&quot;=+&quot;);&quot;&quot;)">
            <text:p/>
          </table:table-cell>
          <table:table-cell table:formula="of:=IF([.H22]=&quot;+&quot;;COUNTIF([.$T22];&quot;=+&quot;);&quot;&quot;)">
            <text:p/>
          </table:table-cell>
          <table:table-cell table:formula="of:=IF([.I22]=&quot;+&quot;;COUNTIF([.$T22];&quot;=+&quot;);&quot;&quot;)">
            <text:p/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0" office:value-type="string" calcext:value-type="string">
            <text:p>Меня очень раздражают люди, которые сплетничают</text:p>
          </table:table-cell>
          <table:table-cell table:number-columns-repeated="1003"/>
        </table:table-row>
        <table:table-row table:style-name="ro6">
          <table:table-cell table:formula="of:=COUNTIF([.B23:.I23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table:formula="of:=IF([.B23]=&quot;+&quot;;COUNTIF([.$T23];&quot;=+&quot;);&quot;&quot;)">
            <text:p/>
          </table:table-cell>
          <table:table-cell table:formula="of:=IF([.C23]=&quot;+&quot;;COUNTIF([.$T23];&quot;=+&quot;);&quot;&quot;)">
            <text:p/>
          </table:table-cell>
          <table:table-cell table:formula="of:=IF([.D23]=&quot;+&quot;;COUNTIF([.$T23];&quot;=+&quot;);&quot;&quot;)">
            <text:p/>
          </table:table-cell>
          <table:table-cell table:formula="of:=IF([.E23]=&quot;+&quot;;COUNTIF([.$T23];&quot;=+&quot;);&quot;&quot;)" office:value-type="float" office:value="0" calcext:value-type="float">
            <text:p>0</text:p>
          </table:table-cell>
          <table:table-cell table:formula="of:=IF([.F23]=&quot;+&quot;;COUNTIF([.$T23];&quot;=+&quot;);&quot;&quot;)">
            <text:p/>
          </table:table-cell>
          <table:table-cell table:formula="of:=IF([.G23]=&quot;+&quot;;COUNTIF([.$T23];&quot;=+&quot;);&quot;&quot;)">
            <text:p/>
          </table:table-cell>
          <table:table-cell table:formula="of:=IF([.H23]=&quot;+&quot;;COUNTIF([.$T23];&quot;=+&quot;);&quot;&quot;)">
            <text:p/>
          </table:table-cell>
          <table:table-cell table:formula="of:=IF([.I23]=&quot;+&quot;;COUNTIF([.$T23];&quot;=+&quot;);&quot;&quot;)">
            <text:p/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0" office:value-type="string" calcext:value-type="string">
            <text:p>Я всегда обращаю внимание на лучшую сторону жизни</text:p>
          </table:table-cell>
          <table:table-cell table:number-columns-repeated="1003"/>
        </table:table-row>
        <table:table-row table:style-name="ro6">
          <table:table-cell table:formula="of:=COUNTIF([.B24:.I24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table:formula="of:=IF([.B24]=&quot;+&quot;;COUNTIF([.$T24];&quot;=+&quot;);&quot;&quot;)">
            <text:p/>
          </table:table-cell>
          <table:table-cell table:formula="of:=IF([.C24]=&quot;+&quot;;COUNTIF([.$T24];&quot;=+&quot;);&quot;&quot;)">
            <text:p/>
          </table:table-cell>
          <table:table-cell table:formula="of:=IF([.D24]=&quot;+&quot;;COUNTIF([.$T24];&quot;=+&quot;);&quot;&quot;)">
            <text:p/>
          </table:table-cell>
          <table:table-cell table:formula="of:=IF([.E24]=&quot;+&quot;;COUNTIF([.$T24];&quot;=+&quot;);&quot;&quot;)">
            <text:p/>
          </table:table-cell>
          <table:table-cell table:formula="of:=IF([.F24]=&quot;+&quot;;COUNTIF([.$T24];&quot;=+&quot;);&quot;&quot;)">
            <text:p/>
          </table:table-cell>
          <table:table-cell table:formula="of:=IF([.G24]=&quot;+&quot;;COUNTIF([.$T24];&quot;=+&quot;);&quot;&quot;)" office:value-type="float" office:value="0" calcext:value-type="float">
            <text:p>0</text:p>
          </table:table-cell>
          <table:table-cell table:formula="of:=IF([.H24]=&quot;+&quot;;COUNTIF([.$T24];&quot;=+&quot;);&quot;&quot;)">
            <text:p/>
          </table:table-cell>
          <table:table-cell table:formula="of:=IF([.I24]=&quot;+&quot;;COUNTIF([.$T24];&quot;=+&quot;);&quot;&quot;)">
            <text:p/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0" office:value-type="string" calcext:value-type="string">
            <text:p>Я прикладываю много стараний и усилий, чтобы изменить свою внешность</text:p>
          </table:table-cell>
          <table:table-cell table:number-columns-repeated="1003"/>
        </table:table-row>
        <table:table-row table:style-name="ro6">
          <table:table-cell table:formula="of:=COUNTIF([.B25:.I25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table:formula="of:=IF([.B25]=&quot;+&quot;;COUNTIF([.$T25];&quot;=+&quot;);&quot;&quot;)">
            <text:p/>
          </table:table-cell>
          <table:table-cell table:formula="of:=IF([.C25]=&quot;+&quot;;COUNTIF([.$T25];&quot;=+&quot;);&quot;&quot;)">
            <text:p/>
          </table:table-cell>
          <table:table-cell table:formula="of:=IF([.D25]=&quot;+&quot;;COUNTIF([.$T25];&quot;=+&quot;);&quot;&quot;)" office:value-type="float" office:value="0" calcext:value-type="float">
            <text:p>0</text:p>
          </table:table-cell>
          <table:table-cell table:formula="of:=IF([.E25]=&quot;+&quot;;COUNTIF([.$T25];&quot;=+&quot;);&quot;&quot;)">
            <text:p/>
          </table:table-cell>
          <table:table-cell table:formula="of:=IF([.F25]=&quot;+&quot;;COUNTIF([.$T25];&quot;=+&quot;);&quot;&quot;)">
            <text:p/>
          </table:table-cell>
          <table:table-cell table:formula="of:=IF([.G25]=&quot;+&quot;;COUNTIF([.$T25];&quot;=+&quot;);&quot;&quot;)">
            <text:p/>
          </table:table-cell>
          <table:table-cell table:formula="of:=IF([.H25]=&quot;+&quot;;COUNTIF([.$T25];&quot;=+&quot;);&quot;&quot;)">
            <text:p/>
          </table:table-cell>
          <table:table-cell table:formula="of:=IF([.I25]=&quot;+&quot;;COUNTIF([.$T25];&quot;=+&quot;);&quot;&quot;)">
            <text:p/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0" office:value-type="string" calcext:value-type="string">
            <text:p>Иногда мне хочется, чтобы атомная бомба уничтожила мир</text:p>
          </table:table-cell>
          <table:table-cell table:number-columns-repeated="1003"/>
        </table:table-row>
        <table:table-row table:style-name="ro6">
          <table:table-cell table:formula="of:=COUNTIF([.B26:.I26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table:formula="of:=IF([.B26]=&quot;+&quot;;COUNTIF([.$T26];&quot;=+&quot;);&quot;&quot;)">
            <text:p/>
          </table:table-cell>
          <table:table-cell table:formula="of:=IF([.C26]=&quot;+&quot;;COUNTIF([.$T26];&quot;=+&quot;);&quot;&quot;)">
            <text:p/>
          </table:table-cell>
          <table:table-cell table:formula="of:=IF([.D26]=&quot;+&quot;;COUNTIF([.$T26];&quot;=+&quot;);&quot;&quot;)">
            <text:p/>
          </table:table-cell>
          <table:table-cell table:formula="of:=IF([.E26]=&quot;+&quot;;COUNTIF([.$T26];&quot;=+&quot;);&quot;&quot;)" office:value-type="float" office:value="0" calcext:value-type="float">
            <text:p>0</text:p>
          </table:table-cell>
          <table:table-cell table:formula="of:=IF([.F26]=&quot;+&quot;;COUNTIF([.$T26];&quot;=+&quot;);&quot;&quot;)">
            <text:p/>
          </table:table-cell>
          <table:table-cell table:formula="of:=IF([.G26]=&quot;+&quot;;COUNTIF([.$T26];&quot;=+&quot;);&quot;&quot;)">
            <text:p/>
          </table:table-cell>
          <table:table-cell table:formula="of:=IF([.H26]=&quot;+&quot;;COUNTIF([.$T26];&quot;=+&quot;);&quot;&quot;)">
            <text:p/>
          </table:table-cell>
          <table:table-cell table:formula="of:=IF([.I26]=&quot;+&quot;;COUNTIF([.$T26];&quot;=+&quot;);&quot;&quot;)">
            <text:p/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0" office:value-type="string" calcext:value-type="string">
            <text:p>Я человек, у которого нет предрассудков</text:p>
          </table:table-cell>
          <table:table-cell table:number-columns-repeated="1003"/>
        </table:table-row>
        <table:table-row table:style-name="ro6">
          <table:table-cell table:formula="of:=COUNTIF([.B27:.I27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table:formula="of:=IF([.B27]=&quot;+&quot;;COUNTIF([.$T27];&quot;=+&quot;);&quot;&quot;)">
            <text:p/>
          </table:table-cell>
          <table:table-cell table:formula="of:=IF([.C27]=&quot;+&quot;;COUNTIF([.$T27];&quot;=+&quot;);&quot;&quot;)" office:value-type="float" office:value="0" calcext:value-type="float">
            <text:p>0</text:p>
          </table:table-cell>
          <table:table-cell table:formula="of:=IF([.D27]=&quot;+&quot;;COUNTIF([.$T27];&quot;=+&quot;);&quot;&quot;)">
            <text:p/>
          </table:table-cell>
          <table:table-cell table:formula="of:=IF([.E27]=&quot;+&quot;;COUNTIF([.$T27];&quot;=+&quot;);&quot;&quot;)">
            <text:p/>
          </table:table-cell>
          <table:table-cell table:formula="of:=IF([.F27]=&quot;+&quot;;COUNTIF([.$T27];&quot;=+&quot;);&quot;&quot;)">
            <text:p/>
          </table:table-cell>
          <table:table-cell table:formula="of:=IF([.G27]=&quot;+&quot;;COUNTIF([.$T27];&quot;=+&quot;);&quot;&quot;)">
            <text:p/>
          </table:table-cell>
          <table:table-cell table:formula="of:=IF([.H27]=&quot;+&quot;;COUNTIF([.$T27];&quot;=+&quot;);&quot;&quot;)">
            <text:p/>
          </table:table-cell>
          <table:table-cell table:formula="of:=IF([.I27]=&quot;+&quot;;COUNTIF([.$T27];&quot;=+&quot;);&quot;&quot;)">
            <text:p/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style-name="ce20" office:value-type="string" calcext:value-type="string">
            <text:p>Мне говорят, что я бываю излишне импульсивным</text:p>
          </table:table-cell>
          <table:table-cell table:number-columns-repeated="1003"/>
        </table:table-row>
        <table:table-row table:style-name="ro6">
          <table:table-cell table:formula="of:=COUNTIF([.B28:.I28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table:formula="of:=IF([.B28]=&quot;+&quot;;COUNTIF([.$T28];&quot;=+&quot;);&quot;&quot;)">
            <text:p/>
          </table:table-cell>
          <table:table-cell table:formula="of:=IF([.C28]=&quot;+&quot;;COUNTIF([.$T28];&quot;=+&quot;);&quot;&quot;)">
            <text:p/>
          </table:table-cell>
          <table:table-cell table:formula="of:=IF([.D28]=&quot;+&quot;;COUNTIF([.$T28];&quot;=+&quot;);&quot;&quot;)">
            <text:p/>
          </table:table-cell>
          <table:table-cell table:formula="of:=IF([.E28]=&quot;+&quot;;COUNTIF([.$T28];&quot;=+&quot;);&quot;&quot;)">
            <text:p/>
          </table:table-cell>
          <table:table-cell table:formula="of:=IF([.F28]=&quot;+&quot;;COUNTIF([.$T28];&quot;=+&quot;);&quot;&quot;)" office:value-type="float" office:value="0" calcext:value-type="float">
            <text:p>0</text:p>
          </table:table-cell>
          <table:table-cell table:formula="of:=IF([.G28]=&quot;+&quot;;COUNTIF([.$T28];&quot;=+&quot;);&quot;&quot;)">
            <text:p/>
          </table:table-cell>
          <table:table-cell table:formula="of:=IF([.H28]=&quot;+&quot;;COUNTIF([.$T28];&quot;=+&quot;);&quot;&quot;)">
            <text:p/>
          </table:table-cell>
          <table:table-cell table:formula="of:=IF([.I28]=&quot;+&quot;;COUNTIF([.$T28];&quot;=+&quot;);&quot;&quot;)">
            <text:p/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0" office:value-type="string" calcext:value-type="string">
            <text:p>Меня раздражают люди, которые манерничают перед другими</text:p>
          </table:table-cell>
          <table:table-cell table:number-columns-repeated="1003"/>
        </table:table-row>
        <table:table-row table:style-name="ro6">
          <table:table-cell table:formula="of:=COUNTIF([.B29:.I29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table:formula="of:=IF([.B29]=&quot;+&quot;;COUNTIF([.$T29];&quot;=+&quot;);&quot;&quot;)">
            <text:p/>
          </table:table-cell>
          <table:table-cell table:formula="of:=IF([.C29]=&quot;+&quot;;COUNTIF([.$T29];&quot;=+&quot;);&quot;&quot;)">
            <text:p/>
          </table:table-cell>
          <table:table-cell table:formula="of:=IF([.D29]=&quot;+&quot;;COUNTIF([.$T29];&quot;=+&quot;);&quot;&quot;)">
            <text:p/>
          </table:table-cell>
          <table:table-cell table:formula="of:=IF([.E29]=&quot;+&quot;;COUNTIF([.$T29];&quot;=+&quot;);&quot;&quot;)">
            <text:p/>
          </table:table-cell>
          <table:table-cell table:formula="of:=IF([.F29]=&quot;+&quot;;COUNTIF([.$T29];&quot;=+&quot;);&quot;&quot;)" office:value-type="float" office:value="0" calcext:value-type="float">
            <text:p>0</text:p>
          </table:table-cell>
          <table:table-cell table:formula="of:=IF([.G29]=&quot;+&quot;;COUNTIF([.$T29];&quot;=+&quot;);&quot;&quot;)">
            <text:p/>
          </table:table-cell>
          <table:table-cell table:formula="of:=IF([.H29]=&quot;+&quot;;COUNTIF([.$T29];&quot;=+&quot;);&quot;&quot;)">
            <text:p/>
          </table:table-cell>
          <table:table-cell table:formula="of:=IF([.I29]=&quot;+&quot;;COUNTIF([.$T29];&quot;=+&quot;);&quot;&quot;)">
            <text:p/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style-name="ce20" office:value-type="string" calcext:value-type="string">
            <text:p>Очень не люблю недоброжелательных людей</text:p>
          </table:table-cell>
          <table:table-cell table:number-columns-repeated="1003"/>
        </table:table-row>
        <table:table-row table:style-name="ro6">
          <table:table-cell table:formula="of:=COUNTIF([.B30:.I30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formula="of:=IF([.B30]=&quot;+&quot;;COUNTIF([.$T30];&quot;=+&quot;);&quot;&quot;)">
            <text:p/>
          </table:table-cell>
          <table:table-cell table:formula="of:=IF([.C30]=&quot;+&quot;;COUNTIF([.$T30];&quot;=+&quot;);&quot;&quot;)">
            <text:p/>
          </table:table-cell>
          <table:table-cell table:formula="of:=IF([.D30]=&quot;+&quot;;COUNTIF([.$T30];&quot;=+&quot;);&quot;&quot;)">
            <text:p/>
          </table:table-cell>
          <table:table-cell table:formula="of:=IF([.E30]=&quot;+&quot;;COUNTIF([.$T30];&quot;=+&quot;);&quot;&quot;)">
            <text:p/>
          </table:table-cell>
          <table:table-cell table:formula="of:=IF([.F30]=&quot;+&quot;;COUNTIF([.$T30];&quot;=+&quot;);&quot;&quot;)">
            <text:p/>
          </table:table-cell>
          <table:table-cell table:formula="of:=IF([.G30]=&quot;+&quot;;COUNTIF([.$T30];&quot;=+&quot;);&quot;&quot;)">
            <text:p/>
          </table:table-cell>
          <table:table-cell table:formula="of:=IF([.H30]=&quot;+&quot;;COUNTIF([.$T30];&quot;=+&quot;);&quot;&quot;)">
            <text:p/>
          </table:table-cell>
          <table:table-cell table:formula="of:=IF([.I30]=&quot;+&quot;;COUNTIF([.$T30];&quot;=+&quot;);&quot;&quot;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office:value-type="string" calcext:value-type="string">
            <text:p>Я всегда стараюсь случайно кого-нибудь не обидеть</text:p>
          </table:table-cell>
          <table:table-cell table:number-columns-repeated="1003"/>
        </table:table-row>
        <table:table-row table:style-name="ro6">
          <table:table-cell table:formula="of:=COUNTIF([.B31:.I31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IF([.B31]=&quot;+&quot;;COUNTIF([.$T31];&quot;=+&quot;);&quot;&quot;)" office:value-type="float" office:value="0" calcext:value-type="float">
            <text:p>0</text:p>
          </table:table-cell>
          <table:table-cell table:formula="of:=IF([.C31]=&quot;+&quot;;COUNTIF([.$T31];&quot;=+&quot;);&quot;&quot;)">
            <text:p/>
          </table:table-cell>
          <table:table-cell table:formula="of:=IF([.D31]=&quot;+&quot;;COUNTIF([.$T31];&quot;=+&quot;);&quot;&quot;)">
            <text:p/>
          </table:table-cell>
          <table:table-cell table:formula="of:=IF([.E31]=&quot;+&quot;;COUNTIF([.$T31];&quot;=+&quot;);&quot;&quot;)">
            <text:p/>
          </table:table-cell>
          <table:table-cell table:formula="of:=IF([.F31]=&quot;+&quot;;COUNTIF([.$T31];&quot;=+&quot;);&quot;&quot;)">
            <text:p/>
          </table:table-cell>
          <table:table-cell table:formula="of:=IF([.G31]=&quot;+&quot;;COUNTIF([.$T31];&quot;=+&quot;);&quot;&quot;)">
            <text:p/>
          </table:table-cell>
          <table:table-cell table:formula="of:=IF([.H31]=&quot;+&quot;;COUNTIF([.$T31];&quot;=+&quot;);&quot;&quot;)">
            <text:p/>
          </table:table-cell>
          <table:table-cell table:formula="of:=IF([.I31]=&quot;+&quot;;COUNTIF([.$T31];&quot;=+&quot;);&quot;&quot;)">
            <text:p/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style-name="ce20" office:value-type="string" calcext:value-type="string">
            <text:p>Я из тех, кто редко плачет</text:p>
          </table:table-cell>
          <table:table-cell table:number-columns-repeated="1003"/>
        </table:table-row>
        <table:table-row table:style-name="ro6">
          <table:table-cell table:formula="of:=COUNTIF([.B32:.I32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table:formula="of:=IF([.B32]=&quot;+&quot;;COUNTIF([.$T32];&quot;=+&quot;);&quot;&quot;)">
            <text:p/>
          </table:table-cell>
          <table:table-cell table:formula="of:=IF([.C32]=&quot;+&quot;;COUNTIF([.$T32];&quot;=+&quot;);&quot;&quot;)" office:value-type="float" office:value="0" calcext:value-type="float">
            <text:p>0</text:p>
          </table:table-cell>
          <table:table-cell table:formula="of:=IF([.D32]=&quot;+&quot;;COUNTIF([.$T32];&quot;=+&quot;);&quot;&quot;)">
            <text:p/>
          </table:table-cell>
          <table:table-cell table:formula="of:=IF([.E32]=&quot;+&quot;;COUNTIF([.$T32];&quot;=+&quot;);&quot;&quot;)">
            <text:p/>
          </table:table-cell>
          <table:table-cell table:formula="of:=IF([.F32]=&quot;+&quot;;COUNTIF([.$T32];&quot;=+&quot;);&quot;&quot;)">
            <text:p/>
          </table:table-cell>
          <table:table-cell table:formula="of:=IF([.G32]=&quot;+&quot;;COUNTIF([.$T32];&quot;=+&quot;);&quot;&quot;)">
            <text:p/>
          </table:table-cell>
          <table:table-cell table:formula="of:=IF([.H32]=&quot;+&quot;;COUNTIF([.$T32];&quot;=+&quot;);&quot;&quot;)">
            <text:p/>
          </table:table-cell>
          <table:table-cell table:formula="of:=IF([.I32]=&quot;+&quot;;COUNTIF([.$T32];&quot;=+&quot;);&quot;&quot;)">
            <text:p/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0" office:value-type="string" calcext:value-type="string">
            <text:p>Пожалуй, я много курю</text:p>
          </table:table-cell>
          <table:table-cell table:number-columns-repeated="1003"/>
        </table:table-row>
        <table:table-row table:style-name="ro6">
          <table:table-cell table:formula="of:=COUNTIF([.B33:.I33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table:formula="of:=IF([.B33]=&quot;+&quot;;COUNTIF([.$T33];&quot;=+&quot;);&quot;&quot;)">
            <text:p/>
          </table:table-cell>
          <table:table-cell table:formula="of:=IF([.C33]=&quot;+&quot;;COUNTIF([.$T33];&quot;=+&quot;);&quot;&quot;)">
            <text:p/>
          </table:table-cell>
          <table:table-cell table:formula="of:=IF([.D33]=&quot;+&quot;;COUNTIF([.$T33];&quot;=+&quot;);&quot;&quot;)">
            <text:p/>
          </table:table-cell>
          <table:table-cell table:formula="of:=IF([.E33]=&quot;+&quot;;COUNTIF([.$T33];&quot;=+&quot;);&quot;&quot;)">
            <text:p/>
          </table:table-cell>
          <table:table-cell table:formula="of:=IF([.F33]=&quot;+&quot;;COUNTIF([.$T33];&quot;=+&quot;);&quot;&quot;)">
            <text:p/>
          </table:table-cell>
          <table:table-cell table:formula="of:=IF([.G33]=&quot;+&quot;;COUNTIF([.$T33];&quot;=+&quot;);&quot;&quot;)" office:value-type="float" office:value="0" calcext:value-type="float">
            <text:p>0</text:p>
          </table:table-cell>
          <table:table-cell table:formula="of:=IF([.H33]=&quot;+&quot;;COUNTIF([.$T33];&quot;=+&quot;);&quot;&quot;)">
            <text:p/>
          </table:table-cell>
          <table:table-cell table:formula="of:=IF([.I33]=&quot;+&quot;;COUNTIF([.$T33];&quot;=+&quot;);&quot;&quot;)">
            <text:p/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style-name="ce20" office:value-type="string" calcext:value-type="string">
            <text:p>Мне очень трудно расставаться с тем, что мне принадлежит</text:p>
          </table:table-cell>
          <table:table-cell table:number-columns-repeated="1003"/>
        </table:table-row>
        <table:table-row table:style-name="ro6">
          <table:table-cell table:formula="of:=COUNTIF([.B34:.I34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IF([.B34]=&quot;+&quot;;COUNTIF([.$T34];&quot;=+&quot;);&quot;&quot;)" office:value-type="float" office:value="0" calcext:value-type="float">
            <text:p>0</text:p>
          </table:table-cell>
          <table:table-cell table:formula="of:=IF([.C34]=&quot;+&quot;;COUNTIF([.$T34];&quot;=+&quot;);&quot;&quot;)">
            <text:p/>
          </table:table-cell>
          <table:table-cell table:formula="of:=IF([.D34]=&quot;+&quot;;COUNTIF([.$T34];&quot;=+&quot;);&quot;&quot;)">
            <text:p/>
          </table:table-cell>
          <table:table-cell table:formula="of:=IF([.E34]=&quot;+&quot;;COUNTIF([.$T34];&quot;=+&quot;);&quot;&quot;)">
            <text:p/>
          </table:table-cell>
          <table:table-cell table:formula="of:=IF([.F34]=&quot;+&quot;;COUNTIF([.$T34];&quot;=+&quot;);&quot;&quot;)">
            <text:p/>
          </table:table-cell>
          <table:table-cell table:formula="of:=IF([.G34]=&quot;+&quot;;COUNTIF([.$T34];&quot;=+&quot;);&quot;&quot;)">
            <text:p/>
          </table:table-cell>
          <table:table-cell table:formula="of:=IF([.H34]=&quot;+&quot;;COUNTIF([.$T34];&quot;=+&quot;);&quot;&quot;)">
            <text:p/>
          </table:table-cell>
          <table:table-cell table:formula="of:=IF([.I34]=&quot;+&quot;;COUNTIF([.$T34];&quot;=+&quot;);&quot;&quot;)">
            <text:p/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style-name="ce20" office:value-type="string" calcext:value-type="string">
            <text:p>Я плохо помню лица</text:p>
          </table:table-cell>
          <table:table-cell table:number-columns-repeated="1003"/>
        </table:table-row>
        <table:table-row table:style-name="ro6">
          <table:table-cell table:formula="of:=COUNTIF([.B35:.I35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table:formula="of:=IF([.B35]=&quot;+&quot;;COUNTIF([.$T35];&quot;=+&quot;);&quot;&quot;)">
            <text:p/>
          </table:table-cell>
          <table:table-cell table:formula="of:=IF([.C35]=&quot;+&quot;;COUNTIF([.$T35];&quot;=+&quot;);&quot;&quot;)" office:value-type="float" office:value="0" calcext:value-type="float">
            <text:p>0</text:p>
          </table:table-cell>
          <table:table-cell table:formula="of:=IF([.D35]=&quot;+&quot;;COUNTIF([.$T35];&quot;=+&quot;);&quot;&quot;)">
            <text:p/>
          </table:table-cell>
          <table:table-cell table:formula="of:=IF([.E35]=&quot;+&quot;;COUNTIF([.$T35];&quot;=+&quot;);&quot;&quot;)">
            <text:p/>
          </table:table-cell>
          <table:table-cell table:formula="of:=IF([.F35]=&quot;+&quot;;COUNTIF([.$T35];&quot;=+&quot;);&quot;&quot;)">
            <text:p/>
          </table:table-cell>
          <table:table-cell table:formula="of:=IF([.G35]=&quot;+&quot;;COUNTIF([.$T35];&quot;=+&quot;);&quot;&quot;)">
            <text:p/>
          </table:table-cell>
          <table:table-cell table:formula="of:=IF([.H35]=&quot;+&quot;;COUNTIF([.$T35];&quot;=+&quot;);&quot;&quot;)">
            <text:p/>
          </table:table-cell>
          <table:table-cell table:formula="of:=IF([.I35]=&quot;+&quot;;COUNTIF([.$T35];&quot;=+&quot;);&quot;&quot;)">
            <text:p/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0" office:value-type="string" calcext:value-type="string">
            <text:p>Я иногда занимаюсь онанизмом</text:p>
          </table:table-cell>
          <table:table-cell table:number-columns-repeated="1003"/>
        </table:table-row>
        <table:table-row table:style-name="ro6">
          <table:table-cell table:formula="of:=COUNTIF([.B36:.I36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IF([.B36]=&quot;+&quot;;COUNTIF([.$T36];&quot;=+&quot;);&quot;&quot;)" office:value-type="float" office:value="0" calcext:value-type="float">
            <text:p>0</text:p>
          </table:table-cell>
          <table:table-cell table:formula="of:=IF([.C36]=&quot;+&quot;;COUNTIF([.$T36];&quot;=+&quot;);&quot;&quot;)">
            <text:p/>
          </table:table-cell>
          <table:table-cell table:formula="of:=IF([.D36]=&quot;+&quot;;COUNTIF([.$T36];&quot;=+&quot;);&quot;&quot;)">
            <text:p/>
          </table:table-cell>
          <table:table-cell table:formula="of:=IF([.E36]=&quot;+&quot;;COUNTIF([.$T36];&quot;=+&quot;);&quot;&quot;)">
            <text:p/>
          </table:table-cell>
          <table:table-cell table:formula="of:=IF([.F36]=&quot;+&quot;;COUNTIF([.$T36];&quot;=+&quot;);&quot;&quot;)">
            <text:p/>
          </table:table-cell>
          <table:table-cell table:formula="of:=IF([.G36]=&quot;+&quot;;COUNTIF([.$T36];&quot;=+&quot;);&quot;&quot;)">
            <text:p/>
          </table:table-cell>
          <table:table-cell table:formula="of:=IF([.H36]=&quot;+&quot;;COUNTIF([.$T36];&quot;=+&quot;);&quot;&quot;)">
            <text:p/>
          </table:table-cell>
          <table:table-cell table:formula="of:=IF([.I36]=&quot;+&quot;;COUNTIF([.$T36];&quot;=+&quot;);&quot;&quot;)">
            <text:p/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style-name="ce20" office:value-type="string" calcext:value-type="string">
            <text:p>Я с трудом запоминаю новые фамилии</text:p>
          </table:table-cell>
          <table:table-cell table:number-columns-repeated="1003"/>
        </table:table-row>
        <table:table-row table:style-name="ro6">
          <table:table-cell table:formula="of:=COUNTIF([.B37:.I37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table:formula="of:=IF([.B37]=&quot;+&quot;;COUNTIF([.$T37];&quot;=+&quot;);&quot;&quot;)">
            <text:p/>
          </table:table-cell>
          <table:table-cell table:formula="of:=IF([.C37]=&quot;+&quot;;COUNTIF([.$T37];&quot;=+&quot;);&quot;&quot;)">
            <text:p/>
          </table:table-cell>
          <table:table-cell table:formula="of:=IF([.D37]=&quot;+&quot;;COUNTIF([.$T37];&quot;=+&quot;);&quot;&quot;)" office:value-type="float" office:value="0" calcext:value-type="float">
            <text:p>0</text:p>
          </table:table-cell>
          <table:table-cell table:formula="of:=IF([.E37]=&quot;+&quot;;COUNTIF([.$T37];&quot;=+&quot;);&quot;&quot;)">
            <text:p/>
          </table:table-cell>
          <table:table-cell table:formula="of:=IF([.F37]=&quot;+&quot;;COUNTIF([.$T37];&quot;=+&quot;);&quot;&quot;)">
            <text:p/>
          </table:table-cell>
          <table:table-cell table:formula="of:=IF([.G37]=&quot;+&quot;;COUNTIF([.$T37];&quot;=+&quot;);&quot;&quot;)">
            <text:p/>
          </table:table-cell>
          <table:table-cell table:formula="of:=IF([.H37]=&quot;+&quot;;COUNTIF([.$T37];&quot;=+&quot;);&quot;&quot;)">
            <text:p/>
          </table:table-cell>
          <table:table-cell table:formula="of:=IF([.I37]=&quot;+&quot;;COUNTIF([.$T37];&quot;=+&quot;);&quot;&quot;)">
            <text:p/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table:style-name="ce20" office:value-type="string" calcext:value-type="string">
            <text:p>Если мне кто-нибудь мешает, то я его не ставлю в известность, а жалуюсь на него другому</text:p>
          </table:table-cell>
          <table:table-cell table:number-columns-repeated="1003"/>
        </table:table-row>
        <table:table-row table:style-name="ro6">
          <table:table-cell table:formula="of:=COUNTIF([.B38:.I38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formula="of:=IF([.B38]=&quot;+&quot;;COUNTIF([.$T38];&quot;=+&quot;);&quot;&quot;)">
            <text:p/>
          </table:table-cell>
          <table:table-cell table:formula="of:=IF([.C38]=&quot;+&quot;;COUNTIF([.$T38];&quot;=+&quot;);&quot;&quot;)">
            <text:p/>
          </table:table-cell>
          <table:table-cell table:formula="of:=IF([.D38]=&quot;+&quot;;COUNTIF([.$T38];&quot;=+&quot;);&quot;&quot;)">
            <text:p/>
          </table:table-cell>
          <table:table-cell table:formula="of:=IF([.E38]=&quot;+&quot;;COUNTIF([.$T38];&quot;=+&quot;);&quot;&quot;)">
            <text:p/>
          </table:table-cell>
          <table:table-cell table:formula="of:=IF([.F38]=&quot;+&quot;;COUNTIF([.$T38];&quot;=+&quot;);&quot;&quot;)">
            <text:p/>
          </table:table-cell>
          <table:table-cell table:formula="of:=IF([.G38]=&quot;+&quot;;COUNTIF([.$T38];&quot;=+&quot;);&quot;&quot;)">
            <text:p/>
          </table:table-cell>
          <table:table-cell table:formula="of:=IF([.H38]=&quot;+&quot;;COUNTIF([.$T38];&quot;=+&quot;);&quot;&quot;)">
            <text:p/>
          </table:table-cell>
          <table:table-cell table:formula="of:=IF([.I38]=&quot;+&quot;;COUNTIF([.$T38];&quot;=+&quot;);&quot;&quot;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style-name="ce20" office:value-type="string" calcext:value-type="string">
            <text:p>Даже если я знаю, что я прав, я готов слушать мнения других людей</text:p>
          </table:table-cell>
          <table:table-cell table:number-columns-repeated="1003"/>
        </table:table-row>
        <table:table-row table:style-name="ro6">
          <table:table-cell table:formula="of:=COUNTIF([.B39:.I39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table:formula="of:=IF([.B39]=&quot;+&quot;;COUNTIF([.$T39];&quot;=+&quot;);&quot;&quot;)">
            <text:p/>
          </table:table-cell>
          <table:table-cell table:formula="of:=IF([.C39]=&quot;+&quot;;COUNTIF([.$T39];&quot;=+&quot;);&quot;&quot;)">
            <text:p/>
          </table:table-cell>
          <table:table-cell table:formula="of:=IF([.D39]=&quot;+&quot;;COUNTIF([.$T39];&quot;=+&quot;);&quot;&quot;)">
            <text:p/>
          </table:table-cell>
          <table:table-cell table:formula="of:=IF([.E39]=&quot;+&quot;;COUNTIF([.$T39];&quot;=+&quot;);&quot;&quot;)" office:value-type="float" office:value="0" calcext:value-type="float">
            <text:p>0</text:p>
          </table:table-cell>
          <table:table-cell table:formula="of:=IF([.F39]=&quot;+&quot;;COUNTIF([.$T39];&quot;=+&quot;);&quot;&quot;)">
            <text:p/>
          </table:table-cell>
          <table:table-cell table:formula="of:=IF([.G39]=&quot;+&quot;;COUNTIF([.$T39];&quot;=+&quot;);&quot;&quot;)">
            <text:p/>
          </table:table-cell>
          <table:table-cell table:formula="of:=IF([.H39]=&quot;+&quot;;COUNTIF([.$T39];&quot;=+&quot;);&quot;&quot;)">
            <text:p/>
          </table:table-cell>
          <table:table-cell table:formula="of:=IF([.I39]=&quot;+&quot;;COUNTIF([.$T39];&quot;=+&quot;);&quot;&quot;)">
            <text:p/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style-name="ce20" office:value-type="string" calcext:value-type="string">
            <text:p>Люди мне никогда не надоедают</text:p>
          </table:table-cell>
          <table:table-cell table:number-columns-repeated="1003"/>
        </table:table-row>
        <table:table-row table:style-name="ro6">
          <table:table-cell table:formula="of:=COUNTIF([.B40:.I40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table:formula="of:=IF([.B40]=&quot;+&quot;;COUNTIF([.$T40];&quot;=+&quot;);&quot;&quot;)">
            <text:p/>
          </table:table-cell>
          <table:table-cell table:formula="of:=IF([.C40]=&quot;+&quot;;COUNTIF([.$T40];&quot;=+&quot;);&quot;&quot;)" office:value-type="float" office:value="0" calcext:value-type="float">
            <text:p>0</text:p>
          </table:table-cell>
          <table:table-cell table:formula="of:=IF([.D40]=&quot;+&quot;;COUNTIF([.$T40];&quot;=+&quot;);&quot;&quot;)">
            <text:p/>
          </table:table-cell>
          <table:table-cell table:formula="of:=IF([.E40]=&quot;+&quot;;COUNTIF([.$T40];&quot;=+&quot;);&quot;&quot;)">
            <text:p/>
          </table:table-cell>
          <table:table-cell table:formula="of:=IF([.F40]=&quot;+&quot;;COUNTIF([.$T40];&quot;=+&quot;);&quot;&quot;)">
            <text:p/>
          </table:table-cell>
          <table:table-cell table:formula="of:=IF([.G40]=&quot;+&quot;;COUNTIF([.$T40];&quot;=+&quot;);&quot;&quot;)">
            <text:p/>
          </table:table-cell>
          <table:table-cell table:formula="of:=IF([.H40]=&quot;+&quot;;COUNTIF([.$T40];&quot;=+&quot;);&quot;&quot;)">
            <text:p/>
          </table:table-cell>
          <table:table-cell table:formula="of:=IF([.I40]=&quot;+&quot;;COUNTIF([.$T40];&quot;=+&quot;);&quot;&quot;)">
            <text:p/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0" office:value-type="string" calcext:value-type="string">
            <text:p>Я могу с трудом усидеть на месте даже незначительное время</text:p>
          </table:table-cell>
          <table:table-cell table:number-columns-repeated="1003"/>
        </table:table-row>
        <table:table-row table:style-name="ro6">
          <table:table-cell table:formula="of:=COUNTIF([.B41:.I41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IF([.B41]=&quot;+&quot;;COUNTIF([.$T41];&quot;=+&quot;);&quot;&quot;)" office:value-type="float" office:value="0" calcext:value-type="float">
            <text:p>0</text:p>
          </table:table-cell>
          <table:table-cell table:formula="of:=IF([.C41]=&quot;+&quot;;COUNTIF([.$T41];&quot;=+&quot;);&quot;&quot;)">
            <text:p/>
          </table:table-cell>
          <table:table-cell table:formula="of:=IF([.D41]=&quot;+&quot;;COUNTIF([.$T41];&quot;=+&quot;);&quot;&quot;)">
            <text:p/>
          </table:table-cell>
          <table:table-cell table:formula="of:=IF([.E41]=&quot;+&quot;;COUNTIF([.$T41];&quot;=+&quot;);&quot;&quot;)">
            <text:p/>
          </table:table-cell>
          <table:table-cell table:formula="of:=IF([.F41]=&quot;+&quot;;COUNTIF([.$T41];&quot;=+&quot;);&quot;&quot;)">
            <text:p/>
          </table:table-cell>
          <table:table-cell table:formula="of:=IF([.G41]=&quot;+&quot;;COUNTIF([.$T41];&quot;=+&quot;);&quot;&quot;)">
            <text:p/>
          </table:table-cell>
          <table:table-cell table:formula="of:=IF([.H41]=&quot;+&quot;;COUNTIF([.$T41];&quot;=+&quot;);&quot;&quot;)">
            <text:p/>
          </table:table-cell>
          <table:table-cell table:formula="of:=IF([.I41]=&quot;+&quot;;COUNTIF([.$T41];&quot;=+&quot;);&quot;&quot;)">
            <text:p/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table:style-name="ce20" office:value-type="string" calcext:value-type="string">
            <text:p>Я мало, что могу вспомнить из своего детства</text:p>
          </table:table-cell>
          <table:table-cell table:number-columns-repeated="1003"/>
        </table:table-row>
        <table:table-row table:style-name="ro6">
          <table:table-cell table:formula="of:=COUNTIF([.B42:.I42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table:formula="of:=IF([.B42]=&quot;+&quot;;COUNTIF([.$T42];&quot;=+&quot;);&quot;&quot;)">
            <text:p/>
          </table:table-cell>
          <table:table-cell table:formula="of:=IF([.C42]=&quot;+&quot;;COUNTIF([.$T42];&quot;=+&quot;);&quot;&quot;)">
            <text:p/>
          </table:table-cell>
          <table:table-cell table:formula="of:=IF([.D42]=&quot;+&quot;;COUNTIF([.$T42];&quot;=+&quot;);&quot;&quot;)">
            <text:p/>
          </table:table-cell>
          <table:table-cell table:formula="of:=IF([.E42]=&quot;+&quot;;COUNTIF([.$T42];&quot;=+&quot;);&quot;&quot;)" office:value-type="float" office:value="0" calcext:value-type="float">
            <text:p>0</text:p>
          </table:table-cell>
          <table:table-cell table:formula="of:=IF([.F42]=&quot;+&quot;;COUNTIF([.$T42];&quot;=+&quot;);&quot;&quot;)">
            <text:p/>
          </table:table-cell>
          <table:table-cell table:formula="of:=IF([.G42]=&quot;+&quot;;COUNTIF([.$T42];&quot;=+&quot;);&quot;&quot;)">
            <text:p/>
          </table:table-cell>
          <table:table-cell table:formula="of:=IF([.H42]=&quot;+&quot;;COUNTIF([.$T42];&quot;=+&quot;);&quot;&quot;)">
            <text:p/>
          </table:table-cell>
          <table:table-cell table:formula="of:=IF([.I42]=&quot;+&quot;;COUNTIF([.$T42];&quot;=+&quot;);&quot;&quot;)">
            <text:p/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style-name="ce20" office:value-type="string" calcext:value-type="string">
            <text:p>Я длительное время не замечаю отрицательные черты других людей</text:p>
          </table:table-cell>
          <table:table-cell table:number-columns-repeated="1003"/>
        </table:table-row>
        <table:table-row table:style-name="ro6">
          <table:table-cell table:formula="of:=COUNTIF([.B43:.I43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formula="of:=IF([.B43]=&quot;+&quot;;COUNTIF([.$T43];&quot;=+&quot;);&quot;&quot;)">
            <text:p/>
          </table:table-cell>
          <table:table-cell table:formula="of:=IF([.C43]=&quot;+&quot;;COUNTIF([.$T43];&quot;=+&quot;);&quot;&quot;)">
            <text:p/>
          </table:table-cell>
          <table:table-cell table:formula="of:=IF([.D43]=&quot;+&quot;;COUNTIF([.$T43];&quot;=+&quot;);&quot;&quot;)">
            <text:p/>
          </table:table-cell>
          <table:table-cell table:formula="of:=IF([.E43]=&quot;+&quot;;COUNTIF([.$T43];&quot;=+&quot;);&quot;&quot;)">
            <text:p/>
          </table:table-cell>
          <table:table-cell table:formula="of:=IF([.F43]=&quot;+&quot;;COUNTIF([.$T43];&quot;=+&quot;);&quot;&quot;)">
            <text:p/>
          </table:table-cell>
          <table:table-cell table:formula="of:=IF([.G43]=&quot;+&quot;;COUNTIF([.$T43];&quot;=+&quot;);&quot;&quot;)">
            <text:p/>
          </table:table-cell>
          <table:table-cell table:formula="of:=IF([.H43]=&quot;+&quot;;COUNTIF([.$T43];&quot;=+&quot;);&quot;&quot;)">
            <text:p/>
          </table:table-cell>
          <table:table-cell table:formula="of:=IF([.I43]=&quot;+&quot;;COUNTIF([.$T43];&quot;=+&quot;);&quot;&quot;)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style-name="ce20" office:value-type="string" calcext:value-type="string">
            <text:p>Я считаю, что не стоит напрасно злиться, а лучше спокойно все обдумать</text:p>
          </table:table-cell>
          <table:table-cell table:number-columns-repeated="1003"/>
        </table:table-row>
        <table:table-row table:style-name="ro6">
          <table:table-cell table:formula="of:=COUNTIF([.B44:.I44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table:formula="of:=IF([.B44]=&quot;+&quot;;COUNTIF([.$T44];&quot;=+&quot;);&quot;&quot;)">
            <text:p/>
          </table:table-cell>
          <table:table-cell table:formula="of:=IF([.C44]=&quot;+&quot;;COUNTIF([.$T44];&quot;=+&quot;);&quot;&quot;)">
            <text:p/>
          </table:table-cell>
          <table:table-cell table:formula="of:=IF([.D44]=&quot;+&quot;;COUNTIF([.$T44];&quot;=+&quot;);&quot;&quot;)">
            <text:p/>
          </table:table-cell>
          <table:table-cell table:formula="of:=IF([.E44]=&quot;+&quot;;COUNTIF([.$T44];&quot;=+&quot;);&quot;&quot;)" office:value-type="float" office:value="0" calcext:value-type="float">
            <text:p>0</text:p>
          </table:table-cell>
          <table:table-cell table:formula="of:=IF([.F44]=&quot;+&quot;;COUNTIF([.$T44];&quot;=+&quot;);&quot;&quot;)">
            <text:p/>
          </table:table-cell>
          <table:table-cell table:formula="of:=IF([.G44]=&quot;+&quot;;COUNTIF([.$T44];&quot;=+&quot;);&quot;&quot;)">
            <text:p/>
          </table:table-cell>
          <table:table-cell table:formula="of:=IF([.H44]=&quot;+&quot;;COUNTIF([.$T44];&quot;=+&quot;);&quot;&quot;)">
            <text:p/>
          </table:table-cell>
          <table:table-cell table:formula="of:=IF([.I44]=&quot;+&quot;;COUNTIF([.$T44];&quot;=+&quot;);&quot;&quot;)">
            <text:p/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style-name="ce20" office:value-type="string" calcext:value-type="string">
            <text:p>Другие считают меня излишне доверчивым</text:p>
          </table:table-cell>
          <table:table-cell table:number-columns-repeated="1003"/>
        </table:table-row>
        <table:table-row table:style-name="ro6">
          <table:table-cell table:formula="of:=COUNTIF([.B45:.I45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table:formula="of:=IF([.B45]=&quot;+&quot;;COUNTIF([.$T45];&quot;=+&quot;);&quot;&quot;)">
            <text:p/>
          </table:table-cell>
          <table:table-cell table:formula="of:=IF([.C45]=&quot;+&quot;;COUNTIF([.$T45];&quot;=+&quot;);&quot;&quot;)">
            <text:p/>
          </table:table-cell>
          <table:table-cell table:formula="of:=IF([.D45]=&quot;+&quot;;COUNTIF([.$T45];&quot;=+&quot;);&quot;&quot;)">
            <text:p/>
          </table:table-cell>
          <table:table-cell table:formula="of:=IF([.E45]=&quot;+&quot;;COUNTIF([.$T45];&quot;=+&quot;);&quot;&quot;)">
            <text:p/>
          </table:table-cell>
          <table:table-cell table:formula="of:=IF([.F45]=&quot;+&quot;;COUNTIF([.$T45];&quot;=+&quot;);&quot;&quot;)" office:value-type="float" office:value="0" calcext:value-type="float">
            <text:p>0</text:p>
          </table:table-cell>
          <table:table-cell table:formula="of:=IF([.G45]=&quot;+&quot;;COUNTIF([.$T45];&quot;=+&quot;);&quot;&quot;)">
            <text:p/>
          </table:table-cell>
          <table:table-cell table:formula="of:=IF([.H45]=&quot;+&quot;;COUNTIF([.$T45];&quot;=+&quot;);&quot;&quot;)">
            <text:p/>
          </table:table-cell>
          <table:table-cell table:formula="of:=IF([.I45]=&quot;+&quot;;COUNTIF([.$T45];&quot;=+&quot;);&quot;&quot;)">
            <text:p/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0" office:value-type="string" calcext:value-type="string">
            <text:p>Люди, скандалом добивающиеся своих целей, вызывают у меня неприятные чувства</text:p>
          </table:table-cell>
          <table:table-cell table:number-columns-repeated="1003"/>
        </table:table-row>
        <table:table-row table:style-name="ro6">
          <table:table-cell table:formula="of:=COUNTIF([.B46:.I46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table:formula="of:=IF([.B46]=&quot;+&quot;;COUNTIF([.$T46];&quot;=+&quot;);&quot;&quot;)">
            <text:p/>
          </table:table-cell>
          <table:table-cell table:formula="of:=IF([.C46]=&quot;+&quot;;COUNTIF([.$T46];&quot;=+&quot;);&quot;&quot;)">
            <text:p/>
          </table:table-cell>
          <table:table-cell table:formula="of:=IF([.D46]=&quot;+&quot;;COUNTIF([.$T46];&quot;=+&quot;);&quot;&quot;)">
            <text:p/>
          </table:table-cell>
          <table:table-cell table:formula="of:=IF([.E46]=&quot;+&quot;;COUNTIF([.$T46];&quot;=+&quot;);&quot;&quot;)" office:value-type="float" office:value="0" calcext:value-type="float">
            <text:p>0</text:p>
          </table:table-cell>
          <table:table-cell table:formula="of:=IF([.F46]=&quot;+&quot;;COUNTIF([.$T46];&quot;=+&quot;);&quot;&quot;)">
            <text:p/>
          </table:table-cell>
          <table:table-cell table:formula="of:=IF([.G46]=&quot;+&quot;;COUNTIF([.$T46];&quot;=+&quot;);&quot;&quot;)">
            <text:p/>
          </table:table-cell>
          <table:table-cell table:formula="of:=IF([.H46]=&quot;+&quot;;COUNTIF([.$T46];&quot;=+&quot;);&quot;&quot;)">
            <text:p/>
          </table:table-cell>
          <table:table-cell table:formula="of:=IF([.I46]=&quot;+&quot;;COUNTIF([.$T46];&quot;=+&quot;);&quot;&quot;)">
            <text:p/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style-name="ce20" office:value-type="string" calcext:value-type="string">
            <text:p>Плохое я стараюсь выбросить из головы</text:p>
          </table:table-cell>
          <table:table-cell table:number-columns-repeated="1003"/>
        </table:table-row>
        <table:table-row table:style-name="ro6">
          <table:table-cell table:formula="of:=COUNTIF([.B47:.I47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table:formula="of:=IF([.B47]=&quot;+&quot;;COUNTIF([.$T47];&quot;=+&quot;);&quot;&quot;)">
            <text:p/>
          </table:table-cell>
          <table:table-cell table:formula="of:=IF([.C47]=&quot;+&quot;;COUNTIF([.$T47];&quot;=+&quot;);&quot;&quot;)">
            <text:p/>
          </table:table-cell>
          <table:table-cell table:formula="of:=IF([.D47]=&quot;+&quot;;COUNTIF([.$T47];&quot;=+&quot;);&quot;&quot;)">
            <text:p/>
          </table:table-cell>
          <table:table-cell table:formula="of:=IF([.E47]=&quot;+&quot;;COUNTIF([.$T47];&quot;=+&quot;);&quot;&quot;)" office:value-type="float" office:value="0" calcext:value-type="float">
            <text:p>0</text:p>
          </table:table-cell>
          <table:table-cell table:formula="of:=IF([.F47]=&quot;+&quot;;COUNTIF([.$T47];&quot;=+&quot;);&quot;&quot;)">
            <text:p/>
          </table:table-cell>
          <table:table-cell table:formula="of:=IF([.G47]=&quot;+&quot;;COUNTIF([.$T47];&quot;=+&quot;);&quot;&quot;)">
            <text:p/>
          </table:table-cell>
          <table:table-cell table:formula="of:=IF([.H47]=&quot;+&quot;;COUNTIF([.$T47];&quot;=+&quot;);&quot;&quot;)">
            <text:p/>
          </table:table-cell>
          <table:table-cell table:formula="of:=IF([.I47]=&quot;+&quot;;COUNTIF([.$T47];&quot;=+&quot;);&quot;&quot;)">
            <text:p/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style-name="ce20" office:value-type="string" calcext:value-type="string">
            <text:p>Я не теряю никогда оптимизма</text:p>
          </table:table-cell>
          <table:table-cell table:number-columns-repeated="1003"/>
        </table:table-row>
        <table:table-row table:style-name="ro6">
          <table:table-cell table:formula="of:=COUNTIF([.B48:.I48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formula="of:=IF([.B48]=&quot;+&quot;;COUNTIF([.$T48];&quot;=+&quot;);&quot;&quot;)">
            <text:p/>
          </table:table-cell>
          <table:table-cell table:formula="of:=IF([.C48]=&quot;+&quot;;COUNTIF([.$T48];&quot;=+&quot;);&quot;&quot;)">
            <text:p/>
          </table:table-cell>
          <table:table-cell table:formula="of:=IF([.D48]=&quot;+&quot;;COUNTIF([.$T48];&quot;=+&quot;);&quot;&quot;)">
            <text:p/>
          </table:table-cell>
          <table:table-cell table:formula="of:=IF([.E48]=&quot;+&quot;;COUNTIF([.$T48];&quot;=+&quot;);&quot;&quot;)">
            <text:p/>
          </table:table-cell>
          <table:table-cell table:formula="of:=IF([.F48]=&quot;+&quot;;COUNTIF([.$T48];&quot;=+&quot;);&quot;&quot;)">
            <text:p/>
          </table:table-cell>
          <table:table-cell table:formula="of:=IF([.G48]=&quot;+&quot;;COUNTIF([.$T48];&quot;=+&quot;);&quot;&quot;)">
            <text:p/>
          </table:table-cell>
          <table:table-cell table:formula="of:=IF([.H48]=&quot;+&quot;;COUNTIF([.$T48];&quot;=+&quot;);&quot;&quot;)">
            <text:p/>
          </table:table-cell>
          <table:table-cell table:formula="of:=IF([.I48]=&quot;+&quot;;COUNTIF([.$T48];&quot;=+&quot;);&quot;&quot;)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style-name="ce20" office:value-type="string" calcext:value-type="string">
            <text:p>Уезжая путешествовать, я стараюсь все спланировать до мелочей</text:p>
          </table:table-cell>
          <table:table-cell table:number-columns-repeated="1003"/>
        </table:table-row>
        <table:table-row table:style-name="ro6">
          <table:table-cell table:formula="of:=COUNTIF([.B49:.I49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table:formula="of:=IF([.B49]=&quot;+&quot;;COUNTIF([.$T49];&quot;=+&quot;);&quot;&quot;)">
            <text:p/>
          </table:table-cell>
          <table:table-cell table:formula="of:=IF([.C49]=&quot;+&quot;;COUNTIF([.$T49];&quot;=+&quot;);&quot;&quot;)">
            <text:p/>
          </table:table-cell>
          <table:table-cell table:formula="of:=IF([.D49]=&quot;+&quot;;COUNTIF([.$T49];&quot;=+&quot;);&quot;&quot;)" office:value-type="float" office:value="0" calcext:value-type="float">
            <text:p>0</text:p>
          </table:table-cell>
          <table:table-cell table:formula="of:=IF([.E49]=&quot;+&quot;;COUNTIF([.$T49];&quot;=+&quot;);&quot;&quot;)">
            <text:p/>
          </table:table-cell>
          <table:table-cell table:formula="of:=IF([.F49]=&quot;+&quot;;COUNTIF([.$T49];&quot;=+&quot;);&quot;&quot;)">
            <text:p/>
          </table:table-cell>
          <table:table-cell table:formula="of:=IF([.G49]=&quot;+&quot;;COUNTIF([.$T49];&quot;=+&quot;);&quot;&quot;)">
            <text:p/>
          </table:table-cell>
          <table:table-cell table:formula="of:=IF([.H49]=&quot;+&quot;;COUNTIF([.$T49];&quot;=+&quot;);&quot;&quot;)">
            <text:p/>
          </table:table-cell>
          <table:table-cell table:formula="of:=IF([.I49]=&quot;+&quot;;COUNTIF([.$T49];&quot;=+&quot;);&quot;&quot;)">
            <text:p/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table:style-name="ce20" office:value-type="string" calcext:value-type="string">
            <text:p>Иногда я знаю, что сержусь на другого сверх меры</text:p>
          </table:table-cell>
          <table:table-cell table:number-columns-repeated="1003"/>
        </table:table-row>
        <table:table-row table:style-name="ro6">
          <table:table-cell table:formula="of:=COUNTIF([.B50:.I50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table:formula="of:=IF([.B50]=&quot;+&quot;;COUNTIF([.$T50];&quot;=+&quot;);&quot;&quot;)">
            <text:p/>
          </table:table-cell>
          <table:table-cell table:formula="of:=IF([.C50]=&quot;+&quot;;COUNTIF([.$T50];&quot;=+&quot;);&quot;&quot;)" office:value-type="float" office:value="0" calcext:value-type="float">
            <text:p>0</text:p>
          </table:table-cell>
          <table:table-cell table:formula="of:=IF([.D50]=&quot;+&quot;;COUNTIF([.$T50];&quot;=+&quot;);&quot;&quot;)">
            <text:p/>
          </table:table-cell>
          <table:table-cell table:formula="of:=IF([.E50]=&quot;+&quot;;COUNTIF([.$T50];&quot;=+&quot;);&quot;&quot;)">
            <text:p/>
          </table:table-cell>
          <table:table-cell table:formula="of:=IF([.F50]=&quot;+&quot;;COUNTIF([.$T50];&quot;=+&quot;);&quot;&quot;)">
            <text:p/>
          </table:table-cell>
          <table:table-cell table:formula="of:=IF([.G50]=&quot;+&quot;;COUNTIF([.$T50];&quot;=+&quot;);&quot;&quot;)">
            <text:p/>
          </table:table-cell>
          <table:table-cell table:formula="of:=IF([.H50]=&quot;+&quot;;COUNTIF([.$T50];&quot;=+&quot;);&quot;&quot;)">
            <text:p/>
          </table:table-cell>
          <table:table-cell table:formula="of:=IF([.I50]=&quot;+&quot;;COUNTIF([.$T50];&quot;=+&quot;);&quot;&quot;)">
            <text:p/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0" office:value-type="string" calcext:value-type="string">
            <text:p>Когда дела идут не так, как мне нужно, я становлюсь мрачным</text:p>
          </table:table-cell>
          <table:table-cell table:number-columns-repeated="1003"/>
        </table:table-row>
        <table:table-row table:style-name="ro6">
          <table:table-cell table:formula="of:=COUNTIF([.B51:.I51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formula="of:=IF([.B51]=&quot;+&quot;;COUNTIF([.$T51];&quot;=+&quot;);&quot;&quot;)">
            <text:p/>
          </table:table-cell>
          <table:table-cell table:formula="of:=IF([.C51]=&quot;+&quot;;COUNTIF([.$T51];&quot;=+&quot;);&quot;&quot;)">
            <text:p/>
          </table:table-cell>
          <table:table-cell table:formula="of:=IF([.D51]=&quot;+&quot;;COUNTIF([.$T51];&quot;=+&quot;);&quot;&quot;)">
            <text:p/>
          </table:table-cell>
          <table:table-cell table:formula="of:=IF([.E51]=&quot;+&quot;;COUNTIF([.$T51];&quot;=+&quot;);&quot;&quot;)">
            <text:p/>
          </table:table-cell>
          <table:table-cell table:formula="of:=IF([.F51]=&quot;+&quot;;COUNTIF([.$T51];&quot;=+&quot;);&quot;&quot;)">
            <text:p/>
          </table:table-cell>
          <table:table-cell table:formula="of:=IF([.G51]=&quot;+&quot;;COUNTIF([.$T51];&quot;=+&quot;);&quot;&quot;)">
            <text:p/>
          </table:table-cell>
          <table:table-cell table:formula="of:=IF([.H51]=&quot;+&quot;;COUNTIF([.$T51];&quot;=+&quot;);&quot;&quot;)">
            <text:p/>
          </table:table-cell>
          <table:table-cell table:formula="of:=IF([.I51]=&quot;+&quot;;COUNTIF([.$T51];&quot;=+&quot;);&quot;&quot;)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style-name="ce20" office:value-type="string" calcext:value-type="string">
            <text:p>Когда я спорю, то мне доставляет удовольствие указывать другому на ошибки в его рассуждениях</text:p>
          </table:table-cell>
          <table:table-cell table:number-columns-repeated="1003"/>
        </table:table-row>
        <table:table-row table:style-name="ro6">
          <table:table-cell table:formula="of:=COUNTIF([.B52:.I52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table:formula="of:=IF([.B52]=&quot;+&quot;;COUNTIF([.$T52];&quot;=+&quot;);&quot;&quot;)">
            <text:p/>
          </table:table-cell>
          <table:table-cell table:formula="of:=IF([.C52]=&quot;+&quot;;COUNTIF([.$T52];&quot;=+&quot;);&quot;&quot;)">
            <text:p/>
          </table:table-cell>
          <table:table-cell table:formula="of:=IF([.D52]=&quot;+&quot;;COUNTIF([.$T52];&quot;=+&quot;);&quot;&quot;)">
            <text:p/>
          </table:table-cell>
          <table:table-cell table:formula="of:=IF([.E52]=&quot;+&quot;;COUNTIF([.$T52];&quot;=+&quot;);&quot;&quot;)">
            <text:p/>
          </table:table-cell>
          <table:table-cell table:formula="of:=IF([.F52]=&quot;+&quot;;COUNTIF([.$T52];&quot;=+&quot;);&quot;&quot;)">
            <text:p/>
          </table:table-cell>
          <table:table-cell table:formula="of:=IF([.G52]=&quot;+&quot;;COUNTIF([.$T52];&quot;=+&quot;);&quot;&quot;)" office:value-type="float" office:value="0" calcext:value-type="float">
            <text:p>0</text:p>
          </table:table-cell>
          <table:table-cell table:formula="of:=IF([.H52]=&quot;+&quot;;COUNTIF([.$T52];&quot;=+&quot;);&quot;&quot;)">
            <text:p/>
          </table:table-cell>
          <table:table-cell table:formula="of:=IF([.I52]=&quot;+&quot;;COUNTIF([.$T52];&quot;=+&quot;);&quot;&quot;)">
            <text:p/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style-name="ce20" office:value-type="string" calcext:value-type="string">
            <text:p>Я легко принимаю брошенный другим вызов</text:p>
          </table:table-cell>
          <table:table-cell table:number-columns-repeated="1003"/>
        </table:table-row>
        <table:table-row table:style-name="ro6">
          <table:table-cell table:formula="of:=COUNTIF([.B53:.I53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table:formula="of:=IF([.B53]=&quot;+&quot;;COUNTIF([.$T53];&quot;=+&quot;);&quot;&quot;)">
            <text:p/>
          </table:table-cell>
          <table:table-cell table:formula="of:=IF([.C53]=&quot;+&quot;;COUNTIF([.$T53];&quot;=+&quot;);&quot;&quot;)">
            <text:p/>
          </table:table-cell>
          <table:table-cell table:formula="of:=IF([.D53]=&quot;+&quot;;COUNTIF([.$T53];&quot;=+&quot;);&quot;&quot;)">
            <text:p/>
          </table:table-cell>
          <table:table-cell table:formula="of:=IF([.E53]=&quot;+&quot;;COUNTIF([.$T53];&quot;=+&quot;);&quot;&quot;)">
            <text:p/>
          </table:table-cell>
          <table:table-cell table:formula="of:=IF([.F53]=&quot;+&quot;;COUNTIF([.$T53];&quot;=+&quot;);&quot;&quot;)">
            <text:p/>
          </table:table-cell>
          <table:table-cell table:formula="of:=IF([.G53]=&quot;+&quot;;COUNTIF([.$T53];&quot;=+&quot;);&quot;&quot;)">
            <text:p/>
          </table:table-cell>
          <table:table-cell table:formula="of:=IF([.H53]=&quot;+&quot;;COUNTIF([.$T53];&quot;=+&quot;);&quot;&quot;)" office:value-type="float" office:value="0" calcext:value-type="float">
            <text:p>0</text:p>
          </table:table-cell>
          <table:table-cell table:formula="of:=IF([.I53]=&quot;+&quot;;COUNTIF([.$T53];&quot;=+&quot;);&quot;&quot;)">
            <text:p/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table:style-name="ce20" office:value-type="string" calcext:value-type="string">
            <text:p>Меня выводят из равновесия непристойные фильмы</text:p>
          </table:table-cell>
          <table:table-cell table:number-columns-repeated="1003"/>
        </table:table-row>
        <table:table-row table:style-name="ro6">
          <table:table-cell table:formula="of:=COUNTIF([.B54:.I54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table:formula="of:=IF([.B54]=&quot;+&quot;;COUNTIF([.$T54];&quot;=+&quot;);&quot;&quot;)">
            <text:p/>
          </table:table-cell>
          <table:table-cell table:formula="of:=IF([.C54]=&quot;+&quot;;COUNTIF([.$T54];&quot;=+&quot;);&quot;&quot;)" office:value-type="float" office:value="0" calcext:value-type="float">
            <text:p>0</text:p>
          </table:table-cell>
          <table:table-cell table:formula="of:=IF([.D54]=&quot;+&quot;;COUNTIF([.$T54];&quot;=+&quot;);&quot;&quot;)">
            <text:p/>
          </table:table-cell>
          <table:table-cell table:formula="of:=IF([.E54]=&quot;+&quot;;COUNTIF([.$T54];&quot;=+&quot;);&quot;&quot;)">
            <text:p/>
          </table:table-cell>
          <table:table-cell table:formula="of:=IF([.F54]=&quot;+&quot;;COUNTIF([.$T54];&quot;=+&quot;);&quot;&quot;)">
            <text:p/>
          </table:table-cell>
          <table:table-cell table:formula="of:=IF([.G54]=&quot;+&quot;;COUNTIF([.$T54];&quot;=+&quot;);&quot;&quot;)">
            <text:p/>
          </table:table-cell>
          <table:table-cell table:formula="of:=IF([.H54]=&quot;+&quot;;COUNTIF([.$T54];&quot;=+&quot;);&quot;&quot;)">
            <text:p/>
          </table:table-cell>
          <table:table-cell table:formula="of:=IF([.I54]=&quot;+&quot;;COUNTIF([.$T54];&quot;=+&quot;);&quot;&quot;)">
            <text:p/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style-name="ce20" office:value-type="string" calcext:value-type="string">
            <text:p>Я огорчаюсь, когда на меня никто не обращает внимания</text:p>
          </table:table-cell>
          <table:table-cell table:number-columns-repeated="1003"/>
        </table:table-row>
        <table:table-row table:style-name="ro6">
          <table:table-cell table:formula="of:=COUNTIF([.B55:.I55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IF([.B55]=&quot;+&quot;;COUNTIF([.$T55];&quot;=+&quot;);&quot;&quot;)" office:value-type="float" office:value="0" calcext:value-type="float">
            <text:p>0</text:p>
          </table:table-cell>
          <table:table-cell table:formula="of:=IF([.C55]=&quot;+&quot;;COUNTIF([.$T55];&quot;=+&quot;);&quot;&quot;)">
            <text:p/>
          </table:table-cell>
          <table:table-cell table:formula="of:=IF([.D55]=&quot;+&quot;;COUNTIF([.$T55];&quot;=+&quot;);&quot;&quot;)">
            <text:p/>
          </table:table-cell>
          <table:table-cell table:formula="of:=IF([.E55]=&quot;+&quot;;COUNTIF([.$T55];&quot;=+&quot;);&quot;&quot;)">
            <text:p/>
          </table:table-cell>
          <table:table-cell table:formula="of:=IF([.F55]=&quot;+&quot;;COUNTIF([.$T55];&quot;=+&quot;);&quot;&quot;)">
            <text:p/>
          </table:table-cell>
          <table:table-cell table:formula="of:=IF([.G55]=&quot;+&quot;;COUNTIF([.$T55];&quot;=+&quot;);&quot;&quot;)">
            <text:p/>
          </table:table-cell>
          <table:table-cell table:formula="of:=IF([.H55]=&quot;+&quot;;COUNTIF([.$T55];&quot;=+&quot;);&quot;&quot;)">
            <text:p/>
          </table:table-cell>
          <table:table-cell table:formula="of:=IF([.I55]=&quot;+&quot;;COUNTIF([.$T55];&quot;=+&quot;);&quot;&quot;)">
            <text:p/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style-name="ce20" office:value-type="string" calcext:value-type="string">
            <text:p>Другие считают, что я равнодушный человек</text:p>
          </table:table-cell>
          <table:table-cell table:number-columns-repeated="1003"/>
        </table:table-row>
        <table:table-row table:style-name="ro6">
          <table:table-cell table:formula="of:=COUNTIF([.B56:.I56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formula="of:=IF([.B56]=&quot;+&quot;;COUNTIF([.$T56];&quot;=+&quot;);&quot;&quot;)">
            <text:p/>
          </table:table-cell>
          <table:table-cell table:formula="of:=IF([.C56]=&quot;+&quot;;COUNTIF([.$T56];&quot;=+&quot;);&quot;&quot;)">
            <text:p/>
          </table:table-cell>
          <table:table-cell table:formula="of:=IF([.D56]=&quot;+&quot;;COUNTIF([.$T56];&quot;=+&quot;);&quot;&quot;)">
            <text:p/>
          </table:table-cell>
          <table:table-cell table:formula="of:=IF([.E56]=&quot;+&quot;;COUNTIF([.$T56];&quot;=+&quot;);&quot;&quot;)">
            <text:p/>
          </table:table-cell>
          <table:table-cell table:formula="of:=IF([.F56]=&quot;+&quot;;COUNTIF([.$T56];&quot;=+&quot;);&quot;&quot;)">
            <text:p/>
          </table:table-cell>
          <table:table-cell table:formula="of:=IF([.G56]=&quot;+&quot;;COUNTIF([.$T56];&quot;=+&quot;);&quot;&quot;)">
            <text:p/>
          </table:table-cell>
          <table:table-cell table:formula="of:=IF([.H56]=&quot;+&quot;;COUNTIF([.$T56];&quot;=+&quot;);&quot;&quot;)">
            <text:p/>
          </table:table-cell>
          <table:table-cell table:formula="of:=IF([.I56]=&quot;+&quot;;COUNTIF([.$T56];&quot;=+&quot;);&quot;&quot;)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style-name="ce20" office:value-type="string" calcext:value-type="string">
            <text:p>Что-нибудь решив, я часто, тем не менее, в решении сомневаюсь</text:p>
          </table:table-cell>
          <table:table-cell table:number-columns-repeated="1003"/>
        </table:table-row>
        <table:table-row table:style-name="ro6">
          <table:table-cell table:formula="of:=COUNTIF([.B57:.I57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table:formula="of:=IF([.B57]=&quot;+&quot;;COUNTIF([.$T57];&quot;=+&quot;);&quot;&quot;)">
            <text:p/>
          </table:table-cell>
          <table:table-cell table:formula="of:=IF([.C57]=&quot;+&quot;;COUNTIF([.$T57];&quot;=+&quot;);&quot;&quot;)">
            <text:p/>
          </table:table-cell>
          <table:table-cell table:formula="of:=IF([.D57]=&quot;+&quot;;COUNTIF([.$T57];&quot;=+&quot;);&quot;&quot;)">
            <text:p/>
          </table:table-cell>
          <table:table-cell table:formula="of:=IF([.E57]=&quot;+&quot;;COUNTIF([.$T57];&quot;=+&quot;);&quot;&quot;)">
            <text:p/>
          </table:table-cell>
          <table:table-cell table:formula="of:=IF([.F57]=&quot;+&quot;;COUNTIF([.$T57];&quot;=+&quot;);&quot;&quot;)">
            <text:p/>
          </table:table-cell>
          <table:table-cell table:formula="of:=IF([.G57]=&quot;+&quot;;COUNTIF([.$T57];&quot;=+&quot;);&quot;&quot;)" office:value-type="float" office:value="0" calcext:value-type="float">
            <text:p>0</text:p>
          </table:table-cell>
          <table:table-cell table:formula="of:=IF([.H57]=&quot;+&quot;;COUNTIF([.$T57];&quot;=+&quot;);&quot;&quot;)">
            <text:p/>
          </table:table-cell>
          <table:table-cell table:formula="of:=IF([.I57]=&quot;+&quot;;COUNTIF([.$T57];&quot;=+&quot;);&quot;&quot;)">
            <text:p/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style-name="ce20" office:value-type="string" calcext:value-type="string">
            <text:p>Если кто-то усомнится в моих способностях, то я из духа противоречия буду показывать свои возможности</text:p>
          </table:table-cell>
          <table:table-cell table:number-columns-repeated="1003"/>
        </table:table-row>
        <table:table-row table:style-name="ro6">
          <table:table-cell table:formula="of:=COUNTIF([.B58:.I58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table:formula="of:=IF([.B58]=&quot;+&quot;;COUNTIF([.$T58];&quot;=+&quot;);&quot;&quot;)">
            <text:p/>
          </table:table-cell>
          <table:table-cell table:formula="of:=IF([.C58]=&quot;+&quot;;COUNTIF([.$T58];&quot;=+&quot;);&quot;&quot;)">
            <text:p/>
          </table:table-cell>
          <table:table-cell table:formula="of:=IF([.D58]=&quot;+&quot;;COUNTIF([.$T58];&quot;=+&quot;);&quot;&quot;)" office:value-type="float" office:value="0" calcext:value-type="float">
            <text:p>0</text:p>
          </table:table-cell>
          <table:table-cell table:formula="of:=IF([.E58]=&quot;+&quot;;COUNTIF([.$T58];&quot;=+&quot;);&quot;&quot;)">
            <text:p/>
          </table:table-cell>
          <table:table-cell table:formula="of:=IF([.F58]=&quot;+&quot;;COUNTIF([.$T58];&quot;=+&quot;);&quot;&quot;)">
            <text:p/>
          </table:table-cell>
          <table:table-cell table:formula="of:=IF([.G58]=&quot;+&quot;;COUNTIF([.$T58];&quot;=+&quot;);&quot;&quot;)">
            <text:p/>
          </table:table-cell>
          <table:table-cell table:formula="of:=IF([.H58]=&quot;+&quot;;COUNTIF([.$T58];&quot;=+&quot;);&quot;&quot;)">
            <text:p/>
          </table:table-cell>
          <table:table-cell table:formula="of:=IF([.I58]=&quot;+&quot;;COUNTIF([.$T58];&quot;=+&quot;);&quot;&quot;)">
            <text:p/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style-name="ce20" office:value-type="string" calcext:value-type="string">
            <text:p>Когда я веду машину, то у меня часто возникает желание разбить чужой автомобиль</text:p>
          </table:table-cell>
          <table:table-cell table:number-columns-repeated="1003"/>
        </table:table-row>
        <table:table-row table:style-name="ro6">
          <table:table-cell table:formula="of:=COUNTIF([.B59:.I59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table:formula="of:=IF([.B59]=&quot;+&quot;;COUNTIF([.$T59];&quot;=+&quot;);&quot;&quot;)">
            <text:p/>
          </table:table-cell>
          <table:table-cell table:formula="of:=IF([.C59]=&quot;+&quot;;COUNTIF([.$T59];&quot;=+&quot;);&quot;&quot;)">
            <text:p/>
          </table:table-cell>
          <table:table-cell table:formula="of:=IF([.D59]=&quot;+&quot;;COUNTIF([.$T59];&quot;=+&quot;);&quot;&quot;)">
            <text:p/>
          </table:table-cell>
          <table:table-cell table:formula="of:=IF([.E59]=&quot;+&quot;;COUNTIF([.$T59];&quot;=+&quot;);&quot;&quot;)">
            <text:p/>
          </table:table-cell>
          <table:table-cell table:formula="of:=IF([.F59]=&quot;+&quot;;COUNTIF([.$T59];&quot;=+&quot;);&quot;&quot;)" office:value-type="float" office:value="0" calcext:value-type="float">
            <text:p>0</text:p>
          </table:table-cell>
          <table:table-cell table:formula="of:=IF([.G59]=&quot;+&quot;;COUNTIF([.$T59];&quot;=+&quot;);&quot;&quot;)">
            <text:p/>
          </table:table-cell>
          <table:table-cell table:formula="of:=IF([.H59]=&quot;+&quot;;COUNTIF([.$T59];&quot;=+&quot;);&quot;&quot;)">
            <text:p/>
          </table:table-cell>
          <table:table-cell table:formula="of:=IF([.I59]=&quot;+&quot;;COUNTIF([.$T59];&quot;=+&quot;);&quot;&quot;)">
            <text:p/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style-name="ce20" office:value-type="string" calcext:value-type="string">
            <text:p>Многие люди меня выводят из себя своим эгоизмом</text:p>
          </table:table-cell>
          <table:table-cell table:number-columns-repeated="1003"/>
        </table:table-row>
        <table:table-row table:style-name="ro6">
          <table:table-cell table:formula="of:=COUNTIF([.B60:.I60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formula="of:=IF([.B60]=&quot;+&quot;;COUNTIF([.$T60];&quot;=+&quot;);&quot;&quot;)">
            <text:p/>
          </table:table-cell>
          <table:table-cell table:formula="of:=IF([.C60]=&quot;+&quot;;COUNTIF([.$T60];&quot;=+&quot;);&quot;&quot;)">
            <text:p/>
          </table:table-cell>
          <table:table-cell table:formula="of:=IF([.D60]=&quot;+&quot;;COUNTIF([.$T60];&quot;=+&quot;);&quot;&quot;)">
            <text:p/>
          </table:table-cell>
          <table:table-cell table:formula="of:=IF([.E60]=&quot;+&quot;;COUNTIF([.$T60];&quot;=+&quot;);&quot;&quot;)">
            <text:p/>
          </table:table-cell>
          <table:table-cell table:formula="of:=IF([.F60]=&quot;+&quot;;COUNTIF([.$T60];&quot;=+&quot;);&quot;&quot;)">
            <text:p/>
          </table:table-cell>
          <table:table-cell table:formula="of:=IF([.G60]=&quot;+&quot;;COUNTIF([.$T60];&quot;=+&quot;);&quot;&quot;)">
            <text:p/>
          </table:table-cell>
          <table:table-cell table:formula="of:=IF([.H60]=&quot;+&quot;;COUNTIF([.$T60];&quot;=+&quot;);&quot;&quot;)">
            <text:p/>
          </table:table-cell>
          <table:table-cell table:formula="of:=IF([.I60]=&quot;+&quot;;COUNTIF([.$T60];&quot;=+&quot;);&quot;&quot;)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style-name="ce20" office:value-type="string" calcext:value-type="string">
            <text:p>Уезжая отдыхать, я часто беру с собой какую-нибудь работу.</text:p>
          </table:table-cell>
          <table:table-cell table:number-columns-repeated="1003"/>
        </table:table-row>
        <table:table-row table:style-name="ro6">
          <table:table-cell table:formula="of:=COUNTIF([.B61:.I61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table:formula="of:=IF([.B61]=&quot;+&quot;;COUNTIF([.$T61];&quot;=+&quot;);&quot;&quot;)">
            <text:p/>
          </table:table-cell>
          <table:table-cell table:formula="of:=IF([.C61]=&quot;+&quot;;COUNTIF([.$T61];&quot;=+&quot;);&quot;&quot;)">
            <text:p/>
          </table:table-cell>
          <table:table-cell table:formula="of:=IF([.D61]=&quot;+&quot;;COUNTIF([.$T61];&quot;=+&quot;);&quot;&quot;)">
            <text:p/>
          </table:table-cell>
          <table:table-cell table:formula="of:=IF([.E61]=&quot;+&quot;;COUNTIF([.$T61];&quot;=+&quot;);&quot;&quot;)">
            <text:p/>
          </table:table-cell>
          <table:table-cell table:formula="of:=IF([.F61]=&quot;+&quot;;COUNTIF([.$T61];&quot;=+&quot;);&quot;&quot;)">
            <text:p/>
          </table:table-cell>
          <table:table-cell table:formula="of:=IF([.G61]=&quot;+&quot;;COUNTIF([.$T61];&quot;=+&quot;);&quot;&quot;)">
            <text:p/>
          </table:table-cell>
          <table:table-cell table:formula="of:=IF([.H61]=&quot;+&quot;;COUNTIF([.$T61];&quot;=+&quot;);&quot;&quot;)" office:value-type="float" office:value="0" calcext:value-type="float">
            <text:p>0</text:p>
          </table:table-cell>
          <table:table-cell table:formula="of:=IF([.I61]=&quot;+&quot;;COUNTIF([.$T61];&quot;=+&quot;);&quot;&quot;)">
            <text:p/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style-name="ce20" office:value-type="string" calcext:value-type="string">
            <text:p>От некоторых пищевых продуктов меня тошнит</text:p>
          </table:table-cell>
          <table:table-cell table:number-columns-repeated="1003"/>
        </table:table-row>
        <table:table-row table:style-name="ro6">
          <table:table-cell table:formula="of:=COUNTIF([.B62:.I62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table:formula="of:=IF([.B62]=&quot;+&quot;;COUNTIF([.$T62];&quot;=+&quot;);&quot;&quot;)">
            <text:p/>
          </table:table-cell>
          <table:table-cell table:formula="of:=IF([.C62]=&quot;+&quot;;COUNTIF([.$T62];&quot;=+&quot;);&quot;&quot;)" office:value-type="float" office:value="0" calcext:value-type="float">
            <text:p>0</text:p>
          </table:table-cell>
          <table:table-cell table:formula="of:=IF([.D62]=&quot;+&quot;;COUNTIF([.$T62];&quot;=+&quot;);&quot;&quot;)">
            <text:p/>
          </table:table-cell>
          <table:table-cell table:formula="of:=IF([.E62]=&quot;+&quot;;COUNTIF([.$T62];&quot;=+&quot;);&quot;&quot;)">
            <text:p/>
          </table:table-cell>
          <table:table-cell table:formula="of:=IF([.F62]=&quot;+&quot;;COUNTIF([.$T62];&quot;=+&quot;);&quot;&quot;)">
            <text:p/>
          </table:table-cell>
          <table:table-cell table:formula="of:=IF([.G62]=&quot;+&quot;;COUNTIF([.$T62];&quot;=+&quot;);&quot;&quot;)">
            <text:p/>
          </table:table-cell>
          <table:table-cell table:formula="of:=IF([.H62]=&quot;+&quot;;COUNTIF([.$T62];&quot;=+&quot;);&quot;&quot;)">
            <text:p/>
          </table:table-cell>
          <table:table-cell table:formula="of:=IF([.I62]=&quot;+&quot;;COUNTIF([.$T62];&quot;=+&quot;);&quot;&quot;)">
            <text:p/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table:style-name="ce20" office:value-type="string" calcext:value-type="string">
            <text:p>Я грызу ногти</text:p>
          </table:table-cell>
          <table:table-cell table:number-columns-repeated="1003"/>
        </table:table-row>
        <table:table-row table:style-name="ro6">
          <table:table-cell table:formula="of:=COUNTIF([.B63:.I63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table:formula="of:=IF([.B63]=&quot;+&quot;;COUNTIF([.$T63];&quot;=+&quot;);&quot;&quot;)">
            <text:p/>
          </table:table-cell>
          <table:table-cell table:formula="of:=IF([.C63]=&quot;+&quot;;COUNTIF([.$T63];&quot;=+&quot;);&quot;&quot;)">
            <text:p/>
          </table:table-cell>
          <table:table-cell table:formula="of:=IF([.D63]=&quot;+&quot;;COUNTIF([.$T63];&quot;=+&quot;);&quot;&quot;)">
            <text:p/>
          </table:table-cell>
          <table:table-cell table:formula="of:=IF([.E63]=&quot;+&quot;;COUNTIF([.$T63];&quot;=+&quot;);&quot;&quot;)" office:value-type="float" office:value="0" calcext:value-type="float">
            <text:p>0</text:p>
          </table:table-cell>
          <table:table-cell table:formula="of:=IF([.F63]=&quot;+&quot;;COUNTIF([.$T63];&quot;=+&quot;);&quot;&quot;)">
            <text:p/>
          </table:table-cell>
          <table:table-cell table:formula="of:=IF([.G63]=&quot;+&quot;;COUNTIF([.$T63];&quot;=+&quot;);&quot;&quot;)">
            <text:p/>
          </table:table-cell>
          <table:table-cell table:formula="of:=IF([.H63]=&quot;+&quot;;COUNTIF([.$T63];&quot;=+&quot;);&quot;&quot;)">
            <text:p/>
          </table:table-cell>
          <table:table-cell table:formula="of:=IF([.I63]=&quot;+&quot;;COUNTIF([.$T63];&quot;=+&quot;);&quot;&quot;)">
            <text:p/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style-name="ce20" office:value-type="string" calcext:value-type="string">
            <text:p>Другие говорят, что я избегаю проблем</text:p>
          </table:table-cell>
          <table:table-cell table:number-columns-repeated="1003"/>
        </table:table-row>
        <table:table-row table:style-name="ro6">
          <table:table-cell table:formula="of:=COUNTIF([.B64:.I64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table:formula="of:=IF([.B64]=&quot;+&quot;;COUNTIF([.$T64];&quot;=+&quot;);&quot;&quot;)">
            <text:p/>
          </table:table-cell>
          <table:table-cell table:formula="of:=IF([.C64]=&quot;+&quot;;COUNTIF([.$T64];&quot;=+&quot;);&quot;&quot;)" office:value-type="float" office:value="0" calcext:value-type="float">
            <text:p>0</text:p>
          </table:table-cell>
          <table:table-cell table:formula="of:=IF([.D64]=&quot;+&quot;;COUNTIF([.$T64];&quot;=+&quot;);&quot;&quot;)">
            <text:p/>
          </table:table-cell>
          <table:table-cell table:formula="of:=IF([.E64]=&quot;+&quot;;COUNTIF([.$T64];&quot;=+&quot;);&quot;&quot;)">
            <text:p/>
          </table:table-cell>
          <table:table-cell table:formula="of:=IF([.F64]=&quot;+&quot;;COUNTIF([.$T64];&quot;=+&quot;);&quot;&quot;)">
            <text:p/>
          </table:table-cell>
          <table:table-cell table:formula="of:=IF([.G64]=&quot;+&quot;;COUNTIF([.$T64];&quot;=+&quot;);&quot;&quot;)">
            <text:p/>
          </table:table-cell>
          <table:table-cell table:formula="of:=IF([.H64]=&quot;+&quot;;COUNTIF([.$T64];&quot;=+&quot;);&quot;&quot;)">
            <text:p/>
          </table:table-cell>
          <table:table-cell table:formula="of:=IF([.I64]=&quot;+&quot;;COUNTIF([.$T64];&quot;=+&quot;);&quot;&quot;)">
            <text:p/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style-name="ce20" office:value-type="string" calcext:value-type="string">
            <text:p>Я люблю выпить</text:p>
          </table:table-cell>
          <table:table-cell table:number-columns-repeated="1003"/>
        </table:table-row>
        <table:table-row table:style-name="ro6">
          <table:table-cell table:formula="of:=COUNTIF([.B65:.I65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table:formula="of:=IF([.B65]=&quot;+&quot;;COUNTIF([.$T65];&quot;=+&quot;);&quot;&quot;)">
            <text:p/>
          </table:table-cell>
          <table:table-cell table:formula="of:=IF([.C65]=&quot;+&quot;;COUNTIF([.$T65];&quot;=+&quot;);&quot;&quot;)">
            <text:p/>
          </table:table-cell>
          <table:table-cell table:formula="of:=IF([.D65]=&quot;+&quot;;COUNTIF([.$T65];&quot;=+&quot;);&quot;&quot;)">
            <text:p/>
          </table:table-cell>
          <table:table-cell table:formula="of:=IF([.E65]=&quot;+&quot;;COUNTIF([.$T65];&quot;=+&quot;);&quot;&quot;)">
            <text:p/>
          </table:table-cell>
          <table:table-cell table:formula="of:=IF([.F65]=&quot;+&quot;;COUNTIF([.$T65];&quot;=+&quot;);&quot;&quot;)">
            <text:p/>
          </table:table-cell>
          <table:table-cell table:formula="of:=IF([.G65]=&quot;+&quot;;COUNTIF([.$T65];&quot;=+&quot;);&quot;&quot;)">
            <text:p/>
          </table:table-cell>
          <table:table-cell table:formula="of:=IF([.H65]=&quot;+&quot;;COUNTIF([.$T65];&quot;=+&quot;);&quot;&quot;)" office:value-type="float" office:value="0" calcext:value-type="float">
            <text:p>0</text:p>
          </table:table-cell>
          <table:table-cell table:formula="of:=IF([.I65]=&quot;+&quot;;COUNTIF([.$T65];&quot;=+&quot;);&quot;&quot;)">
            <text:p/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Непристойные шутки приводят меня в замешательство</text:p>
          </table:table-cell>
          <table:table-cell table:number-columns-repeated="1003"/>
        </table:table-row>
        <table:table-row table:style-name="ro6">
          <table:table-cell table:formula="of:=COUNTIF([.B66:.I66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table:formula="of:=IF([.B66]=&quot;+&quot;;COUNTIF([.$T66];&quot;=+&quot;);&quot;&quot;)">
            <text:p/>
          </table:table-cell>
          <table:table-cell table:formula="of:=IF([.C66]=&quot;+&quot;;COUNTIF([.$T66];&quot;=+&quot;);&quot;&quot;)">
            <text:p/>
          </table:table-cell>
          <table:table-cell table:formula="of:=IF([.D66]=&quot;+&quot;;COUNTIF([.$T66];&quot;=+&quot;);&quot;&quot;)">
            <text:p/>
          </table:table-cell>
          <table:table-cell table:formula="of:=IF([.E66]=&quot;+&quot;;COUNTIF([.$T66];&quot;=+&quot;);&quot;&quot;)">
            <text:p/>
          </table:table-cell>
          <table:table-cell table:formula="of:=IF([.F66]=&quot;+&quot;;COUNTIF([.$T66];&quot;=+&quot;);&quot;&quot;)">
            <text:p/>
          </table:table-cell>
          <table:table-cell table:formula="of:=IF([.G66]=&quot;+&quot;;COUNTIF([.$T66];&quot;=+&quot;);&quot;&quot;)">
            <text:p/>
          </table:table-cell>
          <table:table-cell table:formula="of:=IF([.H66]=&quot;+&quot;;COUNTIF([.$T66];&quot;=+&quot;);&quot;&quot;)" office:value-type="float" office:value="0" calcext:value-type="float">
            <text:p>0</text:p>
          </table:table-cell>
          <table:table-cell table:formula="of:=IF([.I66]=&quot;+&quot;;COUNTIF([.$T66];&quot;=+&quot;);&quot;&quot;)">
            <text:p/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Я иногда вижу сны с неприятными событиями и вещами</text:p>
          </table:table-cell>
          <table:table-cell table:number-columns-repeated="1003"/>
        </table:table-row>
        <table:table-row table:style-name="ro6">
          <table:table-cell table:formula="of:=COUNTIF([.B67:.I67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table:formula="of:=IF([.B67]=&quot;+&quot;;COUNTIF([.$T67];&quot;=+&quot;);&quot;&quot;)">
            <text:p/>
          </table:table-cell>
          <table:table-cell table:formula="of:=IF([.C67]=&quot;+&quot;;COUNTIF([.$T67];&quot;=+&quot;);&quot;&quot;)">
            <text:p/>
          </table:table-cell>
          <table:table-cell table:formula="of:=IF([.D67]=&quot;+&quot;;COUNTIF([.$T67];&quot;=+&quot;);&quot;&quot;)">
            <text:p/>
          </table:table-cell>
          <table:table-cell table:formula="of:=IF([.E67]=&quot;+&quot;;COUNTIF([.$T67];&quot;=+&quot;);&quot;&quot;)">
            <text:p/>
          </table:table-cell>
          <table:table-cell table:formula="of:=IF([.F67]=&quot;+&quot;;COUNTIF([.$T67];&quot;=+&quot;);&quot;&quot;)" office:value-type="float" office:value="0" calcext:value-type="float">
            <text:p>0</text:p>
          </table:table-cell>
          <table:table-cell table:formula="of:=IF([.G67]=&quot;+&quot;;COUNTIF([.$T67];&quot;=+&quot;);&quot;&quot;)">
            <text:p/>
          </table:table-cell>
          <table:table-cell table:formula="of:=IF([.H67]=&quot;+&quot;;COUNTIF([.$T67];&quot;=+&quot;);&quot;&quot;)">
            <text:p/>
          </table:table-cell>
          <table:table-cell table:formula="of:=IF([.I67]=&quot;+&quot;;COUNTIF([.$T67];&quot;=+&quot;);&quot;&quot;)">
            <text:p/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style-name="ce20" office:value-type="string" calcext:value-type="string">
            <text:p>Я не люблю карьеристов</text:p>
          </table:table-cell>
          <table:table-cell table:number-columns-repeated="1003"/>
        </table:table-row>
        <table:table-row table:style-name="ro6">
          <table:table-cell table:formula="of:=COUNTIF([.B68:.I68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table:formula="of:=IF([.B68]=&quot;+&quot;;COUNTIF([.$T68];&quot;=+&quot;);&quot;&quot;)">
            <text:p/>
          </table:table-cell>
          <table:table-cell table:formula="of:=IF([.C68]=&quot;+&quot;;COUNTIF([.$T68];&quot;=+&quot;);&quot;&quot;)" office:value-type="float" office:value="0" calcext:value-type="float">
            <text:p>0</text:p>
          </table:table-cell>
          <table:table-cell table:formula="of:=IF([.D68]=&quot;+&quot;;COUNTIF([.$T68];&quot;=+&quot;);&quot;&quot;)">
            <text:p/>
          </table:table-cell>
          <table:table-cell table:formula="of:=IF([.E68]=&quot;+&quot;;COUNTIF([.$T68];&quot;=+&quot;);&quot;&quot;)">
            <text:p/>
          </table:table-cell>
          <table:table-cell table:formula="of:=IF([.F68]=&quot;+&quot;;COUNTIF([.$T68];&quot;=+&quot;);&quot;&quot;)">
            <text:p/>
          </table:table-cell>
          <table:table-cell table:formula="of:=IF([.G68]=&quot;+&quot;;COUNTIF([.$T68];&quot;=+&quot;);&quot;&quot;)">
            <text:p/>
          </table:table-cell>
          <table:table-cell table:formula="of:=IF([.H68]=&quot;+&quot;;COUNTIF([.$T68];&quot;=+&quot;);&quot;&quot;)">
            <text:p/>
          </table:table-cell>
          <table:table-cell table:formula="of:=IF([.I68]=&quot;+&quot;;COUNTIF([.$T68];&quot;=+&quot;);&quot;&quot;)">
            <text:p/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style-name="ce20" office:value-type="string" calcext:value-type="string">
            <text:p>Я много говорю неправды</text:p>
          </table:table-cell>
          <table:table-cell table:number-columns-repeated="1003"/>
        </table:table-row>
        <table:table-row table:style-name="ro6">
          <table:table-cell table:formula="of:=COUNTIF([.B69:.I69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table:formula="of:=IF([.B69]=&quot;+&quot;;COUNTIF([.$T69];&quot;=+&quot;);&quot;&quot;)">
            <text:p/>
          </table:table-cell>
          <table:table-cell table:formula="of:=IF([.C69]=&quot;+&quot;;COUNTIF([.$T69];&quot;=+&quot;);&quot;&quot;)">
            <text:p/>
          </table:table-cell>
          <table:table-cell table:formula="of:=IF([.D69]=&quot;+&quot;;COUNTIF([.$T69];&quot;=+&quot;);&quot;&quot;)">
            <text:p/>
          </table:table-cell>
          <table:table-cell table:formula="of:=IF([.E69]=&quot;+&quot;;COUNTIF([.$T69];&quot;=+&quot;);&quot;&quot;)">
            <text:p/>
          </table:table-cell>
          <table:table-cell table:formula="of:=IF([.F69]=&quot;+&quot;;COUNTIF([.$T69];&quot;=+&quot;);&quot;&quot;)">
            <text:p/>
          </table:table-cell>
          <table:table-cell table:formula="of:=IF([.G69]=&quot;+&quot;;COUNTIF([.$T69];&quot;=+&quot;);&quot;&quot;)">
            <text:p/>
          </table:table-cell>
          <table:table-cell table:formula="of:=IF([.H69]=&quot;+&quot;;COUNTIF([.$T69];&quot;=+&quot;);&quot;&quot;)" office:value-type="float" office:value="0" calcext:value-type="float">
            <text:p>0</text:p>
          </table:table-cell>
          <table:table-cell table:formula="of:=IF([.I69]=&quot;+&quot;;COUNTIF([.$T69];&quot;=+&quot;);&quot;&quot;)">
            <text:p/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style-name="ce20" office:value-type="string" calcext:value-type="string">
            <text:p>Фильмы для взрослых вызывают у меня отвращение</text:p>
          </table:table-cell>
          <table:table-cell table:number-columns-repeated="1003"/>
        </table:table-row>
        <table:table-row table:style-name="ro6">
          <table:table-cell table:formula="of:=COUNTIF([.B70:.I70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table:formula="of:=IF([.B70]=&quot;+&quot;;COUNTIF([.$T70];&quot;=+&quot;);&quot;&quot;)">
            <text:p/>
          </table:table-cell>
          <table:table-cell table:formula="of:=IF([.C70]=&quot;+&quot;;COUNTIF([.$T70];&quot;=+&quot;);&quot;&quot;)" office:value-type="float" office:value="0" calcext:value-type="float">
            <text:p>0</text:p>
          </table:table-cell>
          <table:table-cell table:formula="of:=IF([.D70]=&quot;+&quot;;COUNTIF([.$T70];&quot;=+&quot;);&quot;&quot;)">
            <text:p/>
          </table:table-cell>
          <table:table-cell table:formula="of:=IF([.E70]=&quot;+&quot;;COUNTIF([.$T70];&quot;=+&quot;);&quot;&quot;)">
            <text:p/>
          </table:table-cell>
          <table:table-cell table:formula="of:=IF([.F70]=&quot;+&quot;;COUNTIF([.$T70];&quot;=+&quot;);&quot;&quot;)">
            <text:p/>
          </table:table-cell>
          <table:table-cell table:formula="of:=IF([.G70]=&quot;+&quot;;COUNTIF([.$T70];&quot;=+&quot;);&quot;&quot;)">
            <text:p/>
          </table:table-cell>
          <table:table-cell table:formula="of:=IF([.H70]=&quot;+&quot;;COUNTIF([.$T70];&quot;=+&quot;);&quot;&quot;)">
            <text:p/>
          </table:table-cell>
          <table:table-cell table:formula="of:=IF([.I70]=&quot;+&quot;;COUNTIF([.$T70];&quot;=+&quot;);&quot;&quot;)">
            <text:p/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style-name="ce20" office:value-type="string" calcext:value-type="string">
            <text:p>Неприятности в моей жизни часто бывают из-за моего скверного характера</text:p>
          </table:table-cell>
          <table:table-cell table:number-columns-repeated="1003"/>
        </table:table-row>
        <table:table-row table:style-name="ro6">
          <table:table-cell table:formula="of:=COUNTIF([.B71:.I71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table:formula="of:=IF([.B71]=&quot;+&quot;;COUNTIF([.$T71];&quot;=+&quot;);&quot;&quot;)">
            <text:p/>
          </table:table-cell>
          <table:table-cell table:formula="of:=IF([.C71]=&quot;+&quot;;COUNTIF([.$T71];&quot;=+&quot;);&quot;&quot;)">
            <text:p/>
          </table:table-cell>
          <table:table-cell table:formula="of:=IF([.D71]=&quot;+&quot;;COUNTIF([.$T71];&quot;=+&quot;);&quot;&quot;)">
            <text:p/>
          </table:table-cell>
          <table:table-cell table:formula="of:=IF([.E71]=&quot;+&quot;;COUNTIF([.$T71];&quot;=+&quot;);&quot;&quot;)">
            <text:p/>
          </table:table-cell>
          <table:table-cell table:formula="of:=IF([.F71]=&quot;+&quot;;COUNTIF([.$T71];&quot;=+&quot;);&quot;&quot;)" office:value-type="float" office:value="0" calcext:value-type="float">
            <text:p>0</text:p>
          </table:table-cell>
          <table:table-cell table:formula="of:=IF([.G71]=&quot;+&quot;;COUNTIF([.$T71];&quot;=+&quot;);&quot;&quot;)">
            <text:p/>
          </table:table-cell>
          <table:table-cell table:formula="of:=IF([.H71]=&quot;+&quot;;COUNTIF([.$T71];&quot;=+&quot;);&quot;&quot;)">
            <text:p/>
          </table:table-cell>
          <table:table-cell table:formula="of:=IF([.I71]=&quot;+&quot;;COUNTIF([.$T71];&quot;=+&quot;);&quot;&quot;)">
            <text:p/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style-name="ce20" office:value-type="string" calcext:value-type="string">
            <text:p>Больше всего не люблю лицемерных неискренних людей</text:p>
          </table:table-cell>
          <table:table-cell table:number-columns-repeated="1003"/>
        </table:table-row>
        <table:table-row table:style-name="ro6">
          <table:table-cell table:formula="of:=COUNTIF([.B72:.I72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table:formula="of:=IF([.B72]=&quot;+&quot;;COUNTIF([.$T72];&quot;=+&quot;);&quot;&quot;)">
            <text:p/>
          </table:table-cell>
          <table:table-cell table:formula="of:=IF([.C72]=&quot;+&quot;;COUNTIF([.$T72];&quot;=+&quot;);&quot;&quot;)" office:value-type="float" office:value="0" calcext:value-type="float">
            <text:p>0</text:p>
          </table:table-cell>
          <table:table-cell table:formula="of:=IF([.D72]=&quot;+&quot;;COUNTIF([.$T72];&quot;=+&quot;);&quot;&quot;)">
            <text:p/>
          </table:table-cell>
          <table:table-cell table:formula="of:=IF([.E72]=&quot;+&quot;;COUNTIF([.$T72];&quot;=+&quot;);&quot;&quot;)">
            <text:p/>
          </table:table-cell>
          <table:table-cell table:formula="of:=IF([.F72]=&quot;+&quot;;COUNTIF([.$T72];&quot;=+&quot;);&quot;&quot;)">
            <text:p/>
          </table:table-cell>
          <table:table-cell table:formula="of:=IF([.G72]=&quot;+&quot;;COUNTIF([.$T72];&quot;=+&quot;);&quot;&quot;)">
            <text:p/>
          </table:table-cell>
          <table:table-cell table:formula="of:=IF([.H72]=&quot;+&quot;;COUNTIF([.$T72];&quot;=+&quot;);&quot;&quot;)">
            <text:p/>
          </table:table-cell>
          <table:table-cell table:formula="of:=IF([.I72]=&quot;+&quot;;COUNTIF([.$T72];&quot;=+&quot;);&quot;&quot;)">
            <text:p/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style-name="ce20" office:value-type="string" calcext:value-type="string">
            <text:p>Когда я разочаровываюсь, то часто впадаю в уныние</text:p>
          </table:table-cell>
          <table:table-cell table:number-columns-repeated="1003"/>
        </table:table-row>
        <table:table-row table:style-name="ro6">
          <table:table-cell table:formula="of:=COUNTIF([.B73:.I73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IF([.B73]=&quot;+&quot;;COUNTIF([.$T73];&quot;=+&quot;);&quot;&quot;)" office:value-type="float" office:value="0" calcext:value-type="float">
            <text:p>0</text:p>
          </table:table-cell>
          <table:table-cell table:formula="of:=IF([.C73]=&quot;+&quot;;COUNTIF([.$T73];&quot;=+&quot;);&quot;&quot;)">
            <text:p/>
          </table:table-cell>
          <table:table-cell table:formula="of:=IF([.D73]=&quot;+&quot;;COUNTIF([.$T73];&quot;=+&quot;);&quot;&quot;)">
            <text:p/>
          </table:table-cell>
          <table:table-cell table:formula="of:=IF([.E73]=&quot;+&quot;;COUNTIF([.$T73];&quot;=+&quot;);&quot;&quot;)">
            <text:p/>
          </table:table-cell>
          <table:table-cell table:formula="of:=IF([.F73]=&quot;+&quot;;COUNTIF([.$T73];&quot;=+&quot;);&quot;&quot;)">
            <text:p/>
          </table:table-cell>
          <table:table-cell table:formula="of:=IF([.G73]=&quot;+&quot;;COUNTIF([.$T73];&quot;=+&quot;);&quot;&quot;)">
            <text:p/>
          </table:table-cell>
          <table:table-cell table:formula="of:=IF([.H73]=&quot;+&quot;;COUNTIF([.$T73];&quot;=+&quot;);&quot;&quot;)">
            <text:p/>
          </table:table-cell>
          <table:table-cell table:formula="of:=IF([.I73]=&quot;+&quot;;COUNTIF([.$T73];&quot;=+&quot;);&quot;&quot;)">
            <text:p/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table:style-name="ce20" office:value-type="string" calcext:value-type="string">
            <text:p>Известия о трагических событиях не вызывают у меня волнения</text:p>
          </table:table-cell>
          <table:table-cell table:number-columns-repeated="1003"/>
        </table:table-row>
        <table:table-row table:style-name="ro6">
          <table:table-cell table:formula="of:=COUNTIF([.B74:.I74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table:formula="of:=IF([.B74]=&quot;+&quot;;COUNTIF([.$T74];&quot;=+&quot;);&quot;&quot;)">
            <text:p/>
          </table:table-cell>
          <table:table-cell table:formula="of:=IF([.C74]=&quot;+&quot;;COUNTIF([.$T74];&quot;=+&quot;);&quot;&quot;)">
            <text:p/>
          </table:table-cell>
          <table:table-cell table:formula="of:=IF([.D74]=&quot;+&quot;;COUNTIF([.$T74];&quot;=+&quot;);&quot;&quot;)">
            <text:p/>
          </table:table-cell>
          <table:table-cell table:formula="of:=IF([.E74]=&quot;+&quot;;COUNTIF([.$T74];&quot;=+&quot;);&quot;&quot;)">
            <text:p/>
          </table:table-cell>
          <table:table-cell table:formula="of:=IF([.F74]=&quot;+&quot;;COUNTIF([.$T74];&quot;=+&quot;);&quot;&quot;)">
            <text:p/>
          </table:table-cell>
          <table:table-cell table:formula="of:=IF([.G74]=&quot;+&quot;;COUNTIF([.$T74];&quot;=+&quot;);&quot;&quot;)">
            <text:p/>
          </table:table-cell>
          <table:table-cell table:formula="of:=IF([.H74]=&quot;+&quot;;COUNTIF([.$T74];&quot;=+&quot;);&quot;&quot;)" office:value-type="float" office:value="0" calcext:value-type="float">
            <text:p>0</text:p>
          </table:table-cell>
          <table:table-cell table:formula="of:=IF([.I74]=&quot;+&quot;;COUNTIF([.$T74];&quot;=+&quot;);&quot;&quot;)">
            <text:p/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style-name="ce20" office:value-type="string" calcext:value-type="string">
            <text:p>Прикасаясь к чему-либо липкому и скользкому, я испытываю омерзение</text:p>
          </table:table-cell>
          <table:table-cell table:number-columns-repeated="1003"/>
        </table:table-row>
        <table:table-row table:style-name="ro6">
          <table:table-cell table:formula="of:=COUNTIF([.B75:.I75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table:formula="of:=IF([.B75]=&quot;+&quot;;COUNTIF([.$T75];&quot;=+&quot;);&quot;&quot;)">
            <text:p/>
          </table:table-cell>
          <table:table-cell table:formula="of:=IF([.C75]=&quot;+&quot;;COUNTIF([.$T75];&quot;=+&quot;);&quot;&quot;)" office:value-type="float" office:value="0" calcext:value-type="float">
            <text:p>0</text:p>
          </table:table-cell>
          <table:table-cell table:formula="of:=IF([.D75]=&quot;+&quot;;COUNTIF([.$T75];&quot;=+&quot;);&quot;&quot;)">
            <text:p/>
          </table:table-cell>
          <table:table-cell table:formula="of:=IF([.E75]=&quot;+&quot;;COUNTIF([.$T75];&quot;=+&quot;);&quot;&quot;)">
            <text:p/>
          </table:table-cell>
          <table:table-cell table:formula="of:=IF([.F75]=&quot;+&quot;;COUNTIF([.$T75];&quot;=+&quot;);&quot;&quot;)">
            <text:p/>
          </table:table-cell>
          <table:table-cell table:formula="of:=IF([.G75]=&quot;+&quot;;COUNTIF([.$T75];&quot;=+&quot;);&quot;&quot;)">
            <text:p/>
          </table:table-cell>
          <table:table-cell table:formula="of:=IF([.H75]=&quot;+&quot;;COUNTIF([.$T75];&quot;=+&quot;);&quot;&quot;)">
            <text:p/>
          </table:table-cell>
          <table:table-cell table:formula="of:=IF([.I75]=&quot;+&quot;;COUNTIF([.$T75];&quot;=+&quot;);&quot;&quot;)">
            <text:p/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style-name="ce20" office:value-type="string" calcext:value-type="string">
            <text:p>Когда у меня хорошее настроение, то я могу вести себя как ребенок</text:p>
          </table:table-cell>
          <table:table-cell table:number-columns-repeated="1003"/>
        </table:table-row>
        <table:table-row table:style-name="ro6">
          <table:table-cell table:formula="of:=COUNTIF([.B76:.I76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table:formula="of:=IF([.B76]=&quot;+&quot;;COUNTIF([.$T76];&quot;=+&quot;);&quot;&quot;)">
            <text:p/>
          </table:table-cell>
          <table:table-cell table:formula="of:=IF([.C76]=&quot;+&quot;;COUNTIF([.$T76];&quot;=+&quot;);&quot;&quot;)">
            <text:p/>
          </table:table-cell>
          <table:table-cell table:formula="of:=IF([.D76]=&quot;+&quot;;COUNTIF([.$T76];&quot;=+&quot;);&quot;&quot;)" office:value-type="float" office:value="0" calcext:value-type="float">
            <text:p>0</text:p>
          </table:table-cell>
          <table:table-cell table:formula="of:=IF([.E76]=&quot;+&quot;;COUNTIF([.$T76];&quot;=+&quot;);&quot;&quot;)">
            <text:p/>
          </table:table-cell>
          <table:table-cell table:formula="of:=IF([.F76]=&quot;+&quot;;COUNTIF([.$T76];&quot;=+&quot;);&quot;&quot;)">
            <text:p/>
          </table:table-cell>
          <table:table-cell table:formula="of:=IF([.G76]=&quot;+&quot;;COUNTIF([.$T76];&quot;=+&quot;);&quot;&quot;)">
            <text:p/>
          </table:table-cell>
          <table:table-cell table:formula="of:=IF([.H76]=&quot;+&quot;;COUNTIF([.$T76];&quot;=+&quot;);&quot;&quot;)">
            <text:p/>
          </table:table-cell>
          <table:table-cell table:formula="of:=IF([.I76]=&quot;+&quot;;COUNTIF([.$T76];&quot;=+&quot;);&quot;&quot;)">
            <text:p/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style-name="ce20" office:value-type="string" calcext:value-type="string">
            <text:p>Я думаю, что часто спорю с людьми напрасно по пустякам</text:p>
          </table:table-cell>
          <table:table-cell table:number-columns-repeated="1003"/>
        </table:table-row>
        <table:table-row table:style-name="ro6">
          <table:table-cell table:formula="of:=COUNTIF([.B77:.I77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IF([.B77]=&quot;+&quot;;COUNTIF([.$T77];&quot;=+&quot;);&quot;&quot;)" office:value-type="float" office:value="0" calcext:value-type="float">
            <text:p>0</text:p>
          </table:table-cell>
          <table:table-cell table:formula="of:=IF([.C77]=&quot;+&quot;;COUNTIF([.$T77];&quot;=+&quot;);&quot;&quot;)">
            <text:p/>
          </table:table-cell>
          <table:table-cell table:formula="of:=IF([.D77]=&quot;+&quot;;COUNTIF([.$T77];&quot;=+&quot;);&quot;&quot;)">
            <text:p/>
          </table:table-cell>
          <table:table-cell table:formula="of:=IF([.E77]=&quot;+&quot;;COUNTIF([.$T77];&quot;=+&quot;);&quot;&quot;)">
            <text:p/>
          </table:table-cell>
          <table:table-cell table:formula="of:=IF([.F77]=&quot;+&quot;;COUNTIF([.$T77];&quot;=+&quot;);&quot;&quot;)">
            <text:p/>
          </table:table-cell>
          <table:table-cell table:formula="of:=IF([.G77]=&quot;+&quot;;COUNTIF([.$T77];&quot;=+&quot;);&quot;&quot;)">
            <text:p/>
          </table:table-cell>
          <table:table-cell table:formula="of:=IF([.H77]=&quot;+&quot;;COUNTIF([.$T77];&quot;=+&quot;);&quot;&quot;)">
            <text:p/>
          </table:table-cell>
          <table:table-cell table:formula="of:=IF([.I77]=&quot;+&quot;;COUNTIF([.$T77];&quot;=+&quot;);&quot;&quot;)">
            <text:p/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table:style-name="ce20" office:value-type="string" calcext:value-type="string">
            <text:p>Покойники меня не «трогают»</text:p>
          </table:table-cell>
          <table:table-cell table:number-columns-repeated="1003"/>
        </table:table-row>
        <table:table-row table:style-name="ro6">
          <table:table-cell table:formula="of:=COUNTIF([.B78:.I78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table:formula="of:=IF([.B78]=&quot;+&quot;;COUNTIF([.$T78];&quot;=+&quot;);&quot;&quot;)">
            <text:p/>
          </table:table-cell>
          <table:table-cell table:formula="of:=IF([.C78]=&quot;+&quot;;COUNTIF([.$T78];&quot;=+&quot;);&quot;&quot;)">
            <text:p/>
          </table:table-cell>
          <table:table-cell table:formula="of:=IF([.D78]=&quot;+&quot;;COUNTIF([.$T78];&quot;=+&quot;);&quot;&quot;)">
            <text:p/>
          </table:table-cell>
          <table:table-cell table:formula="of:=IF([.E78]=&quot;+&quot;;COUNTIF([.$T78];&quot;=+&quot;);&quot;&quot;)">
            <text:p/>
          </table:table-cell>
          <table:table-cell table:formula="of:=IF([.F78]=&quot;+&quot;;COUNTIF([.$T78];&quot;=+&quot;);&quot;&quot;)" office:value-type="float" office:value="0" calcext:value-type="float">
            <text:p>0</text:p>
          </table:table-cell>
          <table:table-cell table:formula="of:=IF([.G78]=&quot;+&quot;;COUNTIF([.$T78];&quot;=+&quot;);&quot;&quot;)">
            <text:p/>
          </table:table-cell>
          <table:table-cell table:formula="of:=IF([.H78]=&quot;+&quot;;COUNTIF([.$T78];&quot;=+&quot;);&quot;&quot;)">
            <text:p/>
          </table:table-cell>
          <table:table-cell table:formula="of:=IF([.I78]=&quot;+&quot;;COUNTIF([.$T78];&quot;=+&quot;);&quot;&quot;)">
            <text:p/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style-name="ce20" office:value-type="string" calcext:value-type="string">
            <text:p>Я не люблю тех, кто всегда старается быть в центре внимания</text:p>
          </table:table-cell>
          <table:table-cell table:number-columns-repeated="1003"/>
        </table:table-row>
        <table:table-row table:style-name="ro6">
          <table:table-cell table:formula="of:=COUNTIF([.B79:.I79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table:formula="of:=IF([.B79]=&quot;+&quot;;COUNTIF([.$T79];&quot;=+&quot;);&quot;&quot;)">
            <text:p/>
          </table:table-cell>
          <table:table-cell table:formula="of:=IF([.C79]=&quot;+&quot;;COUNTIF([.$T79];&quot;=+&quot;);&quot;&quot;)">
            <text:p/>
          </table:table-cell>
          <table:table-cell table:formula="of:=IF([.D79]=&quot;+&quot;;COUNTIF([.$T79];&quot;=+&quot;);&quot;&quot;)">
            <text:p/>
          </table:table-cell>
          <table:table-cell table:formula="of:=IF([.E79]=&quot;+&quot;;COUNTIF([.$T79];&quot;=+&quot;);&quot;&quot;)">
            <text:p/>
          </table:table-cell>
          <table:table-cell table:formula="of:=IF([.F79]=&quot;+&quot;;COUNTIF([.$T79];&quot;=+&quot;);&quot;&quot;)" office:value-type="float" office:value="0" calcext:value-type="float">
            <text:p>0</text:p>
          </table:table-cell>
          <table:table-cell table:formula="of:=IF([.G79]=&quot;+&quot;;COUNTIF([.$T79];&quot;=+&quot;);&quot;&quot;)">
            <text:p/>
          </table:table-cell>
          <table:table-cell table:formula="of:=IF([.H79]=&quot;+&quot;;COUNTIF([.$T79];&quot;=+&quot;);&quot;&quot;)">
            <text:p/>
          </table:table-cell>
          <table:table-cell table:formula="of:=IF([.I79]=&quot;+&quot;;COUNTIF([.$T79];&quot;=+&quot;);&quot;&quot;)">
            <text:p/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table:style-name="ce20" office:value-type="string" calcext:value-type="string">
            <text:p>Многие люди вызывают у меня раздражение</text:p>
          </table:table-cell>
          <table:table-cell table:number-columns-repeated="1003"/>
        </table:table-row>
        <table:table-row table:style-name="ro6">
          <table:table-cell table:formula="of:=COUNTIF([.B80:.I80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table:formula="of:=IF([.B80]=&quot;+&quot;;COUNTIF([.$T80];&quot;=+&quot;);&quot;&quot;)">
            <text:p/>
          </table:table-cell>
          <table:table-cell table:formula="of:=IF([.C80]=&quot;+&quot;;COUNTIF([.$T80];&quot;=+&quot;);&quot;&quot;)">
            <text:p/>
          </table:table-cell>
          <table:table-cell table:formula="of:=IF([.D80]=&quot;+&quot;;COUNTIF([.$T80];&quot;=+&quot;);&quot;&quot;)">
            <text:p/>
          </table:table-cell>
          <table:table-cell table:formula="of:=IF([.E80]=&quot;+&quot;;COUNTIF([.$T80];&quot;=+&quot;);&quot;&quot;)">
            <text:p/>
          </table:table-cell>
          <table:table-cell table:formula="of:=IF([.F80]=&quot;+&quot;;COUNTIF([.$T80];&quot;=+&quot;);&quot;&quot;)">
            <text:p/>
          </table:table-cell>
          <table:table-cell table:formula="of:=IF([.G80]=&quot;+&quot;;COUNTIF([.$T80];&quot;=+&quot;);&quot;&quot;)">
            <text:p/>
          </table:table-cell>
          <table:table-cell table:formula="of:=IF([.H80]=&quot;+&quot;;COUNTIF([.$T80];&quot;=+&quot;);&quot;&quot;)" office:value-type="float" office:value="0" calcext:value-type="float">
            <text:p>0</text:p>
          </table:table-cell>
          <table:table-cell table:formula="of:=IF([.I80]=&quot;+&quot;;COUNTIF([.$T80];&quot;=+&quot;);&quot;&quot;)">
            <text:p/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style-name="ce20" office:value-type="string" calcext:value-type="string">
            <text:p>Мыться не в своей ванне для меня большая пытка.</text:p>
          </table:table-cell>
          <table:table-cell table:number-columns-repeated="1003"/>
        </table:table-row>
        <table:table-row table:style-name="ro6">
          <table:table-cell table:formula="of:=COUNTIF([.B81:.I81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table:formula="of:=IF([.B81]=&quot;+&quot;;COUNTIF([.$T81];&quot;=+&quot;);&quot;&quot;)">
            <text:p/>
          </table:table-cell>
          <table:table-cell table:formula="of:=IF([.C81]=&quot;+&quot;;COUNTIF([.$T81];&quot;=+&quot;);&quot;&quot;)">
            <text:p/>
          </table:table-cell>
          <table:table-cell table:formula="of:=IF([.D81]=&quot;+&quot;;COUNTIF([.$T81];&quot;=+&quot;);&quot;&quot;)">
            <text:p/>
          </table:table-cell>
          <table:table-cell table:formula="of:=IF([.E81]=&quot;+&quot;;COUNTIF([.$T81];&quot;=+&quot;);&quot;&quot;)">
            <text:p/>
          </table:table-cell>
          <table:table-cell table:formula="of:=IF([.F81]=&quot;+&quot;;COUNTIF([.$T81];&quot;=+&quot;);&quot;&quot;)">
            <text:p/>
          </table:table-cell>
          <table:table-cell table:formula="of:=IF([.G81]=&quot;+&quot;;COUNTIF([.$T81];&quot;=+&quot;);&quot;&quot;)">
            <text:p/>
          </table:table-cell>
          <table:table-cell table:formula="of:=IF([.H81]=&quot;+&quot;;COUNTIF([.$T81];&quot;=+&quot;);&quot;&quot;)" office:value-type="float" office:value="0" calcext:value-type="float">
            <text:p>0</text:p>
          </table:table-cell>
          <table:table-cell table:formula="of:=IF([.I81]=&quot;+&quot;;COUNTIF([.$T81];&quot;=+&quot;);&quot;&quot;)">
            <text:p/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table:style-name="ce20" office:value-type="string" calcext:value-type="string">
            <text:p>Я с трудом произношу непристойные слова</text:p>
          </table:table-cell>
          <table:table-cell table:number-columns-repeated="1003"/>
        </table:table-row>
        <table:table-row table:style-name="ro6">
          <table:table-cell table:formula="of:=COUNTIF([.B82:.I82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table:formula="of:=IF([.B82]=&quot;+&quot;;COUNTIF([.$T82];&quot;=+&quot;);&quot;&quot;)">
            <text:p/>
          </table:table-cell>
          <table:table-cell table:formula="of:=IF([.C82]=&quot;+&quot;;COUNTIF([.$T82];&quot;=+&quot;);&quot;&quot;)">
            <text:p/>
          </table:table-cell>
          <table:table-cell table:formula="of:=IF([.D82]=&quot;+&quot;;COUNTIF([.$T82];&quot;=+&quot;);&quot;&quot;)">
            <text:p/>
          </table:table-cell>
          <table:table-cell table:formula="of:=IF([.E82]=&quot;+&quot;;COUNTIF([.$T82];&quot;=+&quot;);&quot;&quot;)">
            <text:p/>
          </table:table-cell>
          <table:table-cell table:formula="of:=IF([.F82]=&quot;+&quot;;COUNTIF([.$T82];&quot;=+&quot;);&quot;&quot;)" office:value-type="float" office:value="0" calcext:value-type="float">
            <text:p>0</text:p>
          </table:table-cell>
          <table:table-cell table:formula="of:=IF([.G82]=&quot;+&quot;;COUNTIF([.$T82];&quot;=+&quot;);&quot;&quot;)">
            <text:p/>
          </table:table-cell>
          <table:table-cell table:formula="of:=IF([.H82]=&quot;+&quot;;COUNTIF([.$T82];&quot;=+&quot;);&quot;&quot;)">
            <text:p/>
          </table:table-cell>
          <table:table-cell table:formula="of:=IF([.I82]=&quot;+&quot;;COUNTIF([.$T82];&quot;=+&quot;);&quot;&quot;)">
            <text:p/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table:style-name="ce20" office:value-type="string" calcext:value-type="string">
            <text:p>Я раздражаюсь, если нельзя доверять другим</text:p>
          </table:table-cell>
          <table:table-cell table:number-columns-repeated="1003"/>
        </table:table-row>
        <table:table-row table:style-name="ro6">
          <table:table-cell table:formula="of:=COUNTIF([.B83:.I83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table:formula="of:=IF([.B83]=&quot;+&quot;;COUNTIF([.$T83];&quot;=+&quot;);&quot;&quot;)">
            <text:p/>
          </table:table-cell>
          <table:table-cell table:formula="of:=IF([.C83]=&quot;+&quot;;COUNTIF([.$T83];&quot;=+&quot;);&quot;&quot;)">
            <text:p/>
          </table:table-cell>
          <table:table-cell table:formula="of:=IF([.D83]=&quot;+&quot;;COUNTIF([.$T83];&quot;=+&quot;);&quot;&quot;)">
            <text:p/>
          </table:table-cell>
          <table:table-cell table:formula="of:=IF([.E83]=&quot;+&quot;;COUNTIF([.$T83];&quot;=+&quot;);&quot;&quot;)">
            <text:p/>
          </table:table-cell>
          <table:table-cell table:formula="of:=IF([.F83]=&quot;+&quot;;COUNTIF([.$T83];&quot;=+&quot;);&quot;&quot;)">
            <text:p/>
          </table:table-cell>
          <table:table-cell table:formula="of:=IF([.G83]=&quot;+&quot;;COUNTIF([.$T83];&quot;=+&quot;);&quot;&quot;)" office:value-type="float" office:value="0" calcext:value-type="float">
            <text:p>0</text:p>
          </table:table-cell>
          <table:table-cell table:formula="of:=IF([.H83]=&quot;+&quot;;COUNTIF([.$T83];&quot;=+&quot;);&quot;&quot;)">
            <text:p/>
          </table:table-cell>
          <table:table-cell table:formula="of:=IF([.I83]=&quot;+&quot;;COUNTIF([.$T83];&quot;=+&quot;);&quot;&quot;)">
            <text:p/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table:style-name="ce20" office:value-type="string" calcext:value-type="string">
            <text:p>Я хочу, чтобы меня считали чувственно привлекательным</text:p>
          </table:table-cell>
          <table:table-cell table:number-columns-repeated="1003"/>
        </table:table-row>
        <table:table-row table:style-name="ro6">
          <table:table-cell table:formula="of:=COUNTIF([.B84:.I84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table:formula="of:=IF([.B84]=&quot;+&quot;;COUNTIF([.$T84];&quot;=+&quot;);&quot;&quot;)">
            <text:p/>
          </table:table-cell>
          <table:table-cell table:formula="of:=IF([.C84]=&quot;+&quot;;COUNTIF([.$T84];&quot;=+&quot;);&quot;&quot;)" office:value-type="float" office:value="0" calcext:value-type="float">
            <text:p>0</text:p>
          </table:table-cell>
          <table:table-cell table:formula="of:=IF([.D84]=&quot;+&quot;;COUNTIF([.$T84];&quot;=+&quot;);&quot;&quot;)">
            <text:p/>
          </table:table-cell>
          <table:table-cell table:formula="of:=IF([.E84]=&quot;+&quot;;COUNTIF([.$T84];&quot;=+&quot;);&quot;&quot;)">
            <text:p/>
          </table:table-cell>
          <table:table-cell table:formula="of:=IF([.F84]=&quot;+&quot;;COUNTIF([.$T84];&quot;=+&quot;);&quot;&quot;)">
            <text:p/>
          </table:table-cell>
          <table:table-cell table:formula="of:=IF([.G84]=&quot;+&quot;;COUNTIF([.$T84];&quot;=+&quot;);&quot;&quot;)">
            <text:p/>
          </table:table-cell>
          <table:table-cell table:formula="of:=IF([.H84]=&quot;+&quot;;COUNTIF([.$T84];&quot;=+&quot;);&quot;&quot;)">
            <text:p/>
          </table:table-cell>
          <table:table-cell table:formula="of:=IF([.I84]=&quot;+&quot;;COUNTIF([.$T84];&quot;=+&quot;);&quot;&quot;)">
            <text:p/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style-name="ce20" office:value-type="string" calcext:value-type="string">
            <text:p>У меня такое впечатление, что я никогда не заканчиваю начатое дело</text:p>
          </table:table-cell>
          <table:table-cell table:number-columns-repeated="1003"/>
        </table:table-row>
        <table:table-row table:style-name="ro6">
          <table:table-cell table:formula="of:=COUNTIF([.B85:.I85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table:formula="of:=IF([.B85]=&quot;+&quot;;COUNTIF([.$T85];&quot;=+&quot;);&quot;&quot;)">
            <text:p/>
          </table:table-cell>
          <table:table-cell table:formula="of:=IF([.C85]=&quot;+&quot;;COUNTIF([.$T85];&quot;=+&quot;);&quot;&quot;)">
            <text:p/>
          </table:table-cell>
          <table:table-cell table:formula="of:=IF([.D85]=&quot;+&quot;;COUNTIF([.$T85];&quot;=+&quot;);&quot;&quot;)">
            <text:p/>
          </table:table-cell>
          <table:table-cell table:formula="of:=IF([.E85]=&quot;+&quot;;COUNTIF([.$T85];&quot;=+&quot;);&quot;&quot;)">
            <text:p/>
          </table:table-cell>
          <table:table-cell table:formula="of:=IF([.F85]=&quot;+&quot;;COUNTIF([.$T85];&quot;=+&quot;);&quot;&quot;)">
            <text:p/>
          </table:table-cell>
          <table:table-cell table:formula="of:=IF([.G85]=&quot;+&quot;;COUNTIF([.$T85];&quot;=+&quot;);&quot;&quot;)" office:value-type="float" office:value="0" calcext:value-type="float">
            <text:p>0</text:p>
          </table:table-cell>
          <table:table-cell table:formula="of:=IF([.H85]=&quot;+&quot;;COUNTIF([.$T85];&quot;=+&quot;);&quot;&quot;)">
            <text:p/>
          </table:table-cell>
          <table:table-cell table:formula="of:=IF([.I85]=&quot;+&quot;;COUNTIF([.$T85];&quot;=+&quot;);&quot;&quot;)">
            <text:p/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table:style-name="ce20" office:value-type="string" calcext:value-type="string">
            <text:p>Я всегда стараюсь хорошо одеваться, чтобы выглядеть более привлекательным</text:p>
          </table:table-cell>
          <table:table-cell table:number-columns-repeated="1003"/>
        </table:table-row>
        <table:table-row table:style-name="ro6">
          <table:table-cell table:formula="of:=COUNTIF([.B86:.I86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table:formula="of:=IF([.B86]=&quot;+&quot;;COUNTIF([.$T86];&quot;=+&quot;);&quot;&quot;)">
            <text:p/>
          </table:table-cell>
          <table:table-cell table:formula="of:=IF([.C86]=&quot;+&quot;;COUNTIF([.$T86];&quot;=+&quot;);&quot;&quot;)">
            <text:p/>
          </table:table-cell>
          <table:table-cell table:formula="of:=IF([.D86]=&quot;+&quot;;COUNTIF([.$T86];&quot;=+&quot;);&quot;&quot;)">
            <text:p/>
          </table:table-cell>
          <table:table-cell table:formula="of:=IF([.E86]=&quot;+&quot;;COUNTIF([.$T86];&quot;=+&quot;);&quot;&quot;)">
            <text:p/>
          </table:table-cell>
          <table:table-cell table:formula="of:=IF([.F86]=&quot;+&quot;;COUNTIF([.$T86];&quot;=+&quot;);&quot;&quot;)">
            <text:p/>
          </table:table-cell>
          <table:table-cell table:formula="of:=IF([.G86]=&quot;+&quot;;COUNTIF([.$T86];&quot;=+&quot;);&quot;&quot;)">
            <text:p/>
          </table:table-cell>
          <table:table-cell table:formula="of:=IF([.H86]=&quot;+&quot;;COUNTIF([.$T86];&quot;=+&quot;);&quot;&quot;)" office:value-type="float" office:value="0" calcext:value-type="float">
            <text:p>0</text:p>
          </table:table-cell>
          <table:table-cell table:formula="of:=IF([.I86]=&quot;+&quot;;COUNTIF([.$T86];&quot;=+&quot;);&quot;&quot;)">
            <text:p/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style-name="ce20" office:value-type="string" calcext:value-type="string">
            <text:p>Мои моральные правила лучше, чем у большинства моих знакомых</text:p>
          </table:table-cell>
          <table:table-cell table:number-columns-repeated="1003"/>
        </table:table-row>
        <table:table-row table:style-name="ro6">
          <table:table-cell table:formula="of:=COUNTIF([.B87:.I87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formula="of:=IF([.B87]=&quot;+&quot;;COUNTIF([.$T87];&quot;=+&quot;);&quot;&quot;)">
            <text:p/>
          </table:table-cell>
          <table:table-cell table:formula="of:=IF([.C87]=&quot;+&quot;;COUNTIF([.$T87];&quot;=+&quot;);&quot;&quot;)">
            <text:p/>
          </table:table-cell>
          <table:table-cell table:formula="of:=IF([.D87]=&quot;+&quot;;COUNTIF([.$T87];&quot;=+&quot;);&quot;&quot;)">
            <text:p/>
          </table:table-cell>
          <table:table-cell table:formula="of:=IF([.E87]=&quot;+&quot;;COUNTIF([.$T87];&quot;=+&quot;);&quot;&quot;)">
            <text:p/>
          </table:table-cell>
          <table:table-cell table:formula="of:=IF([.F87]=&quot;+&quot;;COUNTIF([.$T87];&quot;=+&quot;);&quot;&quot;)">
            <text:p/>
          </table:table-cell>
          <table:table-cell table:formula="of:=IF([.G87]=&quot;+&quot;;COUNTIF([.$T87];&quot;=+&quot;);&quot;&quot;)">
            <text:p/>
          </table:table-cell>
          <table:table-cell table:formula="of:=IF([.H87]=&quot;+&quot;;COUNTIF([.$T87];&quot;=+&quot;);&quot;&quot;)">
            <text:p/>
          </table:table-cell>
          <table:table-cell table:formula="of:=IF([.I87]=&quot;+&quot;;COUNTIF([.$T87];&quot;=+&quot;);&quot;&quot;)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table:style-name="ce20" office:value-type="string" calcext:value-type="string">
            <text:p>В споре я лучше владею логикой, чем мои собеседники</text:p>
          </table:table-cell>
          <table:table-cell table:number-columns-repeated="1003"/>
        </table:table-row>
        <table:table-row table:style-name="ro6">
          <table:table-cell table:formula="of:=COUNTIF([.B88:.I88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table:formula="of:=IF([.B88]=&quot;+&quot;;COUNTIF([.$T88];&quot;=+&quot;);&quot;&quot;)">
            <text:p/>
          </table:table-cell>
          <table:table-cell table:formula="of:=IF([.C88]=&quot;+&quot;;COUNTIF([.$T88];&quot;=+&quot;);&quot;&quot;)">
            <text:p/>
          </table:table-cell>
          <table:table-cell table:formula="of:=IF([.D88]=&quot;+&quot;;COUNTIF([.$T88];&quot;=+&quot;);&quot;&quot;)">
            <text:p/>
          </table:table-cell>
          <table:table-cell table:formula="of:=IF([.E88]=&quot;+&quot;;COUNTIF([.$T88];&quot;=+&quot;);&quot;&quot;)">
            <text:p/>
          </table:table-cell>
          <table:table-cell table:formula="of:=IF([.F88]=&quot;+&quot;;COUNTIF([.$T88];&quot;=+&quot;);&quot;&quot;)" office:value-type="float" office:value="0" calcext:value-type="float">
            <text:p>0</text:p>
          </table:table-cell>
          <table:table-cell table:formula="of:=IF([.G88]=&quot;+&quot;;COUNTIF([.$T88];&quot;=+&quot;);&quot;&quot;)">
            <text:p/>
          </table:table-cell>
          <table:table-cell table:formula="of:=IF([.H88]=&quot;+&quot;;COUNTIF([.$T88];&quot;=+&quot;);&quot;&quot;)">
            <text:p/>
          </table:table-cell>
          <table:table-cell table:formula="of:=IF([.I88]=&quot;+&quot;;COUNTIF([.$T88];&quot;=+&quot;);&quot;&quot;)">
            <text:p/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style-name="ce20" office:value-type="string" calcext:value-type="string">
            <text:p>Люди, лишенные морали, меня отталкивают</text:p>
          </table:table-cell>
          <table:table-cell table:number-columns-repeated="1003"/>
        </table:table-row>
        <table:table-row table:style-name="ro6">
          <table:table-cell table:formula="of:=COUNTIF([.B89:.I89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table:formula="of:=IF([.B89]=&quot;+&quot;;COUNTIF([.$T89];&quot;=+&quot;);&quot;&quot;)">
            <text:p/>
          </table:table-cell>
          <table:table-cell table:formula="of:=IF([.C89]=&quot;+&quot;;COUNTIF([.$T89];&quot;=+&quot;);&quot;&quot;)">
            <text:p/>
          </table:table-cell>
          <table:table-cell table:formula="of:=IF([.D89]=&quot;+&quot;;COUNTIF([.$T89];&quot;=+&quot;);&quot;&quot;)" office:value-type="float" office:value="0" calcext:value-type="float">
            <text:p>0</text:p>
          </table:table-cell>
          <table:table-cell table:formula="of:=IF([.E89]=&quot;+&quot;;COUNTIF([.$T89];&quot;=+&quot;);&quot;&quot;)">
            <text:p/>
          </table:table-cell>
          <table:table-cell table:formula="of:=IF([.F89]=&quot;+&quot;;COUNTIF([.$T89];&quot;=+&quot;);&quot;&quot;)">
            <text:p/>
          </table:table-cell>
          <table:table-cell table:formula="of:=IF([.G89]=&quot;+&quot;;COUNTIF([.$T89];&quot;=+&quot;);&quot;&quot;)">
            <text:p/>
          </table:table-cell>
          <table:table-cell table:formula="of:=IF([.H89]=&quot;+&quot;;COUNTIF([.$T89];&quot;=+&quot;);&quot;&quot;)">
            <text:p/>
          </table:table-cell>
          <table:table-cell table:formula="of:=IF([.I89]=&quot;+&quot;;COUNTIF([.$T89];&quot;=+&quot;);&quot;&quot;)">
            <text:p/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table:style-name="ce20" office:value-type="string" calcext:value-type="string">
            <text:p>Я прихожу в ярость, если кто-то меня заденет</text:p>
          </table:table-cell>
          <table:table-cell table:number-columns-repeated="1003"/>
        </table:table-row>
        <table:table-row table:style-name="ro6">
          <table:table-cell table:formula="of:=COUNTIF([.B90:.I90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table:formula="of:=IF([.B90]=&quot;+&quot;;COUNTIF([.$T90];&quot;=+&quot;);&quot;&quot;)">
            <text:p/>
          </table:table-cell>
          <table:table-cell table:formula="of:=IF([.C90]=&quot;+&quot;;COUNTIF([.$T90];&quot;=+&quot;);&quot;&quot;)">
            <text:p/>
          </table:table-cell>
          <table:table-cell table:formula="of:=IF([.D90]=&quot;+&quot;;COUNTIF([.$T90];&quot;=+&quot;);&quot;&quot;)">
            <text:p/>
          </table:table-cell>
          <table:table-cell table:formula="of:=IF([.E90]=&quot;+&quot;;COUNTIF([.$T90];&quot;=+&quot;);&quot;&quot;)" office:value-type="float" office:value="0" calcext:value-type="float">
            <text:p>0</text:p>
          </table:table-cell>
          <table:table-cell table:formula="of:=IF([.F90]=&quot;+&quot;;COUNTIF([.$T90];&quot;=+&quot;);&quot;&quot;)">
            <text:p/>
          </table:table-cell>
          <table:table-cell table:formula="of:=IF([.G90]=&quot;+&quot;;COUNTIF([.$T90];&quot;=+&quot;);&quot;&quot;)">
            <text:p/>
          </table:table-cell>
          <table:table-cell table:formula="of:=IF([.H90]=&quot;+&quot;;COUNTIF([.$T90];&quot;=+&quot;);&quot;&quot;)">
            <text:p/>
          </table:table-cell>
          <table:table-cell table:formula="of:=IF([.I90]=&quot;+&quot;;COUNTIF([.$T90];&quot;=+&quot;);&quot;&quot;)">
            <text:p/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style-name="ce20" office:value-type="string" calcext:value-type="string">
            <text:p>Я часто влюбляюсь</text:p>
          </table:table-cell>
          <table:table-cell table:number-columns-repeated="1003"/>
        </table:table-row>
        <table:table-row table:style-name="ro6">
          <table:table-cell table:formula="of:=COUNTIF([.B91:.I91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formula="of:=IF([.B91]=&quot;+&quot;;COUNTIF([.$T91];&quot;=+&quot;);&quot;&quot;)">
            <text:p/>
          </table:table-cell>
          <table:table-cell table:formula="of:=IF([.C91]=&quot;+&quot;;COUNTIF([.$T91];&quot;=+&quot;);&quot;&quot;)">
            <text:p/>
          </table:table-cell>
          <table:table-cell table:formula="of:=IF([.D91]=&quot;+&quot;;COUNTIF([.$T91];&quot;=+&quot;);&quot;&quot;)">
            <text:p/>
          </table:table-cell>
          <table:table-cell table:formula="of:=IF([.E91]=&quot;+&quot;;COUNTIF([.$T91];&quot;=+&quot;);&quot;&quot;)">
            <text:p/>
          </table:table-cell>
          <table:table-cell table:formula="of:=IF([.F91]=&quot;+&quot;;COUNTIF([.$T91];&quot;=+&quot;);&quot;&quot;)">
            <text:p/>
          </table:table-cell>
          <table:table-cell table:formula="of:=IF([.G91]=&quot;+&quot;;COUNTIF([.$T91];&quot;=+&quot;);&quot;&quot;)">
            <text:p/>
          </table:table-cell>
          <table:table-cell table:formula="of:=IF([.H91]=&quot;+&quot;;COUNTIF([.$T91];&quot;=+&quot;);&quot;&quot;)">
            <text:p/>
          </table:table-cell>
          <table:table-cell table:formula="of:=IF([.I91]=&quot;+&quot;;COUNTIF([.$T91];&quot;=+&quot;);&quot;&quot;)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table:style-name="ce20" office:value-type="string" calcext:value-type="string">
            <text:p>Другие считают, что я излишне объективен</text:p>
          </table:table-cell>
          <table:table-cell table:number-columns-repeated="1003"/>
        </table:table-row>
        <table:table-row table:style-name="ro6">
          <table:table-cell table:formula="of:=COUNTIF([.B92:.I92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IF([.B92]=&quot;+&quot;;COUNTIF([.$T92];&quot;=+&quot;);&quot;&quot;)" office:value-type="float" office:value="0" calcext:value-type="float">
            <text:p>0</text:p>
          </table:table-cell>
          <table:table-cell table:formula="of:=IF([.C92]=&quot;+&quot;;COUNTIF([.$T92];&quot;=+&quot;);&quot;&quot;)">
            <text:p/>
          </table:table-cell>
          <table:table-cell table:formula="of:=IF([.D92]=&quot;+&quot;;COUNTIF([.$T92];&quot;=+&quot;);&quot;&quot;)">
            <text:p/>
          </table:table-cell>
          <table:table-cell table:formula="of:=IF([.E92]=&quot;+&quot;;COUNTIF([.$T92];&quot;=+&quot;);&quot;&quot;)">
            <text:p/>
          </table:table-cell>
          <table:table-cell table:formula="of:=IF([.F92]=&quot;+&quot;;COUNTIF([.$T92];&quot;=+&quot;);&quot;&quot;)">
            <text:p/>
          </table:table-cell>
          <table:table-cell table:formula="of:=IF([.G92]=&quot;+&quot;;COUNTIF([.$T92];&quot;=+&quot;);&quot;&quot;)">
            <text:p/>
          </table:table-cell>
          <table:table-cell table:formula="of:=IF([.H92]=&quot;+&quot;;COUNTIF([.$T92];&quot;=+&quot;);&quot;&quot;)">
            <text:p/>
          </table:table-cell>
          <table:table-cell table:formula="of:=IF([.I92]=&quot;+&quot;;COUNTIF([.$T92];&quot;=+&quot;);&quot;&quot;)">
            <text:p/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table:style-name="ce20" office:value-type="string" calcext:value-type="string">
            <text:p>Я остаюсь спокойным, когда вижу окровавленного человека</text:p>
          </table:table-cell>
          <table:table-cell table:number-columns-repeated="1003"/>
        </table:table-row>
        <table:table-row table:style-name="ro6">
          <table:table-cell/>
          <table:table-cell table:formula="of:=COUNTIF([.B1:.B92];&quot;=+&quot;)" office:value-type="float" office:value="10" calcext:value-type="float">
            <text:p>10</text:p>
          </table:table-cell>
          <table:table-cell table:formula="of:=COUNTIF([.C1:.C92];&quot;=+&quot;)" office:value-type="float" office:value="17" calcext:value-type="float">
            <text:p>17</text:p>
          </table:table-cell>
          <table:table-cell table:formula="of:=COUNTIF([.D1:.D92];&quot;=+&quot;)" office:value-type="float" office:value="10" calcext:value-type="float">
            <text:p>10</text:p>
          </table:table-cell>
          <table:table-cell table:formula="of:=COUNTIF([.E1:.E92];&quot;=+&quot;)" office:value-type="float" office:value="11" calcext:value-type="float">
            <text:p>11</text:p>
          </table:table-cell>
          <table:table-cell table:formula="of:=COUNTIF([.F1:.F92];&quot;=+&quot;)" office:value-type="float" office:value="12" calcext:value-type="float">
            <text:p>12</text:p>
          </table:table-cell>
          <table:table-cell table:formula="of:=COUNTIF([.G1:.G92];&quot;=+&quot;)" office:value-type="float" office:value="10" calcext:value-type="float">
            <text:p>10</text:p>
          </table:table-cell>
          <table:table-cell table:formula="of:=COUNTIF([.H1:.H92];&quot;=+&quot;)" office:value-type="float" office:value="10" calcext:value-type="float">
            <text:p>10</text:p>
          </table:table-cell>
          <table:table-cell table:formula="of:=COUNTIF([.I1:.I92];&quot;=+&quot;)" office:value-type="float" office:value="12" calcext:value-type="float">
            <text:p>12</text:p>
          </table:table-cell>
          <table:table-cell table:formula="of:=SUM([.J1:.J92])" office:value-type="float" office:value="0" calcext:value-type="float">
            <text:p>0</text:p>
          </table:table-cell>
          <table:table-cell table:formula="of:=SUM([.K1:.K92])" office:value-type="float" office:value="0" calcext:value-type="float">
            <text:p>0</text:p>
          </table:table-cell>
          <table:table-cell table:formula="of:=SUM([.L1:.L92])" office:value-type="float" office:value="0" calcext:value-type="float">
            <text:p>0</text:p>
          </table:table-cell>
          <table:table-cell table:formula="of:=SUM([.M1:.M92])" office:value-type="float" office:value="0" calcext:value-type="float">
            <text:p>0</text:p>
          </table:table-cell>
          <table:table-cell table:formula="of:=SUM([.N1:.N92])" office:value-type="float" office:value="0" calcext:value-type="float">
            <text:p>0</text:p>
          </table:table-cell>
          <table:table-cell table:formula="of:=SUM([.O1:.O92])" office:value-type="float" office:value="0" calcext:value-type="float">
            <text:p>0</text:p>
          </table:table-cell>
          <table:table-cell table:formula="of:=SUM([.P1:.P92])" office:value-type="float" office:value="0" calcext:value-type="float">
            <text:p>0</text:p>
          </table:table-cell>
          <table:table-cell table:formula="of:=SUM([.Q1:.Q92])" office:value-type="float" office:value="0" calcext:value-type="float">
            <text:p>0</text:p>
          </table:table-cell>
          <table:table-cell table:formula="of:=COUNTIF([.T1:.T92];&quot;=+&quot;)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number-columns-repeated="9"/>
          <table:table-cell table:formula="of:=[.J93]/[.B93]*100" office:value-type="float" office:value="0" calcext:value-type="float">
            <text:p>0</text:p>
          </table:table-cell>
          <table:table-cell table:formula="of:=[.K93]/[.C93]*100" office:value-type="float" office:value="0" calcext:value-type="float">
            <text:p>0</text:p>
          </table:table-cell>
          <table:table-cell table:formula="of:=[.L93]/[.D93]*100" office:value-type="float" office:value="0" calcext:value-type="float">
            <text:p>0</text:p>
          </table:table-cell>
          <table:table-cell table:formula="of:=[.M93]/[.E93]*100" office:value-type="float" office:value="0" calcext:value-type="float">
            <text:p>0</text:p>
          </table:table-cell>
          <table:table-cell table:formula="of:=[.N93]/[.F93]*100" office:value-type="float" office:value="0" calcext:value-type="float">
            <text:p>0</text:p>
          </table:table-cell>
          <table:table-cell table:formula="of:=[.O93]/[.G93]*100" office:value-type="float" office:value="0" calcext:value-type="float">
            <text:p>0</text:p>
          </table:table-cell>
          <table:table-cell table:formula="of:=[.P93]/[.H93]*100" office:value-type="float" office:value="0" calcext:value-type="float">
            <text:p>0</text:p>
          </table:table-cell>
          <table:table-cell table:formula="of:=[.Q93]/[.I93]*100" office:value-type="float" office:value="0" calcext:value-type="float">
            <text:p>0</text:p>
          </table:table-cell>
          <table:table-cell table:formula="of:=[.R93]/[.S92]*100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number-columns-repeated="9"/>
          <table:table-cell table:style-name="ce16" office:value-type="string" calcext:value-type="string">
            <text:p>Вытеснение</text:p>
          </table:table-cell>
          <table:table-cell table:style-name="ce17" office:value-type="string" calcext:value-type="string">
            <text:p>Регрессия</text:p>
          </table:table-cell>
          <table:table-cell table:style-name="ce17" office:value-type="string" calcext:value-type="string">
            <text:p>Замещение</text:p>
          </table:table-cell>
          <table:table-cell table:style-name="ce17" office:value-type="string" calcext:value-type="string">
            <text:p>Отрицание</text:p>
          </table:table-cell>
          <table:table-cell table:style-name="ce17" office:value-type="string" calcext:value-type="string">
            <text:p>Проекция</text:p>
          </table:table-cell>
          <table:table-cell table:style-name="ce17" office:value-type="string" calcext:value-type="string">
            <text:p>Компенсация</text:p>
          </table:table-cell>
          <table:table-cell table:style-name="ce17" office:value-type="string" calcext:value-type="string">
            <text:p>Гиперкомпенсация</text:p>
          </table:table-cell>
          <table:table-cell table:style-name="ce17" office:value-type="string" calcext:value-type="string">
            <text:p>Рационализация</text:p>
          </table:table-cell>
          <table:table-cell table:style-name="ce16"/>
          <table:table-cell table:number-columns-repeated="1006"/>
        </table:table-row>
        <table:table-row table:style-name="ro6" table:number-rows-repeated="104848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ources" table:style-name="ta1">
        <table:table-column table:style-name="co3" table:default-cell-style-name="ce6"/>
        <table:table-row table:style-name="ro1">
          <table:table-cell table:style-name="ce28" office:value-type="string" calcext:value-type="string">
            <text:p>Источник</text:p>
          </table:table-cell>
        </table:table-row>
        <table:table-row table:style-name="ro2">
          <table:table-cell table:style-name="ce28" office:value-type="string" calcext:value-type="string">
            <text:p><text:a xlink:href="https://psycabi.net/testy/310-oprosnik-plutchika-kellermana-konte-metodika-indeks-zhiznennogo-stilya-life-style-index-lsi-test-dlya-diagnostiki-mekhanizmov-psikhologicheskoj-zashchity" xlink:type="simple">https://psycabi.net/testy/310-oprosnik-plutchika-kellermana-konte-metodika-indeks-zhiznennogo-stilya-life-style-index-lsi-test-dlya-diagnostiki-mekhanizmov-psikhologicheskoj-zashchity</text:a> </text:p>
          </table:table-cell>
        </table:table-row>
        <table:table-row table:style-name="ro1">
          <table:table-cell table:style-name="ce28"/>
        </table:table-row>
        <table:table-row table:style-name="ro6">
          <table:table-cell office:value-type="string" calcext:value-type="string">
            <text:p>1. Со мной ладить очень легко</text:p>
          </table:table-cell>
        </table:table-row>
        <table:table-row table:style-name="ro7">
          <table:table-cell office:value-type="string" calcext:value-type="string">
            <text:p>2. Я сплю больше, чем большинство людей, которых я знаю</text:p>
          </table:table-cell>
        </table:table-row>
        <table:table-row table:style-name="ro6">
          <table:table-cell office:value-type="string" calcext:value-type="string">
            <text:p>3. В моей жизни всегда был человек, на которого мне хотелось быть похожим</text:p>
          </table:table-cell>
        </table:table-row>
        <table:table-row table:style-name="ro6">
          <table:table-cell office:value-type="string" calcext:value-type="string">
            <text:p>4. Если меня лечат, то я стараюсь узнать, какова цель каждого действия</text:p>
          </table:table-cell>
        </table:table-row>
        <table:table-row table:style-name="ro6">
          <table:table-cell office:value-type="string" calcext:value-type="string">
            <text:p>5. Если я чего-то хочу, то не могу дождаться момента, когда мое желание сбудется</text:p>
          </table:table-cell>
        </table:table-row>
        <table:table-row table:style-name="ro6">
          <table:table-cell office:value-type="string" calcext:value-type="string">
            <text:p>6. Я легко краснею</text:p>
          </table:table-cell>
        </table:table-row>
        <table:table-row table:style-name="ro6">
          <table:table-cell office:value-type="string" calcext:value-type="string">
            <text:p>7. Одно из самых больших моих достоинств - это умение владеть собой</text:p>
          </table:table-cell>
        </table:table-row>
        <table:table-row table:style-name="ro6">
          <table:table-cell office:value-type="string" calcext:value-type="string">
            <text:p>8. Иногда у меня появляется настойчивое желание пробить стену кулаком</text:p>
          </table:table-cell>
        </table:table-row>
        <table:table-row table:style-name="ro6">
          <table:table-cell office:value-type="string" calcext:value-type="string">
            <text:p>9. Я легко выхожу из себя</text:p>
          </table:table-cell>
        </table:table-row>
        <table:table-row table:style-name="ro6">
          <table:table-cell office:value-type="string" calcext:value-type="string">
            <text:p>10. Если меня в толпе кто-нибудь толкнет, то я готов его убить</text:p>
          </table:table-cell>
        </table:table-row>
        <table:table-row table:style-name="ro6">
          <table:table-cell office:value-type="string" calcext:value-type="string">
            <text:p>11. Я редко запоминаю свои сны</text:p>
          </table:table-cell>
        </table:table-row>
        <table:table-row table:style-name="ro6">
          <table:table-cell office:value-type="string" calcext:value-type="string">
            <text:p>12. Меня раздражают люди, которые командуют другими</text:p>
          </table:table-cell>
        </table:table-row>
        <table:table-row table:style-name="ro6">
          <table:table-cell office:value-type="string" calcext:value-type="string">
            <text:p>13. Я часто бываю не в своей тарелке</text:p>
          </table:table-cell>
        </table:table-row>
        <table:table-row table:style-name="ro6">
          <table:table-cell office:value-type="string" calcext:value-type="string">
            <text:p>14. Я считаю себя исключительно справедливым человеком</text:p>
          </table:table-cell>
        </table:table-row>
        <table:table-row table:style-name="ro6">
          <table:table-cell office:value-type="string" calcext:value-type="string">
            <text:p>15. Чем больше я приобретаю вещей, тем становлюсь счастливее</text:p>
          </table:table-cell>
        </table:table-row>
        <table:table-row table:style-name="ro6">
          <table:table-cell office:value-type="string" calcext:value-type="string">
            <text:p>16. В своих мечтах я всегда в центре внимания окружающих</text:p>
          </table:table-cell>
        </table:table-row>
        <table:table-row table:style-name="ro6">
          <table:table-cell office:value-type="string" calcext:value-type="string">
            <text:p>17. Меня расстраивает даже мысль о том, что мои домочадцы могут разгуливать дома без одежды</text:p>
          </table:table-cell>
        </table:table-row>
        <table:table-row table:style-name="ro6">
          <table:table-cell office:value-type="string" calcext:value-type="string">
            <text:p>18. Мне говорят, что я хвастун</text:p>
          </table:table-cell>
        </table:table-row>
        <table:table-row table:style-name="ro6">
          <table:table-cell office:value-type="string" calcext:value-type="string">
            <text:p>19. Если кто-то меня отвергает, то у меня может появиться мысль о самоубийстве</text:p>
          </table:table-cell>
        </table:table-row>
        <table:table-row table:style-name="ro6">
          <table:table-cell office:value-type="string" calcext:value-type="string">
            <text:p>20. Почти все мною восхищаются</text:p>
          </table:table-cell>
        </table:table-row>
        <table:table-row table:style-name="ro6">
          <table:table-cell office:value-type="string" calcext:value-type="string">
            <text:p>21. Бывает так, что я в гневе что-нибудь ломаю или бью</text:p>
          </table:table-cell>
        </table:table-row>
        <table:table-row table:style-name="ro6">
          <table:table-cell office:value-type="string" calcext:value-type="string">
            <text:p>22. Меня очень раздражают люди, которые сплетничают</text:p>
          </table:table-cell>
        </table:table-row>
        <table:table-row table:style-name="ro6">
          <table:table-cell office:value-type="string" calcext:value-type="string">
            <text:p>23. Я всегда обращаю внимание на лучшую сторону жизни</text:p>
          </table:table-cell>
        </table:table-row>
        <table:table-row table:style-name="ro6">
          <table:table-cell office:value-type="string" calcext:value-type="string">
            <text:p>24. Я прикладываю много стараний и усилий, чтобы изменить свою внешность</text:p>
          </table:table-cell>
        </table:table-row>
        <table:table-row table:style-name="ro6">
          <table:table-cell office:value-type="string" calcext:value-type="string">
            <text:p>25. Иногда мне хочется, чтобы атомная бомба уничтожила мир</text:p>
          </table:table-cell>
        </table:table-row>
        <table:table-row table:style-name="ro6">
          <table:table-cell office:value-type="string" calcext:value-type="string">
            <text:p>26. Я человек, у которого нет предрассудков</text:p>
          </table:table-cell>
        </table:table-row>
        <table:table-row table:style-name="ro6">
          <table:table-cell office:value-type="string" calcext:value-type="string">
            <text:p>27. Мне говорят, что я бываю излишне импульсивным</text:p>
          </table:table-cell>
        </table:table-row>
        <table:table-row table:style-name="ro6">
          <table:table-cell office:value-type="string" calcext:value-type="string">
            <text:p>28. Меня раздражают люди, которые манерничают перед другими</text:p>
          </table:table-cell>
        </table:table-row>
        <table:table-row table:style-name="ro6">
          <table:table-cell office:value-type="string" calcext:value-type="string">
            <text:p>29. Очень не люблю недоброжелательных людей</text:p>
          </table:table-cell>
        </table:table-row>
        <table:table-row table:style-name="ro6">
          <table:table-cell office:value-type="string" calcext:value-type="string">
            <text:p>30. Я всегда стараюсь случайно кого-нибудь не обидеть</text:p>
          </table:table-cell>
        </table:table-row>
        <table:table-row table:style-name="ro6">
          <table:table-cell office:value-type="string" calcext:value-type="string">
            <text:p>31. Я из тех, кто редко плачет</text:p>
          </table:table-cell>
        </table:table-row>
        <table:table-row table:style-name="ro6">
          <table:table-cell office:value-type="string" calcext:value-type="string">
            <text:p>32. Пожалуй, я много курю</text:p>
          </table:table-cell>
        </table:table-row>
        <table:table-row table:style-name="ro6">
          <table:table-cell office:value-type="string" calcext:value-type="string">
            <text:p>33. Мне очень трудно расставаться с тем, что мне принадлежит</text:p>
          </table:table-cell>
        </table:table-row>
        <table:table-row table:style-name="ro6">
          <table:table-cell office:value-type="string" calcext:value-type="string">
            <text:p>34. Я плохо помню лица</text:p>
          </table:table-cell>
        </table:table-row>
        <table:table-row table:style-name="ro6">
          <table:table-cell office:value-type="string" calcext:value-type="string">
            <text:p>35. Я иногда занимаюсь онанизмом</text:p>
          </table:table-cell>
        </table:table-row>
        <table:table-row table:style-name="ro6">
          <table:table-cell office:value-type="string" calcext:value-type="string">
            <text:p>36. Я с трудом запоминаю новые фамилии</text:p>
          </table:table-cell>
        </table:table-row>
        <table:table-row table:style-name="ro6">
          <table:table-cell office:value-type="string" calcext:value-type="string">
            <text:p>37. Если мне кто-нибудь мешает, то я его не ставлю в известность, а жалуюсь на него другому</text:p>
          </table:table-cell>
        </table:table-row>
        <table:table-row table:style-name="ro6">
          <table:table-cell office:value-type="string" calcext:value-type="string">
            <text:p>38. Даже если я знаю, что я прав, я готов слушать мнения других людей</text:p>
          </table:table-cell>
        </table:table-row>
        <table:table-row table:style-name="ro6">
          <table:table-cell office:value-type="string" calcext:value-type="string">
            <text:p>39. Люди мне никогда не надоедают</text:p>
          </table:table-cell>
        </table:table-row>
        <table:table-row table:style-name="ro6">
          <table:table-cell office:value-type="string" calcext:value-type="string">
            <text:p>40. Я могу с трудом усидеть на месте даже незначительное время</text:p>
          </table:table-cell>
        </table:table-row>
        <table:table-row table:style-name="ro6">
          <table:table-cell office:value-type="string" calcext:value-type="string">
            <text:p>41. Я мало, что могу вспомнить из своего детства</text:p>
          </table:table-cell>
        </table:table-row>
        <table:table-row table:style-name="ro6">
          <table:table-cell office:value-type="string" calcext:value-type="string">
            <text:p>42. Я длительное время не замечаю отрицательные черты других людей</text:p>
          </table:table-cell>
        </table:table-row>
        <table:table-row table:style-name="ro6">
          <table:table-cell office:value-type="string" calcext:value-type="string">
            <text:p>43. Я считаю, что не стоит напрасно злиться, а лучше спокойно все обдумать</text:p>
          </table:table-cell>
        </table:table-row>
        <table:table-row table:style-name="ro6">
          <table:table-cell office:value-type="string" calcext:value-type="string">
            <text:p>44. Другие считают меня излишне доверчивым</text:p>
          </table:table-cell>
        </table:table-row>
        <table:table-row table:style-name="ro6">
          <table:table-cell office:value-type="string" calcext:value-type="string">
            <text:p>45. Люди, скандалом добивающиеся своих целей, вызывают у меня неприятные чувства</text:p>
          </table:table-cell>
        </table:table-row>
        <table:table-row table:style-name="ro6">
          <table:table-cell office:value-type="string" calcext:value-type="string">
            <text:p>46. Плохое я стараюсь выбросить из головы</text:p>
          </table:table-cell>
        </table:table-row>
        <table:table-row table:style-name="ro6">
          <table:table-cell office:value-type="string" calcext:value-type="string">
            <text:p>47. Я не теряю никогда оптимизма</text:p>
          </table:table-cell>
        </table:table-row>
        <table:table-row table:style-name="ro6">
          <table:table-cell office:value-type="string" calcext:value-type="string">
            <text:p>48. Уезжая путешествовать, я стараюсь все спланировать до мелочей</text:p>
          </table:table-cell>
        </table:table-row>
        <table:table-row table:style-name="ro6">
          <table:table-cell office:value-type="string" calcext:value-type="string">
            <text:p>49. Иногда я знаю, что сержусь на другого сверх меры</text:p>
          </table:table-cell>
        </table:table-row>
        <table:table-row table:style-name="ro6">
          <table:table-cell office:value-type="string" calcext:value-type="string">
            <text:p>50. Когда дела идут не так, как мне нужно, я становлюсь мрачным</text:p>
          </table:table-cell>
        </table:table-row>
        <table:table-row table:style-name="ro6">
          <table:table-cell office:value-type="string" calcext:value-type="string">
            <text:p>51. Когда я спорю, то мне доставляет удовольствие указывать другому на ошибки в его рассуждениях</text:p>
          </table:table-cell>
        </table:table-row>
        <table:table-row table:style-name="ro6">
          <table:table-cell office:value-type="string" calcext:value-type="string">
            <text:p>52. Я легко принимаю брошенный другим вызов</text:p>
          </table:table-cell>
        </table:table-row>
        <table:table-row table:style-name="ro6">
          <table:table-cell office:value-type="string" calcext:value-type="string">
            <text:p>53. Меня выводят из равновесия непристойные фильмы</text:p>
          </table:table-cell>
        </table:table-row>
        <table:table-row table:style-name="ro6">
          <table:table-cell office:value-type="string" calcext:value-type="string">
            <text:p>54. Я огорчаюсь, когда на меня никто не обращает внимания</text:p>
          </table:table-cell>
        </table:table-row>
        <table:table-row table:style-name="ro6">
          <table:table-cell office:value-type="string" calcext:value-type="string">
            <text:p>55. Другие считают, что я равнодушный человек</text:p>
          </table:table-cell>
        </table:table-row>
        <table:table-row table:style-name="ro6">
          <table:table-cell office:value-type="string" calcext:value-type="string">
            <text:p>56. Что-нибудь решив, я часто, тем не менее, в решении сомневаюсь</text:p>
          </table:table-cell>
        </table:table-row>
        <table:table-row table:style-name="ro6">
          <table:table-cell office:value-type="string" calcext:value-type="string">
            <text:p>57. Если кто-то усомнится в моих способностях, то я из духа противоречия буду показывать свои возможности</text:p>
          </table:table-cell>
        </table:table-row>
        <table:table-row table:style-name="ro6">
          <table:table-cell office:value-type="string" calcext:value-type="string">
            <text:p>58. Когда я веду машину, то у меня часто возникает желание разбить чужой автомобиль</text:p>
          </table:table-cell>
        </table:table-row>
        <table:table-row table:style-name="ro6">
          <table:table-cell office:value-type="string" calcext:value-type="string">
            <text:p>59. Многие люди меня выводят из себя своим эгоизмом</text:p>
          </table:table-cell>
        </table:table-row>
        <table:table-row table:style-name="ro6">
          <table:table-cell office:value-type="string" calcext:value-type="string">
            <text:p>60. Уезжая отдыхать, я часто беру с собой какую-нибудь работу.</text:p>
          </table:table-cell>
        </table:table-row>
        <table:table-row table:style-name="ro6">
          <table:table-cell office:value-type="string" calcext:value-type="string">
            <text:p>61. От некоторых пищевых продуктов меня тошнит</text:p>
          </table:table-cell>
        </table:table-row>
        <table:table-row table:style-name="ro6">
          <table:table-cell office:value-type="string" calcext:value-type="string">
            <text:p>62. Я грызу ногти</text:p>
          </table:table-cell>
        </table:table-row>
        <table:table-row table:style-name="ro6">
          <table:table-cell office:value-type="string" calcext:value-type="string">
            <text:p>63. Другие говорят, что я избегаю проблем</text:p>
          </table:table-cell>
        </table:table-row>
        <table:table-row table:style-name="ro6">
          <table:table-cell office:value-type="string" calcext:value-type="string">
            <text:p>64. Я люблю выпить</text:p>
          </table:table-cell>
        </table:table-row>
        <table:table-row table:style-name="ro6">
          <table:table-cell office:value-type="string" calcext:value-type="string">
            <text:p>65. Непристойные шутки приводят меня в замешательство</text:p>
          </table:table-cell>
        </table:table-row>
        <table:table-row table:style-name="ro6">
          <table:table-cell office:value-type="string" calcext:value-type="string">
            <text:p>66. Я иногда вижу сны с неприятными событиями и вещами</text:p>
          </table:table-cell>
        </table:table-row>
        <table:table-row table:style-name="ro6">
          <table:table-cell office:value-type="string" calcext:value-type="string">
            <text:p>67. Я не люблю карьеристов</text:p>
          </table:table-cell>
        </table:table-row>
        <table:table-row table:style-name="ro6">
          <table:table-cell office:value-type="string" calcext:value-type="string">
            <text:p>68. Я много говорю неправды</text:p>
          </table:table-cell>
        </table:table-row>
        <table:table-row table:style-name="ro6">
          <table:table-cell office:value-type="string" calcext:value-type="string">
            <text:p>69. Фильмы для взрослых вызывают у меня отвращение</text:p>
          </table:table-cell>
        </table:table-row>
        <table:table-row table:style-name="ro6">
          <table:table-cell office:value-type="string" calcext:value-type="string">
            <text:p>70. Неприятности в моей жизни часто бывают из-за моего скверного характера</text:p>
          </table:table-cell>
        </table:table-row>
        <table:table-row table:style-name="ro6">
          <table:table-cell office:value-type="string" calcext:value-type="string">
            <text:p>71. Больше всего не люблю лицемерных неискренних людей</text:p>
          </table:table-cell>
        </table:table-row>
        <table:table-row table:style-name="ro6">
          <table:table-cell office:value-type="string" calcext:value-type="string">
            <text:p>72. Когда я разочаровываюсь, то часто впадаю в уныние</text:p>
          </table:table-cell>
        </table:table-row>
        <table:table-row table:style-name="ro6">
          <table:table-cell office:value-type="string" calcext:value-type="string">
            <text:p>73. Известия о трагических событиях не вызывают у меня волнения</text:p>
          </table:table-cell>
        </table:table-row>
        <table:table-row table:style-name="ro6">
          <table:table-cell office:value-type="string" calcext:value-type="string">
            <text:p>74. Прикасаясь к чему-либо липкому и скользкому, я испытываю омерзение</text:p>
          </table:table-cell>
        </table:table-row>
        <table:table-row table:style-name="ro6">
          <table:table-cell office:value-type="string" calcext:value-type="string">
            <text:p>75. Когда у меня хорошее настроение, то я могу вести себя как ребенок</text:p>
          </table:table-cell>
        </table:table-row>
        <table:table-row table:style-name="ro6">
          <table:table-cell office:value-type="string" calcext:value-type="string">
            <text:p>76. Я думаю, что часто спорю с людьми напрасно по пустякам</text:p>
          </table:table-cell>
        </table:table-row>
        <table:table-row table:style-name="ro6">
          <table:table-cell office:value-type="string" calcext:value-type="string">
            <text:p>77. Покойники меня не «трогают»</text:p>
          </table:table-cell>
        </table:table-row>
        <table:table-row table:style-name="ro6">
          <table:table-cell office:value-type="string" calcext:value-type="string">
            <text:p>78. Я не люблю тех, кто всегда старается быть в центре внимания</text:p>
          </table:table-cell>
        </table:table-row>
        <table:table-row table:style-name="ro6">
          <table:table-cell office:value-type="string" calcext:value-type="string">
            <text:p>79. Многие люди вызывают у меня раздражение</text:p>
          </table:table-cell>
        </table:table-row>
        <table:table-row table:style-name="ro6">
          <table:table-cell office:value-type="string" calcext:value-type="string">
            <text:p>80. Мыться не в своей ванне для меня большая пытка.</text:p>
          </table:table-cell>
        </table:table-row>
        <table:table-row table:style-name="ro6">
          <table:table-cell office:value-type="string" calcext:value-type="string">
            <text:p>81. Я с трудом произношу непристойные слова</text:p>
          </table:table-cell>
        </table:table-row>
        <table:table-row table:style-name="ro6">
          <table:table-cell office:value-type="string" calcext:value-type="string">
            <text:p>82. Я раздражаюсь, если нельзя доверять другим</text:p>
          </table:table-cell>
        </table:table-row>
        <table:table-row table:style-name="ro6">
          <table:table-cell office:value-type="string" calcext:value-type="string">
            <text:p>83. Я хочу, чтобы меня считали чувственно привлекательным</text:p>
          </table:table-cell>
        </table:table-row>
        <table:table-row table:style-name="ro6">
          <table:table-cell office:value-type="string" calcext:value-type="string">
            <text:p>84. У меня такое впечатление, что я никогда не заканчиваю начатое дело</text:p>
          </table:table-cell>
        </table:table-row>
        <table:table-row table:style-name="ro6">
          <table:table-cell office:value-type="string" calcext:value-type="string">
            <text:p>85. Я всегда стараюсь хорошо одеваться, чтобы выглядеть более привлекательным</text:p>
          </table:table-cell>
        </table:table-row>
        <table:table-row table:style-name="ro6">
          <table:table-cell office:value-type="string" calcext:value-type="string">
            <text:p>86. Мои моральные правила лучше, чем у большинства моих знакомых</text:p>
          </table:table-cell>
        </table:table-row>
        <table:table-row table:style-name="ro6">
          <table:table-cell office:value-type="string" calcext:value-type="string">
            <text:p>87. В споре я лучше владею логикой, чем мои собеседники</text:p>
          </table:table-cell>
        </table:table-row>
        <table:table-row table:style-name="ro6">
          <table:table-cell office:value-type="string" calcext:value-type="string">
            <text:p>88. Люди, лишенные морали, меня отталкивают</text:p>
          </table:table-cell>
        </table:table-row>
        <table:table-row table:style-name="ro6">
          <table:table-cell office:value-type="string" calcext:value-type="string">
            <text:p>89. Я прихожу в ярость, если кто-то меня заденет</text:p>
          </table:table-cell>
        </table:table-row>
        <table:table-row table:style-name="ro6">
          <table:table-cell office:value-type="string" calcext:value-type="string">
            <text:p>90. Я часто влюбляюсь</text:p>
          </table:table-cell>
        </table:table-row>
        <table:table-row table:style-name="ro6">
          <table:table-cell office:value-type="string" calcext:value-type="string">
            <text:p>91. Другие считают, что я излишне объективен</text:p>
          </table:table-cell>
        </table:table-row>
        <table:table-row table:style-name="ro6">
          <table:table-cell office:value-type="string" calcext:value-type="string">
            <text:p>92. Я остаюсь спокойным, когда вижу окровавленного человек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text-style style:name="N125" number:title="User-defined">
      <number:text-content/>
      <number:text>.</number:text>
    </number:text-style>
    <number:number-style style:name="N126">
      <number:number number:decimal-places="0" loext:min-decimal-places="0" number:min-integer-digits="0"/>
      <number:text>..</number:text>
    </number:number-style>
    <number:number-style style:name="N127">
      <number:number number:decimal-places="0" loext:min-decimal-places="0" number:min-integer-digits="0"/>
      <number:text>.</number:text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00/00/0000</text:date>, <text:time style:data-style-name="N2" text:time-value="14:45:04.7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6M17S</meta:editing-duration>
    <meta:editing-cycles>89</meta:editing-cycles>
    <meta:generator>LibreOffice/5.3.6.1$Windows_X86_64 LibreOffice_project/686f202eff87ef707079aeb7f485847613344eb7</meta:generator>
    <dc:date>2020-04-02T14:49:32.255000000</dc:date>
    <meta:document-statistic meta:table-count="3" meta:cell-count="127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4" style:family="chart" style:data-style-name="N4">
      <style:chart-properties chart:display-label="true" chart:logarithmic="false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2cm" svg:height="10.669cm" xlink:href=".." xlink:type="simple" chart:class="chart:bar" chart:style-name="ch1">
        <chart:plot-area chart:style-name="ch2" table:cell-range-address="results.B2:results.C10" chart:data-source-has-labels="column" svg:x="-3.331cm" svg:y="0.064cm" svg:width="17.545cm" svg:height="12.22cm">
          <chartooo:coordinate-region svg:x="1.462cm" svg:y="0.237cm" svg:width="12.752cm" svg:height="6.146cm"/>
          <chart:axis chart:dimension="x" chart:name="primary-x" chart:style-name="ch3" chartooo:axis-type="auto">
            <chartooo:date-scale/>
            <chart:categories table:cell-range-address="results.B2:results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C2:results.C10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Общая напряженность всех защит (ОНЗ)</text:p>
                <draw:g>
                  <svg:desc>results.B2:results.B10</svg:desc>
                </draw:g>
              </table:table-cell>
              <table:table-cell office:value-type="float" office:value="0">
                <text:p>0</text:p>
                <draw:g>
                  <svg:desc>results.C2:results.C10</svg:desc>
                </draw:g>
              </table:table-cell>
            </table:table-row>
            <table:table-row>
              <table:table-cell office:value-type="string">
                <text:p>Вытеснени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Регрессия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Замещени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Отрицани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роекция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Компенсация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Гиперкомпенсация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Рационализация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